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20cm" svg:height="9cm" svg:x="48.618cm" svg:y="0.476cm">
            <draw:object draw:notify-on-update-of-ranges="Sheet1.A52:Sheet1.A72 Sheet1.E51:Sheet1.E51 Sheet1.E52:Sheet1.E72 Sheet1.A52:Sheet1.A72 Sheet1.F51:Sheet1.F51 Sheet1.F52:Sheet1.F72 Sheet1.A52:Sheet1.A72 Sheet1.G51:Sheet1.G51 Sheet1.G52:Sheet1.G72 Sheet1.A52:Sheet1.A72 Sheet1.C52:Sheet1.C71 Sheet1.A52:Sheet1.A72 Sheet1.I6:Sheet1.I2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0cm" svg:height="9cm" svg:x="48.677cm" svg:y="9.805cm">
            <draw:object draw:notify-on-update-of-ranges="Sheet1.A52:Sheet1.A72 Sheet1.M51:Sheet1.M51 Sheet1.M52:Sheet1.M72 Sheet1.A52:Sheet1.A72 Sheet1.N51:Sheet1.N51 Sheet1.N52:Sheet1.N72 Sheet1.A52:Sheet1.A72 Sheet1.O51:Sheet1.O51 Sheet1.O52:Sheet1.O72 Sheet1.A52:Sheet1.A72 Sheet1.P51:Sheet1.P51 Sheet1.P52:Sheet1.P72 Sheet1.A52:Sheet1.A72 Sheet1.Q51:Sheet1.Q51 Sheet1.Q52:Sheet1.Q72 Sheet1.A52:Sheet1.A72 Sheet1.R51:Sheet1.R51 Sheet1.R52:Sheet1.R7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20cm" svg:height="9cm" svg:x="48.631cm" svg:y="19.469cm">
            <draw:object draw:notify-on-update-of-ranges="Sheet1.G52:Sheet1.G72 Sheet1.G6:Sheet1.G26 Sheet1.I52:Sheet1.I71 Sheet1.G29:Sheet1.G48 Sheet1.G52:Sheet1.G72 Sheet1.F52:Sheet1.F7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6" table:default-cell-style-name="Default"/>
        <table:table-column table:style-name="co1" table:default-cell-style-name="ce1"/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#n iters</text:p>
          </table:table-cell>
          <table:table-cell office:value-type="string" calcext:value-type="string">
            <text:p>initial #n node</text:p>
          </table:table-cell>
          <table:table-cell office:value-type="string" calcext:value-type="string">
            <text:p>rule</text:p>
          </table:table-cell>
          <table:table-cell table:number-columns-repeated="3"/>
          <table:table-cell table:style-name="Default"/>
          <table:table-cell table:number-columns-repeated="1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tep_erase_create</text:p>
          </table:table-cell>
          <table:table-cell table:number-columns-repeated="3"/>
          <table:table-cell table:style-name="Default"/>
          <table:table-cell table:number-columns-repeated="13"/>
        </table:table-row>
        <table:table-row table:style-name="ro1">
          <table:table-cell table:number-columns-repeated="6"/>
          <table:table-cell table:style-name="Default"/>
          <table:table-cell table:number-columns-repeated="13"/>
        </table:table-row>
        <table:table-row table:style-name="ro1">
          <table:table-cell office:value-type="string" calcext:value-type="string">
            <text:p>probabilistic ranking</text:p>
          </table:table-cell>
          <table:table-cell table:number-columns-repeated="5"/>
          <table:table-cell table:style-name="Default"/>
          <table:table-cell table:number-columns-repeated="13"/>
        </table:table-row>
        <table:table-row table:style-name="ro1">
          <table:table-cell office:value-type="string" calcext:value-type="string">
            <text:p>#n thread per rank</text:p>
          </table:table-cell>
          <table:table-cell office:value-type="string" calcext:value-type="string">
            <text:p>#n task per node</text:p>
          </table:table-cell>
          <table:table-cell office:value-type="string" calcext:value-type="string">
            <text:p>#n node</text:p>
          </table:table-cell>
          <table:table-cell/>
          <table:table-cell office:value-type="string" calcext:value-type="string">
            <text:p>#n object</text:p>
          </table:table-cell>
          <table:table-cell office:value-type="string" calcext:value-type="string">
            <text:p>#n symb. object</text:p>
          </table:table-cell>
          <table:table-cell table:style-name="Default" office:value-type="string" calcext:value-type="string">
            <text:p>total_proba</text:p>
          </table:table-cell>
          <table:table-cell/>
          <table:table-cell office:value-type="string" calcext:value-type="string">
            <text:p>execution time</text:p>
          </table:table-cell>
          <table:table-cell office:value-type="string" calcext:value-type="string">
            <text:p>pre-symbolic-iteration</text:p>
          </table:table-cell>
          <table:table-cell office:value-type="string" calcext:value-type="string">
            <text:p>symbolic-iteration</text:p>
          </table:table-cell>
          <table:table-cell office:value-type="string" calcext:value-type="string">
            <text:p>collisions</text:p>
          </table:table-cell>
          <table:table-cell office:value-type="string" calcext:value-type="string">
            <text:p>pre-object-generation</text:p>
          </table:table-cell>
          <table:table-cell office:value-type="string" calcext:value-type="string">
            <text:p>object-generation</text:p>
          </table:table-cell>
          <table:table-cell office:value-type="string" calcext:value-type="string">
            <text:p>communication</text:p>
          </table:table-cell>
          <table:table-cell/>
          <table:table-cell office:value-type="string" calcext:value-type="string">
            <text:p>time inbalance</text:p>
          </table:table-cell>
          <table:table-cell office:value-type="string" calcext:value-type="string">
            <text:p>NoO inbalance</text:p>
          </table:table-cell>
          <table:table-cell office:value-type="string" calcext:value-type="string">
            <text:p>NoO symb. inbalanc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4434593603" calcext:value-type="float">
            <text:p>4434593603</text:p>
          </table:table-cell>
          <table:table-cell office:value-type="float" office:value="121789596852" calcext:value-type="float">
            <text:p>121789596852</text:p>
          </table:table-cell>
          <table:table-cell office:value-type="float" office:value="0.779099" calcext:value-type="float">
            <text:p>7.79E-01</text:p>
          </table:table-cell>
          <table:table-cell/>
          <table:table-cell office:value-type="float" office:value="57.688223" calcext:value-type="float">
            <text:p>57.688223</text:p>
          </table:table-cell>
          <table:table-cell office:value-type="float" office:value="2.984899" calcext:value-type="float">
            <text:p>2.984899</text:p>
          </table:table-cell>
          <table:table-cell office:value-type="float" office:value="20.118046" calcext:value-type="float">
            <text:p>20.118046</text:p>
          </table:table-cell>
          <table:table-cell office:value-type="float" office:value="17.224985" calcext:value-type="float">
            <text:p>17.224985</text:p>
          </table:table-cell>
          <table:table-cell office:value-type="float" office:value="1.299782" calcext:value-type="float">
            <text:p>1.299782</text:p>
          </table:table-cell>
          <table:table-cell office:value-type="float" office:value="1.814723" calcext:value-type="float">
            <text:p>1.814723</text:p>
          </table:table-cell>
          <table:table-cell office:value-type="float" office:value="13.052612" calcext:value-type="float">
            <text:p>13.052612</text:p>
          </table:table-cell>
          <table:table-cell/>
          <table:table-cell office:value-type="float" office:value="0.180802" calcext:value-type="float">
            <text:p>0.180802</text:p>
          </table:table-cell>
          <table:table-cell office:value-type="float" office:value="3.52065676596066" calcext:value-type="float">
            <text:p>3.52065676596066</text:p>
          </table:table-cell>
          <table:table-cell office:value-type="float" office:value="0.00761820428002151" calcext:value-type="float">
            <text:p>0.0076182042800215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4301886157" calcext:value-type="float">
            <text:p>4301886157</text:p>
          </table:table-cell>
          <table:table-cell office:value-type="float" office:value="112412906136" calcext:value-type="float">
            <text:p>112412906136</text:p>
          </table:table-cell>
          <table:table-cell office:value-type="float" office:value="0.770701" calcext:value-type="float">
            <text:p>7.71E-01</text:p>
          </table:table-cell>
          <table:table-cell/>
          <table:table-cell office:value-type="float" office:value="56.265421" calcext:value-type="float">
            <text:p>56.265421</text:p>
          </table:table-cell>
          <table:table-cell office:value-type="float" office:value="2.574278" calcext:value-type="float">
            <text:p>2.574278</text:p>
          </table:table-cell>
          <table:table-cell office:value-type="float" office:value="20.012537" calcext:value-type="float">
            <text:p>20.012537</text:p>
          </table:table-cell>
          <table:table-cell office:value-type="float" office:value="17.316444" calcext:value-type="float">
            <text:p>17.316444</text:p>
          </table:table-cell>
          <table:table-cell office:value-type="float" office:value="1.09998" calcext:value-type="float">
            <text:p>1.09998</text:p>
          </table:table-cell>
          <table:table-cell office:value-type="float" office:value="1.7122" calcext:value-type="float">
            <text:p>1.7122</text:p>
          </table:table-cell>
          <table:table-cell office:value-type="float" office:value="12.512701" calcext:value-type="float">
            <text:p>12.512701</text:p>
          </table:table-cell>
          <table:table-cell/>
          <table:table-cell office:value-type="float" office:value="0.167728" calcext:value-type="float">
            <text:p>0.167728</text:p>
          </table:table-cell>
          <table:table-cell office:value-type="float" office:value="2.24783877323301" calcext:value-type="float">
            <text:p>2.24783877323301</text:p>
          </table:table-cell>
          <table:table-cell office:value-type="float" office:value="0.00701167973583399" calcext:value-type="float">
            <text:p>0.00701167973583399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4161597067" calcext:value-type="float">
            <text:p>4161597067</text:p>
          </table:table-cell>
          <table:table-cell office:value-type="float" office:value="103211516520" calcext:value-type="float">
            <text:p>103211516520</text:p>
          </table:table-cell>
          <table:table-cell office:value-type="float" office:value="0.762661" calcext:value-type="float">
            <text:p>7.63E-01</text:p>
          </table:table-cell>
          <table:table-cell/>
          <table:table-cell office:value-type="float" office:value="58.850211" calcext:value-type="float">
            <text:p>58.850211</text:p>
          </table:table-cell>
          <table:table-cell office:value-type="float" office:value="2.887645" calcext:value-type="float">
            <text:p>2.887645</text:p>
          </table:table-cell>
          <table:table-cell office:value-type="float" office:value="19.974764" calcext:value-type="float">
            <text:p>19.974764</text:p>
          </table:table-cell>
          <table:table-cell office:value-type="float" office:value="17.290471" calcext:value-type="float">
            <text:p>17.290471</text:p>
          </table:table-cell>
          <table:table-cell office:value-type="float" office:value="1.446996" calcext:value-type="float">
            <text:p>1.446996</text:p>
          </table:table-cell>
          <table:table-cell office:value-type="float" office:value="2.339783" calcext:value-type="float">
            <text:p>2.339783</text:p>
          </table:table-cell>
          <table:table-cell office:value-type="float" office:value="13.776056" calcext:value-type="float">
            <text:p>13.776056</text:p>
          </table:table-cell>
          <table:table-cell/>
          <table:table-cell office:value-type="float" office:value="0.189261" calcext:value-type="float">
            <text:p>0.189261</text:p>
          </table:table-cell>
          <table:table-cell office:value-type="float" office:value="2.74138476434423" calcext:value-type="float">
            <text:p>2.74138476434423</text:p>
          </table:table-cell>
          <table:table-cell office:value-type="float" office:value="0.00710421535040536" calcext:value-type="float">
            <text:p>0.0071042153504053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4015814901" calcext:value-type="float">
            <text:p>4015814901</text:p>
          </table:table-cell>
          <table:table-cell office:value-type="float" office:value="94096893312" calcext:value-type="float">
            <text:p>94096893312</text:p>
          </table:table-cell>
          <table:table-cell office:value-type="float" office:value="0.750465" calcext:value-type="float">
            <text:p>7.50E-01</text:p>
          </table:table-cell>
          <table:table-cell/>
          <table:table-cell office:value-type="float" office:value="67.845083" calcext:value-type="float">
            <text:p>67.845083</text:p>
          </table:table-cell>
          <table:table-cell office:value-type="float" office:value="3.499458" calcext:value-type="float">
            <text:p>3.499458</text:p>
          </table:table-cell>
          <table:table-cell office:value-type="float" office:value="22.845945" calcext:value-type="float">
            <text:p>22.845945</text:p>
          </table:table-cell>
          <table:table-cell office:value-type="float" office:value="18.798775" calcext:value-type="float">
            <text:p>18.798775</text:p>
          </table:table-cell>
          <table:table-cell office:value-type="float" office:value="1.531278" calcext:value-type="float">
            <text:p>1.531278</text:p>
          </table:table-cell>
          <table:table-cell office:value-type="float" office:value="2.056282" calcext:value-type="float">
            <text:p>2.056282</text:p>
          </table:table-cell>
          <table:table-cell office:value-type="float" office:value="17.049691" calcext:value-type="float">
            <text:p>17.049691</text:p>
          </table:table-cell>
          <table:table-cell/>
          <table:table-cell office:value-type="float" office:value="0.276046" calcext:value-type="float">
            <text:p>0.276046</text:p>
          </table:table-cell>
          <table:table-cell office:value-type="float" office:value="2.8670670084912" calcext:value-type="float">
            <text:p>2.8670670084912</text:p>
          </table:table-cell>
          <table:table-cell office:value-type="float" office:value="0.00812661830890097" calcext:value-type="float">
            <text:p>0.00812661830890097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3899794588" calcext:value-type="float">
            <text:p>3899794588</text:p>
          </table:table-cell>
          <table:table-cell office:value-type="float" office:value="84951856440" calcext:value-type="float">
            <text:p>84951856440</text:p>
          </table:table-cell>
          <table:table-cell office:value-type="float" office:value="0.704906" calcext:value-type="float">
            <text:p>7.05E-01</text:p>
          </table:table-cell>
          <table:table-cell/>
          <table:table-cell office:value-type="float" office:value="67.975089" calcext:value-type="float">
            <text:p>67.975089</text:p>
          </table:table-cell>
          <table:table-cell office:value-type="float" office:value="4.290819" calcext:value-type="float">
            <text:p>4.290819</text:p>
          </table:table-cell>
          <table:table-cell office:value-type="float" office:value="21.566193" calcext:value-type="float">
            <text:p>21.566193</text:p>
          </table:table-cell>
          <table:table-cell office:value-type="float" office:value="18.278086" calcext:value-type="float">
            <text:p>18.278086</text:p>
          </table:table-cell>
          <table:table-cell office:value-type="float" office:value="2.80365" calcext:value-type="float">
            <text:p>2.80365</text:p>
          </table:table-cell>
          <table:table-cell office:value-type="float" office:value="2.909919" calcext:value-type="float">
            <text:p>2.909919</text:p>
          </table:table-cell>
          <table:table-cell office:value-type="float" office:value="16.500908" calcext:value-type="float">
            <text:p>16.500908</text:p>
          </table:table-cell>
          <table:table-cell/>
          <table:table-cell office:value-type="float" office:value="0.292523" calcext:value-type="float">
            <text:p>0.292523</text:p>
          </table:table-cell>
          <table:table-cell office:value-type="float" office:value="3.88830735248706" calcext:value-type="float">
            <text:p>3.88830735248706</text:p>
          </table:table-cell>
          <table:table-cell office:value-type="float" office:value="0.0119908184080644" calcext:value-type="float">
            <text:p>0.011990818408064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3838207365" calcext:value-type="float">
            <text:p>3838207365</text:p>
          </table:table-cell>
          <table:table-cell office:value-type="float" office:value="75886240248" calcext:value-type="float">
            <text:p>75886240248</text:p>
          </table:table-cell>
          <table:table-cell office:value-type="float" office:value="0.638638" calcext:value-type="float">
            <text:p>6.39E-01</text:p>
          </table:table-cell>
          <table:table-cell/>
          <table:table-cell office:value-type="float" office:value="67.322139" calcext:value-type="float">
            <text:p>67.322139</text:p>
          </table:table-cell>
          <table:table-cell office:value-type="float" office:value="4.32189" calcext:value-type="float">
            <text:p>4.32189</text:p>
          </table:table-cell>
          <table:table-cell office:value-type="float" office:value="20.20391" calcext:value-type="float">
            <text:p>20.20391</text:p>
          </table:table-cell>
          <table:table-cell office:value-type="float" office:value="16.886827" calcext:value-type="float">
            <text:p>16.886827</text:p>
          </table:table-cell>
          <table:table-cell office:value-type="float" office:value="3.347027" calcext:value-type="float">
            <text:p>3.347027</text:p>
          </table:table-cell>
          <table:table-cell office:value-type="float" office:value="3.677555" calcext:value-type="float">
            <text:p>3.677555</text:p>
          </table:table-cell>
          <table:table-cell office:value-type="float" office:value="17.478623" calcext:value-type="float">
            <text:p>17.478623</text:p>
          </table:table-cell>
          <table:table-cell/>
          <table:table-cell office:value-type="float" office:value="0.275546" calcext:value-type="float">
            <text:p>0.275546</text:p>
          </table:table-cell>
          <table:table-cell office:value-type="float" office:value="3.74271795430743" calcext:value-type="float">
            <text:p>3.74271795430743</text:p>
          </table:table-cell>
          <table:table-cell office:value-type="float" office:value="0.0218956898980615" calcext:value-type="float">
            <text:p>0.021895689898061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3563324063" calcext:value-type="float">
            <text:p>3563324063</text:p>
          </table:table-cell>
          <table:table-cell office:value-type="float" office:value="66714689088" calcext:value-type="float">
            <text:p>66714689088</text:p>
          </table:table-cell>
          <table:table-cell office:value-type="float" office:value="0.702059" calcext:value-type="float">
            <text:p>7.02E-01</text:p>
          </table:table-cell>
          <table:table-cell/>
          <table:table-cell office:value-type="float" office:value="58.363853" calcext:value-type="float">
            <text:p>58.363853</text:p>
          </table:table-cell>
          <table:table-cell office:value-type="float" office:value="3.29439" calcext:value-type="float">
            <text:p>3.29439</text:p>
          </table:table-cell>
          <table:table-cell office:value-type="float" office:value="19.620093" calcext:value-type="float">
            <text:p>19.620093</text:p>
          </table:table-cell>
          <table:table-cell office:value-type="float" office:value="17.095793" calcext:value-type="float">
            <text:p>17.095793</text:p>
          </table:table-cell>
          <table:table-cell office:value-type="float" office:value="2.120994" calcext:value-type="float">
            <text:p>2.120994</text:p>
          </table:table-cell>
          <table:table-cell office:value-type="float" office:value="2.542441" calcext:value-type="float">
            <text:p>2.542441</text:p>
          </table:table-cell>
          <table:table-cell office:value-type="float" office:value="12.598194" calcext:value-type="float">
            <text:p>12.598194</text:p>
          </table:table-cell>
          <table:table-cell/>
          <table:table-cell office:value-type="float" office:value="0.231008" calcext:value-type="float">
            <text:p>0.231008</text:p>
          </table:table-cell>
          <table:table-cell office:value-type="float" office:value="2.06103288874747" calcext:value-type="float">
            <text:p>2.06103288874747</text:p>
          </table:table-cell>
          <table:table-cell office:value-type="float" office:value="0.00895234570024292" calcext:value-type="float">
            <text:p>0.0089523457002429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3524274275" calcext:value-type="float">
            <text:p>3524274275</text:p>
          </table:table-cell>
          <table:table-cell office:value-type="float" office:value="57695745600" calcext:value-type="float">
            <text:p>57695745600</text:p>
          </table:table-cell>
          <table:table-cell office:value-type="float" office:value="0.557714" calcext:value-type="float">
            <text:p>5.58E-01</text:p>
          </table:table-cell>
          <table:table-cell/>
          <table:table-cell office:value-type="float" office:value="68.23432" calcext:value-type="float">
            <text:p>68.23432</text:p>
          </table:table-cell>
          <table:table-cell office:value-type="float" office:value="4.504757" calcext:value-type="float">
            <text:p>4.504757</text:p>
          </table:table-cell>
          <table:table-cell office:value-type="float" office:value="19.987027" calcext:value-type="float">
            <text:p>19.987027</text:p>
          </table:table-cell>
          <table:table-cell office:value-type="float" office:value="17.972673" calcext:value-type="float">
            <text:p>17.972673</text:p>
          </table:table-cell>
          <table:table-cell office:value-type="float" office:value="3.32923" calcext:value-type="float">
            <text:p>3.32923</text:p>
          </table:table-cell>
          <table:table-cell office:value-type="float" office:value="4.013311" calcext:value-type="float">
            <text:p>4.013311</text:p>
          </table:table-cell>
          <table:table-cell office:value-type="float" office:value="16.910833" calcext:value-type="float">
            <text:p>16.910833</text:p>
          </table:table-cell>
          <table:table-cell/>
          <table:table-cell office:value-type="float" office:value="0.303592" calcext:value-type="float">
            <text:p>0.303592</text:p>
          </table:table-cell>
          <table:table-cell office:value-type="float" office:value="2.99001679138665" calcext:value-type="float">
            <text:p>2.99001679138665</text:p>
          </table:table-cell>
          <table:table-cell office:value-type="float" office:value="0.0309828487596493" calcext:value-type="float">
            <text:p>0.030982848759649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3302302898" calcext:value-type="float">
            <text:p>3302302898</text:p>
          </table:table-cell>
          <table:table-cell office:value-type="float" office:value="51521778216" calcext:value-type="float">
            <text:p>51521778216</text:p>
          </table:table-cell>
          <table:table-cell office:value-type="float" office:value="0.612729" calcext:value-type="float">
            <text:p>6.13E-01</text:p>
          </table:table-cell>
          <table:table-cell/>
          <table:table-cell office:value-type="float" office:value="59.638131" calcext:value-type="float">
            <text:p>59.638131</text:p>
          </table:table-cell>
          <table:table-cell office:value-type="float" office:value="3.538487" calcext:value-type="float">
            <text:p>3.538487</text:p>
          </table:table-cell>
          <table:table-cell office:value-type="float" office:value="19.508543" calcext:value-type="float">
            <text:p>19.508543</text:p>
          </table:table-cell>
          <table:table-cell office:value-type="float" office:value="13.148425" calcext:value-type="float">
            <text:p>13.148425</text:p>
          </table:table-cell>
          <table:table-cell office:value-type="float" office:value="2.741874" calcext:value-type="float">
            <text:p>2.741874</text:p>
          </table:table-cell>
          <table:table-cell office:value-type="float" office:value="3.171892" calcext:value-type="float">
            <text:p>3.171892</text:p>
          </table:table-cell>
          <table:table-cell office:value-type="float" office:value="16.153819" calcext:value-type="float">
            <text:p>16.153819</text:p>
          </table:table-cell>
          <table:table-cell/>
          <table:table-cell office:value-type="float" office:value="0.175042" calcext:value-type="float">
            <text:p>0.175042</text:p>
          </table:table-cell>
          <table:table-cell office:value-type="float" office:value="2.63993454102256" calcext:value-type="float">
            <text:p>2.63993454102256</text:p>
          </table:table-cell>
          <table:table-cell office:value-type="float" office:value="0.0155670463980788" calcext:value-type="float">
            <text:p>0.015567046398078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313224588" calcext:value-type="float">
            <text:p>3313224588</text:p>
          </table:table-cell>
          <table:table-cell office:value-type="float" office:value="45258926976" calcext:value-type="float">
            <text:p>45258926976</text:p>
          </table:table-cell>
          <table:table-cell office:value-type="float" office:value="0.51511" calcext:value-type="float">
            <text:p>5.15E-01</text:p>
          </table:table-cell>
          <table:table-cell/>
          <table:table-cell office:value-type="float" office:value="68.406377" calcext:value-type="float">
            <text:p>68.406377</text:p>
          </table:table-cell>
          <table:table-cell office:value-type="float" office:value="4.389653" calcext:value-type="float">
            <text:p>4.389653</text:p>
          </table:table-cell>
          <table:table-cell office:value-type="float" office:value="19.537687" calcext:value-type="float">
            <text:p>19.537687</text:p>
          </table:table-cell>
          <table:table-cell office:value-type="float" office:value="13.634686" calcext:value-type="float">
            <text:p>13.634686</text:p>
          </table:table-cell>
          <table:table-cell office:value-type="float" office:value="3.659933" calcext:value-type="float">
            <text:p>3.659933</text:p>
          </table:table-cell>
          <table:table-cell office:value-type="float" office:value="3.892373" calcext:value-type="float">
            <text:p>3.892373</text:p>
          </table:table-cell>
          <table:table-cell office:value-type="float" office:value="21.455202" calcext:value-type="float">
            <text:p>21.455202</text:p>
          </table:table-cell>
          <table:table-cell/>
          <table:table-cell office:value-type="float" office:value="0.203051" calcext:value-type="float">
            <text:p>0.203051</text:p>
          </table:table-cell>
          <table:table-cell office:value-type="float" office:value="3.13827422730775" calcext:value-type="float">
            <text:p>3.13827422730775</text:p>
          </table:table-cell>
          <table:table-cell office:value-type="float" office:value="0.0294548261099278" calcext:value-type="float">
            <text:p>0.029454826109927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3210081383" calcext:value-type="float">
            <text:p>3210081383</text:p>
          </table:table-cell>
          <table:table-cell office:value-type="float" office:value="39164665680" calcext:value-type="float">
            <text:p>39164665680</text:p>
          </table:table-cell>
          <table:table-cell office:value-type="float" office:value="0.441756" calcext:value-type="float">
            <text:p>4.42E-01</text:p>
          </table:table-cell>
          <table:table-cell/>
          <table:table-cell office:value-type="float" office:value="61.853421" calcext:value-type="float">
            <text:p>61.853421</text:p>
          </table:table-cell>
          <table:table-cell office:value-type="float" office:value="4.236238" calcext:value-type="float">
            <text:p>4.236238</text:p>
          </table:table-cell>
          <table:table-cell office:value-type="float" office:value="19.132288" calcext:value-type="float">
            <text:p>19.132288</text:p>
          </table:table-cell>
          <table:table-cell office:value-type="float" office:value="15.370056" calcext:value-type="float">
            <text:p>15.370056</text:p>
          </table:table-cell>
          <table:table-cell office:value-type="float" office:value="3.170032" calcext:value-type="float">
            <text:p>3.170032</text:p>
          </table:table-cell>
          <table:table-cell office:value-type="float" office:value="3.891194" calcext:value-type="float">
            <text:p>3.891194</text:p>
          </table:table-cell>
          <table:table-cell office:value-type="float" office:value="14.577797" calcext:value-type="float">
            <text:p>14.577797</text:p>
          </table:table-cell>
          <table:table-cell/>
          <table:table-cell office:value-type="float" office:value="0.253191" calcext:value-type="float">
            <text:p>0.253191</text:p>
          </table:table-cell>
          <table:table-cell office:value-type="float" office:value="2.28291909944577" calcext:value-type="float">
            <text:p>2.28291909944577</text:p>
          </table:table-cell>
          <table:table-cell office:value-type="float" office:value="0.0209858563511169" calcext:value-type="float">
            <text:p>0.0209858563511169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2803776603" calcext:value-type="float">
            <text:p>2803776603</text:p>
          </table:table-cell>
          <table:table-cell office:value-type="float" office:value="33456197664" calcext:value-type="float">
            <text:p>33456197664</text:p>
          </table:table-cell>
          <table:table-cell office:value-type="float" office:value="0.520979" calcext:value-type="float">
            <text:p>5.21E-01</text:p>
          </table:table-cell>
          <table:table-cell/>
          <table:table-cell office:value-type="float" office:value="66.093142" calcext:value-type="float">
            <text:p>66.093142</text:p>
          </table:table-cell>
          <table:table-cell office:value-type="float" office:value="4.278706" calcext:value-type="float">
            <text:p>4.278706</text:p>
          </table:table-cell>
          <table:table-cell office:value-type="float" office:value="19.110798" calcext:value-type="float">
            <text:p>19.110798</text:p>
          </table:table-cell>
          <table:table-cell office:value-type="float" office:value="14.595454" calcext:value-type="float">
            <text:p>14.595454</text:p>
          </table:table-cell>
          <table:table-cell office:value-type="float" office:value="3.972388" calcext:value-type="float">
            <text:p>3.972388</text:p>
          </table:table-cell>
          <table:table-cell office:value-type="float" office:value="3.905017" calcext:value-type="float">
            <text:p>3.905017</text:p>
          </table:table-cell>
          <table:table-cell office:value-type="float" office:value="18.631092" calcext:value-type="float">
            <text:p>18.631092</text:p>
          </table:table-cell>
          <table:table-cell/>
          <table:table-cell office:value-type="float" office:value="0.242592" calcext:value-type="float">
            <text:p>0.242592</text:p>
          </table:table-cell>
          <table:table-cell office:value-type="float" office:value="2.32986752238471" calcext:value-type="float">
            <text:p>2.32986752238471</text:p>
          </table:table-cell>
          <table:table-cell office:value-type="float" office:value="0.021294971746494" calcext:value-type="float">
            <text:p>0.02129497174649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655550878" calcext:value-type="float">
            <text:p>2655550878</text:p>
          </table:table-cell>
          <table:table-cell office:value-type="float" office:value="27487502640" calcext:value-type="float">
            <text:p>27487502640</text:p>
          </table:table-cell>
          <table:table-cell office:value-type="float" office:value="0.463459" calcext:value-type="float">
            <text:p>4.63E-01</text:p>
          </table:table-cell>
          <table:table-cell/>
          <table:table-cell office:value-type="float" office:value="67.434377" calcext:value-type="float">
            <text:p>67.434377</text:p>
          </table:table-cell>
          <table:table-cell office:value-type="float" office:value="4.734387" calcext:value-type="float">
            <text:p>4.734387</text:p>
          </table:table-cell>
          <table:table-cell office:value-type="float" office:value="18.83233" calcext:value-type="float">
            <text:p>18.83233</text:p>
          </table:table-cell>
          <table:table-cell office:value-type="float" office:value="16.590291" calcext:value-type="float">
            <text:p>16.590291</text:p>
          </table:table-cell>
          <table:table-cell office:value-type="float" office:value="3.687141" calcext:value-type="float">
            <text:p>3.687141</text:p>
          </table:table-cell>
          <table:table-cell office:value-type="float" office:value="3.724493" calcext:value-type="float">
            <text:p>3.724493</text:p>
          </table:table-cell>
          <table:table-cell office:value-type="float" office:value="18.43113" calcext:value-type="float">
            <text:p>18.43113</text:p>
          </table:table-cell>
          <table:table-cell/>
          <table:table-cell office:value-type="float" office:value="0.26818" calcext:value-type="float">
            <text:p>0.26818</text:p>
          </table:table-cell>
          <table:table-cell office:value-type="float" office:value="1.97986838170881" calcext:value-type="float">
            <text:p>1.97986838170881</text:p>
          </table:table-cell>
          <table:table-cell office:value-type="float" office:value="0.0275957408693859" calcext:value-type="float">
            <text:p>0.0275957408693859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530195213" calcext:value-type="float">
            <text:p>2530195213</text:p>
          </table:table-cell>
          <table:table-cell office:value-type="float" office:value="21494308896" calcext:value-type="float">
            <text:p>21494308896</text:p>
          </table:table-cell>
          <table:table-cell office:value-type="float" office:value="0.337333" calcext:value-type="float">
            <text:p>3.37E-01</text:p>
          </table:table-cell>
          <table:table-cell/>
          <table:table-cell office:value-type="float" office:value="59.33512" calcext:value-type="float">
            <text:p>59.33512</text:p>
          </table:table-cell>
          <table:table-cell office:value-type="float" office:value="4.612896" calcext:value-type="float">
            <text:p>4.612896</text:p>
          </table:table-cell>
          <table:table-cell office:value-type="float" office:value="18.790834" calcext:value-type="float">
            <text:p>18.790834</text:p>
          </table:table-cell>
          <table:table-cell office:value-type="float" office:value="12.874299" calcext:value-type="float">
            <text:p>12.874299</text:p>
          </table:table-cell>
          <table:table-cell office:value-type="float" office:value="4.247071" calcext:value-type="float">
            <text:p>4.247071</text:p>
          </table:table-cell>
          <table:table-cell office:value-type="float" office:value="3.570468" calcext:value-type="float">
            <text:p>3.570468</text:p>
          </table:table-cell>
          <table:table-cell office:value-type="float" office:value="13.661645" calcext:value-type="float">
            <text:p>13.661645</text:p>
          </table:table-cell>
          <table:table-cell/>
          <table:table-cell office:value-type="float" office:value="0.225184" calcext:value-type="float">
            <text:p>0.225184</text:p>
          </table:table-cell>
          <table:table-cell office:value-type="float" office:value="1.76410265865205" calcext:value-type="float">
            <text:p>1.76410265865205</text:p>
          </table:table-cell>
          <table:table-cell office:value-type="float" office:value="0.0499732578142995" calcext:value-type="float">
            <text:p>0.049973257814299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038919520" calcext:value-type="float">
            <text:p>2038919520</text:p>
          </table:table-cell>
          <table:table-cell office:value-type="float" office:value="15952256424" calcext:value-type="float">
            <text:p>15952256424</text:p>
          </table:table-cell>
          <table:table-cell office:value-type="float" office:value="0.397018" calcext:value-type="float">
            <text:p>3.97E-01</text:p>
          </table:table-cell>
          <table:table-cell/>
          <table:table-cell office:value-type="float" office:value="55.960532" calcext:value-type="float">
            <text:p>55.960532</text:p>
          </table:table-cell>
          <table:table-cell office:value-type="float" office:value="4.174243" calcext:value-type="float">
            <text:p>4.174243</text:p>
          </table:table-cell>
          <table:table-cell office:value-type="float" office:value="18.482693" calcext:value-type="float">
            <text:p>18.482693</text:p>
          </table:table-cell>
          <table:table-cell office:value-type="float" office:value="12.611391" calcext:value-type="float">
            <text:p>12.611391</text:p>
          </table:table-cell>
          <table:table-cell office:value-type="float" office:value="3.526098" calcext:value-type="float">
            <text:p>3.526098</text:p>
          </table:table-cell>
          <table:table-cell office:value-type="float" office:value="3.511256" calcext:value-type="float">
            <text:p>3.511256</text:p>
          </table:table-cell>
          <table:table-cell office:value-type="float" office:value="12.322286" calcext:value-type="float">
            <text:p>12.322286</text:p>
          </table:table-cell>
          <table:table-cell/>
          <table:table-cell office:value-type="float" office:value="0.199131" calcext:value-type="float">
            <text:p>0.199131</text:p>
          </table:table-cell>
          <table:table-cell office:value-type="float" office:value="1.4910641364034" calcext:value-type="float">
            <text:p>1.4910641364034</text:p>
          </table:table-cell>
          <table:table-cell office:value-type="float" office:value="0.0419563235576535" calcext:value-type="float">
            <text:p>0.041956323557653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686402453" calcext:value-type="float">
            <text:p>1686402453</text:p>
          </table:table-cell>
          <table:table-cell office:value-type="float" office:value="10382039424" calcext:value-type="float">
            <text:p>10382039424</text:p>
          </table:table-cell>
          <table:table-cell office:value-type="float" office:value="0.381604" calcext:value-type="float">
            <text:p>3.82E-01</text:p>
          </table:table-cell>
          <table:table-cell/>
          <table:table-cell office:value-type="float" office:value="57.556695" calcext:value-type="float">
            <text:p>57.556695</text:p>
          </table:table-cell>
          <table:table-cell office:value-type="float" office:value="4.55874" calcext:value-type="float">
            <text:p>4.55874</text:p>
          </table:table-cell>
          <table:table-cell office:value-type="float" office:value="18.929534" calcext:value-type="float">
            <text:p>18.929534</text:p>
          </table:table-cell>
          <table:table-cell office:value-type="float" office:value="12.90615" calcext:value-type="float">
            <text:p>12.90615</text:p>
          </table:table-cell>
          <table:table-cell office:value-type="float" office:value="3.789118" calcext:value-type="float">
            <text:p>3.789118</text:p>
          </table:table-cell>
          <table:table-cell office:value-type="float" office:value="3.64306" calcext:value-type="float">
            <text:p>3.64306</text:p>
          </table:table-cell>
          <table:table-cell office:value-type="float" office:value="12.088073" calcext:value-type="float">
            <text:p>12.088073</text:p>
          </table:table-cell>
          <table:table-cell/>
          <table:table-cell office:value-type="float" office:value="0.212058" calcext:value-type="float">
            <text:p>0.212058</text:p>
          </table:table-cell>
          <table:table-cell office:value-type="float" office:value="1.06644083062863" calcext:value-type="float">
            <text:p>1.06644083062863</text:p>
          </table:table-cell>
          <table:table-cell office:value-type="float" office:value="0.0891126094032447" calcext:value-type="float">
            <text:p>0.0891126094032447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72313769" calcext:value-type="float">
            <text:p>1072313769</text:p>
          </table:table-cell>
          <table:table-cell office:value-type="float" office:value="4951409112" calcext:value-type="float">
            <text:p>4951409112</text:p>
          </table:table-cell>
          <table:table-cell office:value-type="float" office:value="0.354346" calcext:value-type="float">
            <text:p>3.54E-01</text:p>
          </table:table-cell>
          <table:table-cell/>
          <table:table-cell office:value-type="float" office:value="49.623353" calcext:value-type="float">
            <text:p>49.623353</text:p>
          </table:table-cell>
          <table:table-cell office:value-type="float" office:value="4.617872" calcext:value-type="float">
            <text:p>4.617872</text:p>
          </table:table-cell>
          <table:table-cell office:value-type="float" office:value="17.225109" calcext:value-type="float">
            <text:p>17.225109</text:p>
          </table:table-cell>
          <table:table-cell office:value-type="float" office:value="11.874734" calcext:value-type="float">
            <text:p>11.874734</text:p>
          </table:table-cell>
          <table:table-cell office:value-type="float" office:value="3.607369" calcext:value-type="float">
            <text:p>3.607369</text:p>
          </table:table-cell>
          <table:table-cell office:value-type="float" office:value="3.601597" calcext:value-type="float">
            <text:p>3.601597</text:p>
          </table:table-cell>
          <table:table-cell office:value-type="float" office:value="7.210857" calcext:value-type="float">
            <text:p>7.210857</text:p>
          </table:table-cell>
          <table:table-cell/>
          <table:table-cell office:value-type="float" office:value="0.164905" calcext:value-type="float">
            <text:p>0.164905</text:p>
          </table:table-cell>
          <table:table-cell office:value-type="float" office:value="0.721228518899982" calcext:value-type="float">
            <text:p>0.721228518899982</text:p>
          </table:table-cell>
          <table:table-cell office:value-type="float" office:value="0.0477658498116849" calcext:value-type="float">
            <text:p>0.0477658498116849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87249450" calcext:value-type="float">
            <text:p>587249450</text:p>
          </table:table-cell>
          <table:table-cell office:value-type="float" office:value="2441780424" calcext:value-type="float">
            <text:p>2441780424</text:p>
          </table:table-cell>
          <table:table-cell office:value-type="float" office:value="0.348836" calcext:value-type="float">
            <text:p>3.49E-01</text:p>
          </table:table-cell>
          <table:table-cell/>
          <table:table-cell office:value-type="float" office:value="42.504923" calcext:value-type="float">
            <text:p>42.504923</text:p>
          </table:table-cell>
          <table:table-cell office:value-type="float" office:value="4.412492" calcext:value-type="float">
            <text:p>4.412492</text:p>
          </table:table-cell>
          <table:table-cell office:value-type="float" office:value="16.33349" calcext:value-type="float">
            <text:p>16.33349</text:p>
          </table:table-cell>
          <table:table-cell office:value-type="float" office:value="10.41069" calcext:value-type="float">
            <text:p>10.41069</text:p>
          </table:table-cell>
          <table:table-cell office:value-type="float" office:value="3.234091" calcext:value-type="float">
            <text:p>3.234091</text:p>
          </table:table-cell>
          <table:table-cell office:value-type="float" office:value="3.400707" calcext:value-type="float">
            <text:p>3.400707</text:p>
          </table:table-cell>
          <table:table-cell office:value-type="float" office:value="3.239424" calcext:value-type="float">
            <text:p>3.239424</text:p>
          </table:table-cell>
          <table:table-cell/>
          <table:table-cell office:value-type="float" office:value="0.110723" calcext:value-type="float">
            <text:p>0.110723</text:p>
          </table:table-cell>
          <table:table-cell office:value-type="float" office:value="0.445151243143594" calcext:value-type="float">
            <text:p>0.445151243143594</text:p>
          </table:table-cell>
          <table:table-cell office:value-type="float" office:value="0.00218263360112842" calcext:value-type="float">
            <text:p>0.0021826336011284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87249450" calcext:value-type="float">
            <text:p>587249450</text:p>
          </table:table-cell>
          <table:table-cell office:value-type="float" office:value="2441780424" calcext:value-type="float">
            <text:p>2441780424</text:p>
          </table:table-cell>
          <table:table-cell office:value-type="float" office:value="0.348836" calcext:value-type="float">
            <text:p>3.49E-01</text:p>
          </table:table-cell>
          <table:table-cell/>
          <table:table-cell office:value-type="float" office:value="42.504923" calcext:value-type="float">
            <text:p>42.504923</text:p>
          </table:table-cell>
          <table:table-cell office:value-type="float" office:value="4.412492" calcext:value-type="float">
            <text:p>4.412492</text:p>
          </table:table-cell>
          <table:table-cell office:value-type="float" office:value="16.33349" calcext:value-type="float">
            <text:p>16.33349</text:p>
          </table:table-cell>
          <table:table-cell office:value-type="float" office:value="10.41069" calcext:value-type="float">
            <text:p>10.41069</text:p>
          </table:table-cell>
          <table:table-cell office:value-type="float" office:value="3.234091" calcext:value-type="float">
            <text:p>3.234091</text:p>
          </table:table-cell>
          <table:table-cell office:value-type="float" office:value="3.400707" calcext:value-type="float">
            <text:p>3.400707</text:p>
          </table:table-cell>
          <table:table-cell office:value-type="float" office:value="3.239424" calcext:value-type="float">
            <text:p>3.239424</text:p>
          </table:table-cell>
          <table:table-cell/>
          <table:table-cell office:value-type="float" office:value="0.110723" calcext:value-type="float">
            <text:p>0.110723</text:p>
          </table:table-cell>
          <table:table-cell office:value-type="float" office:value="0.445151243143594" calcext:value-type="float">
            <text:p>0.445151243143594</text:p>
          </table:table-cell>
          <table:table-cell office:value-type="float" office:value="0.00218263360112842" calcext:value-type="float">
            <text:p>0.0021826336011284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87249450" calcext:value-type="float">
            <text:p>587249450</text:p>
          </table:table-cell>
          <table:table-cell office:value-type="float" office:value="2441780424" calcext:value-type="float">
            <text:p>2441780424</text:p>
          </table:table-cell>
          <table:table-cell office:value-type="float" office:value="0.348836" calcext:value-type="float">
            <text:p>3.49E-01</text:p>
          </table:table-cell>
          <table:table-cell/>
          <table:table-cell office:value-type="float" office:value="42.504923" calcext:value-type="float">
            <text:p>42.504923</text:p>
          </table:table-cell>
          <table:table-cell office:value-type="float" office:value="4.412492" calcext:value-type="float">
            <text:p>4.412492</text:p>
          </table:table-cell>
          <table:table-cell office:value-type="float" office:value="16.33349" calcext:value-type="float">
            <text:p>16.33349</text:p>
          </table:table-cell>
          <table:table-cell office:value-type="float" office:value="10.41069" calcext:value-type="float">
            <text:p>10.41069</text:p>
          </table:table-cell>
          <table:table-cell office:value-type="float" office:value="3.234091" calcext:value-type="float">
            <text:p>3.234091</text:p>
          </table:table-cell>
          <table:table-cell office:value-type="float" office:value="3.400707" calcext:value-type="float">
            <text:p>3.400707</text:p>
          </table:table-cell>
          <table:table-cell office:value-type="float" office:value="3.239424" calcext:value-type="float">
            <text:p>3.239424</text:p>
          </table:table-cell>
          <table:table-cell/>
          <table:table-cell office:value-type="float" office:value="0.110723" calcext:value-type="float">
            <text:p>0.110723</text:p>
          </table:table-cell>
          <table:table-cell office:value-type="float" office:value="0.445151243143594" calcext:value-type="float">
            <text:p>0.445151243143594</text:p>
          </table:table-cell>
          <table:table-cell office:value-type="float" office:value="0.00218263360112842" calcext:value-type="float">
            <text:p>0.00218263360112842</text:p>
          </table:table-cell>
          <table:table-cell/>
        </table:table-row>
        <table:table-row table:style-name="ro1">
          <table:table-cell table:number-columns-repeated="6"/>
          <table:table-cell table:style-name="Default"/>
          <table:table-cell table:number-columns-repeated="13"/>
        </table:table-row>
        <table:table-row table:style-name="ro1">
          <table:table-cell office:value-type="string" calcext:value-type="string">
            <text:p>deterministic ranking</text:p>
          </table:table-cell>
          <table:table-cell table:number-columns-repeated="5"/>
          <table:table-cell table:style-name="Default"/>
          <table:table-cell table:number-columns-repeated="13"/>
        </table:table-row>
        <table:table-row table:style-name="ro1">
          <table:table-cell office:value-type="string" calcext:value-type="string">
            <text:p>#n thread per rank</text:p>
          </table:table-cell>
          <table:table-cell office:value-type="string" calcext:value-type="string">
            <text:p>#n task per node</text:p>
          </table:table-cell>
          <table:table-cell office:value-type="string" calcext:value-type="string">
            <text:p>#n node</text:p>
          </table:table-cell>
          <table:table-cell/>
          <table:table-cell office:value-type="string" calcext:value-type="string">
            <text:p>#n object</text:p>
          </table:table-cell>
          <table:table-cell office:value-type="string" calcext:value-type="string">
            <text:p>#n symb. object</text:p>
          </table:table-cell>
          <table:table-cell table:style-name="Default" office:value-type="string" calcext:value-type="string">
            <text:p>total_proba</text:p>
          </table:table-cell>
          <table:table-cell/>
          <table:table-cell office:value-type="string" calcext:value-type="string">
            <text:p>execution time</text:p>
          </table:table-cell>
          <table:table-cell office:value-type="string" calcext:value-type="string">
            <text:p>pre-symbolic-iteration</text:p>
          </table:table-cell>
          <table:table-cell office:value-type="string" calcext:value-type="string">
            <text:p>symbolic-iteration</text:p>
          </table:table-cell>
          <table:table-cell office:value-type="string" calcext:value-type="string">
            <text:p>collisions</text:p>
          </table:table-cell>
          <table:table-cell office:value-type="string" calcext:value-type="string">
            <text:p>pre-object-generation</text:p>
          </table:table-cell>
          <table:table-cell office:value-type="string" calcext:value-type="string">
            <text:p>object-generation</text:p>
          </table:table-cell>
          <table:table-cell office:value-type="string" calcext:value-type="string">
            <text:p>communication</text:p>
          </table:table-cell>
          <table:table-cell/>
          <table:table-cell office:value-type="string" calcext:value-type="string">
            <text:p>time inbalance</text:p>
          </table:table-cell>
          <table:table-cell office:value-type="string" calcext:value-type="string">
            <text:p>NoO inbalance</text:p>
          </table:table-cell>
          <table:table-cell office:value-type="string" calcext:value-type="string">
            <text:p>NoO symb. inbalanc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3688969791" calcext:value-type="float">
            <text:p>3688969791</text:p>
          </table:table-cell>
          <table:table-cell office:value-type="float" office:value="124810213140" calcext:value-type="float">
            <text:p>124810213140</text:p>
          </table:table-cell>
          <table:table-cell office:value-type="float" office:value="0.839282" calcext:value-type="float">
            <text:p>8.39E-01</text:p>
          </table:table-cell>
          <table:table-cell/>
          <table:table-cell office:value-type="float" office:value="58.432372" calcext:value-type="float">
            <text:p>58.432372</text:p>
          </table:table-cell>
          <table:table-cell office:value-type="float" office:value="2.478971" calcext:value-type="float">
            <text:p>2.478971</text:p>
          </table:table-cell>
          <table:table-cell office:value-type="float" office:value="20.611973" calcext:value-type="float">
            <text:p>20.611973</text:p>
          </table:table-cell>
          <table:table-cell office:value-type="float" office:value="17.512241" calcext:value-type="float">
            <text:p>17.512241</text:p>
          </table:table-cell>
          <table:table-cell office:value-type="float" office:value="1.379399" calcext:value-type="float">
            <text:p>1.379399</text:p>
          </table:table-cell>
          <table:table-cell office:value-type="float" office:value="1.89853" calcext:value-type="float">
            <text:p>1.89853</text:p>
          </table:table-cell>
          <table:table-cell office:value-type="float" office:value="13.411191" calcext:value-type="float">
            <text:p>13.411191</text:p>
          </table:table-cell>
          <table:table-cell/>
          <table:table-cell office:value-type="float" office:value="0.18202" calcext:value-type="float">
            <text:p>0.18202</text:p>
          </table:table-cell>
          <table:table-cell office:value-type="float" office:value="3.75952078238133" calcext:value-type="float">
            <text:p>3.75952078238133</text:p>
          </table:table-cell>
          <table:table-cell office:value-type="float" office:value="0.00618666572689742" calcext:value-type="float">
            <text:p>0.0061866657268974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3516278896" calcext:value-type="float">
            <text:p>3516278896</text:p>
          </table:table-cell>
          <table:table-cell office:value-type="float" office:value="115333101864" calcext:value-type="float">
            <text:p>115333101864</text:p>
          </table:table-cell>
          <table:table-cell office:value-type="float" office:value="0.832953" calcext:value-type="float">
            <text:p>8.33E-01</text:p>
          </table:table-cell>
          <table:table-cell/>
          <table:table-cell office:value-type="float" office:value="59.048063" calcext:value-type="float">
            <text:p>59.048063</text:p>
          </table:table-cell>
          <table:table-cell office:value-type="float" office:value="2.724581" calcext:value-type="float">
            <text:p>2.724581</text:p>
          </table:table-cell>
          <table:table-cell office:value-type="float" office:value="20.479417" calcext:value-type="float">
            <text:p>20.479417</text:p>
          </table:table-cell>
          <table:table-cell office:value-type="float" office:value="17.610403" calcext:value-type="float">
            <text:p>17.610403</text:p>
          </table:table-cell>
          <table:table-cell office:value-type="float" office:value="1.829713" calcext:value-type="float">
            <text:p>1.829713</text:p>
          </table:table-cell>
          <table:table-cell office:value-type="float" office:value="2.5757" calcext:value-type="float">
            <text:p>2.5757</text:p>
          </table:table-cell>
          <table:table-cell office:value-type="float" office:value="12.775564" calcext:value-type="float">
            <text:p>12.775564</text:p>
          </table:table-cell>
          <table:table-cell/>
          <table:table-cell office:value-type="float" office:value="0.210173" calcext:value-type="float">
            <text:p>0.210173</text:p>
          </table:table-cell>
          <table:table-cell office:value-type="float" office:value="4.44300577180732" calcext:value-type="float">
            <text:p>4.44300577180732</text:p>
          </table:table-cell>
          <table:table-cell office:value-type="float" office:value="0.00644458581263568" calcext:value-type="float">
            <text:p>0.0064445858126356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3385552880" calcext:value-type="float">
            <text:p>3385552880</text:p>
          </table:table-cell>
          <table:table-cell office:value-type="float" office:value="105992793900" calcext:value-type="float">
            <text:p>105992793900</text:p>
          </table:table-cell>
          <table:table-cell office:value-type="float" office:value="0.825623" calcext:value-type="float">
            <text:p>8.26E-01</text:p>
          </table:table-cell>
          <table:table-cell/>
          <table:table-cell office:value-type="float" office:value="57.650641" calcext:value-type="float">
            <text:p>57.650641</text:p>
          </table:table-cell>
          <table:table-cell office:value-type="float" office:value="2.652237" calcext:value-type="float">
            <text:p>2.652237</text:p>
          </table:table-cell>
          <table:table-cell office:value-type="float" office:value="20.447903" calcext:value-type="float">
            <text:p>20.447903</text:p>
          </table:table-cell>
          <table:table-cell office:value-type="float" office:value="17.599941" calcext:value-type="float">
            <text:p>17.599941</text:p>
          </table:table-cell>
          <table:table-cell office:value-type="float" office:value="1.41628" calcext:value-type="float">
            <text:p>1.41628</text:p>
          </table:table-cell>
          <table:table-cell office:value-type="float" office:value="1.97584" calcext:value-type="float">
            <text:p>1.97584</text:p>
          </table:table-cell>
          <table:table-cell office:value-type="float" office:value="12.503894" calcext:value-type="float">
            <text:p>12.503894</text:p>
          </table:table-cell>
          <table:table-cell/>
          <table:table-cell office:value-type="float" office:value="0.187868" calcext:value-type="float">
            <text:p>0.187868</text:p>
          </table:table-cell>
          <table:table-cell office:value-type="float" office:value="3.62304422190101" calcext:value-type="float">
            <text:p>3.62304422190101</text:p>
          </table:table-cell>
          <table:table-cell office:value-type="float" office:value="0.00604379879451409" calcext:value-type="float">
            <text:p>0.00604379879451409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44040068" calcext:value-type="float">
            <text:p>3244040068</text:p>
          </table:table-cell>
          <table:table-cell office:value-type="float" office:value="96659114112" calcext:value-type="float">
            <text:p>96659114112</text:p>
          </table:table-cell>
          <table:table-cell office:value-type="float" office:value="0.815435" calcext:value-type="float">
            <text:p>8.15E-01</text:p>
          </table:table-cell>
          <table:table-cell/>
          <table:table-cell office:value-type="float" office:value="57.589866" calcext:value-type="float">
            <text:p>57.589866</text:p>
          </table:table-cell>
          <table:table-cell office:value-type="float" office:value="2.364992" calcext:value-type="float">
            <text:p>2.364992</text:p>
          </table:table-cell>
          <table:table-cell office:value-type="float" office:value="20.469256" calcext:value-type="float">
            <text:p>20.469256</text:p>
          </table:table-cell>
          <table:table-cell office:value-type="float" office:value="17.42668" calcext:value-type="float">
            <text:p>17.42668</text:p>
          </table:table-cell>
          <table:table-cell office:value-type="float" office:value="1.22568" calcext:value-type="float">
            <text:p>1.22568</text:p>
          </table:table-cell>
          <table:table-cell office:value-type="float" office:value="1.67698" calcext:value-type="float">
            <text:p>1.67698</text:p>
          </table:table-cell>
          <table:table-cell office:value-type="float" office:value="13.359085" calcext:value-type="float">
            <text:p>13.359085</text:p>
          </table:table-cell>
          <table:table-cell/>
          <table:table-cell office:value-type="float" office:value="0.166248" calcext:value-type="float">
            <text:p>0.166248</text:p>
          </table:table-cell>
          <table:table-cell office:value-type="float" office:value="2.72550128311078" calcext:value-type="float">
            <text:p>2.72550128311078</text:p>
          </table:table-cell>
          <table:table-cell office:value-type="float" office:value="0.00709379164395709" calcext:value-type="float">
            <text:p>0.00709379164395709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3215445472" calcext:value-type="float">
            <text:p>3215445472</text:p>
          </table:table-cell>
          <table:table-cell office:value-type="float" office:value="87406920576" calcext:value-type="float">
            <text:p>87406920576</text:p>
          </table:table-cell>
          <table:table-cell office:value-type="float" office:value="0.755573" calcext:value-type="float">
            <text:p>7.56E-01</text:p>
          </table:table-cell>
          <table:table-cell/>
          <table:table-cell office:value-type="float" office:value="65.379973" calcext:value-type="float">
            <text:p>65.379973</text:p>
          </table:table-cell>
          <table:table-cell office:value-type="float" office:value="3.283187" calcext:value-type="float">
            <text:p>3.283187</text:p>
          </table:table-cell>
          <table:table-cell office:value-type="float" office:value="20.463956" calcext:value-type="float">
            <text:p>20.463956</text:p>
          </table:table-cell>
          <table:table-cell office:value-type="float" office:value="17.391697" calcext:value-type="float">
            <text:p>17.391697</text:p>
          </table:table-cell>
          <table:table-cell office:value-type="float" office:value="2.40637" calcext:value-type="float">
            <text:p>2.40637</text:p>
          </table:table-cell>
          <table:table-cell office:value-type="float" office:value="2.973949" calcext:value-type="float">
            <text:p>2.973949</text:p>
          </table:table-cell>
          <table:table-cell office:value-type="float" office:value="17.427605" calcext:value-type="float">
            <text:p>17.427605</text:p>
          </table:table-cell>
          <table:table-cell/>
          <table:table-cell office:value-type="float" office:value="0.213688" calcext:value-type="float">
            <text:p>0.213688</text:p>
          </table:table-cell>
          <table:table-cell office:value-type="float" office:value="4.80137987710666" calcext:value-type="float">
            <text:p>4.80137987710666</text:p>
          </table:table-cell>
          <table:table-cell office:value-type="float" office:value="0.0101695226206616" calcext:value-type="float">
            <text:p>0.010169522620661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3194351202" calcext:value-type="float">
            <text:p>3194351202</text:p>
          </table:table-cell>
          <table:table-cell office:value-type="float" office:value="78081865056" calcext:value-type="float">
            <text:p>78081865056</text:p>
          </table:table-cell>
          <table:table-cell office:value-type="float" office:value="0.702938" calcext:value-type="float">
            <text:p>7.03E-01</text:p>
          </table:table-cell>
          <table:table-cell/>
          <table:table-cell office:value-type="float" office:value="67.111353" calcext:value-type="float">
            <text:p>67.111353</text:p>
          </table:table-cell>
          <table:table-cell office:value-type="float" office:value="3.631601" calcext:value-type="float">
            <text:p>3.631601</text:p>
          </table:table-cell>
          <table:table-cell office:value-type="float" office:value="20.519512" calcext:value-type="float">
            <text:p>20.519512</text:p>
          </table:table-cell>
          <table:table-cell office:value-type="float" office:value="17.136575" calcext:value-type="float">
            <text:p>17.136575</text:p>
          </table:table-cell>
          <table:table-cell office:value-type="float" office:value="3.4685" calcext:value-type="float">
            <text:p>3.4685</text:p>
          </table:table-cell>
          <table:table-cell office:value-type="float" office:value="3.849442" calcext:value-type="float">
            <text:p>3.849442</text:p>
          </table:table-cell>
          <table:table-cell office:value-type="float" office:value="16.95767" calcext:value-type="float">
            <text:p>16.95767</text:p>
          </table:table-cell>
          <table:table-cell/>
          <table:table-cell office:value-type="float" office:value="0.267282" calcext:value-type="float">
            <text:p>0.267282</text:p>
          </table:table-cell>
          <table:table-cell office:value-type="float" office:value="4.9734307841365" calcext:value-type="float">
            <text:p>4.9734307841365</text:p>
          </table:table-cell>
          <table:table-cell office:value-type="float" office:value="0.0158691365160313" calcext:value-type="float">
            <text:p>0.015869136516031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2955706430" calcext:value-type="float">
            <text:p>2955706430</text:p>
          </table:table-cell>
          <table:table-cell office:value-type="float" office:value="68862932604" calcext:value-type="float">
            <text:p>68862932604</text:p>
          </table:table-cell>
          <table:table-cell office:value-type="float" office:value="0.717249" calcext:value-type="float">
            <text:p>7.17E-01</text:p>
          </table:table-cell>
          <table:table-cell/>
          <table:table-cell office:value-type="float" office:value="62.925625" calcext:value-type="float">
            <text:p>62.925625</text:p>
          </table:table-cell>
          <table:table-cell office:value-type="float" office:value="3.455484" calcext:value-type="float">
            <text:p>3.455484</text:p>
          </table:table-cell>
          <table:table-cell office:value-type="float" office:value="20.43882" calcext:value-type="float">
            <text:p>20.43882</text:p>
          </table:table-cell>
          <table:table-cell office:value-type="float" office:value="17.097403" calcext:value-type="float">
            <text:p>17.097403</text:p>
          </table:table-cell>
          <table:table-cell office:value-type="float" office:value="1.980051" calcext:value-type="float">
            <text:p>1.980051</text:p>
          </table:table-cell>
          <table:table-cell office:value-type="float" office:value="3.217451" calcext:value-type="float">
            <text:p>3.217451</text:p>
          </table:table-cell>
          <table:table-cell office:value-type="float" office:value="15.343126" calcext:value-type="float">
            <text:p>15.343126</text:p>
          </table:table-cell>
          <table:table-cell/>
          <table:table-cell office:value-type="float" office:value="0.229255" calcext:value-type="float">
            <text:p>0.229255</text:p>
          </table:table-cell>
          <table:table-cell office:value-type="float" office:value="3.77110351987481" calcext:value-type="float">
            <text:p>3.77110351987481</text:p>
          </table:table-cell>
          <table:table-cell office:value-type="float" office:value="0.0135298889078372" calcext:value-type="float">
            <text:p>0.013529888907837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707583956" calcext:value-type="float">
            <text:p>2707583956</text:p>
          </table:table-cell>
          <table:table-cell office:value-type="float" office:value="59515880400" calcext:value-type="float">
            <text:p>59515880400</text:p>
          </table:table-cell>
          <table:table-cell office:value-type="float" office:value="0.729731" calcext:value-type="float">
            <text:p>7.30E-01</text:p>
          </table:table-cell>
          <table:table-cell/>
          <table:table-cell office:value-type="float" office:value="60.378571" calcext:value-type="float">
            <text:p>60.378571</text:p>
          </table:table-cell>
          <table:table-cell office:value-type="float" office:value="3.18616" calcext:value-type="float">
            <text:p>3.18616</text:p>
          </table:table-cell>
          <table:table-cell office:value-type="float" office:value="20.139725" calcext:value-type="float">
            <text:p>20.139725</text:p>
          </table:table-cell>
          <table:table-cell office:value-type="float" office:value="17.302705" calcext:value-type="float">
            <text:p>17.302705</text:p>
          </table:table-cell>
          <table:table-cell office:value-type="float" office:value="2.301703" calcext:value-type="float">
            <text:p>2.301703</text:p>
          </table:table-cell>
          <table:table-cell office:value-type="float" office:value="2.733112" calcext:value-type="float">
            <text:p>2.733112</text:p>
          </table:table-cell>
          <table:table-cell office:value-type="float" office:value="13.410678" calcext:value-type="float">
            <text:p>13.410678</text:p>
          </table:table-cell>
          <table:table-cell/>
          <table:table-cell office:value-type="float" office:value="0.236024" calcext:value-type="float">
            <text:p>0.236024</text:p>
          </table:table-cell>
          <table:table-cell office:value-type="float" office:value="3.14031041088393" calcext:value-type="float">
            <text:p>3.14031041088393</text:p>
          </table:table-cell>
          <table:table-cell office:value-type="float" office:value="0.0121709593327296" calcext:value-type="float">
            <text:p>0.012170959332729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2695046321" calcext:value-type="float">
            <text:p>2695046321</text:p>
          </table:table-cell>
          <table:table-cell office:value-type="float" office:value="53300234304" calcext:value-type="float">
            <text:p>53300234304</text:p>
          </table:table-cell>
          <table:table-cell office:value-type="float" office:value="0.683336" calcext:value-type="float">
            <text:p>6.83E-01</text:p>
          </table:table-cell>
          <table:table-cell/>
          <table:table-cell office:value-type="float" office:value="58.584014" calcext:value-type="float">
            <text:p>58.584014</text:p>
          </table:table-cell>
          <table:table-cell office:value-type="float" office:value="2.952235" calcext:value-type="float">
            <text:p>2.952235</text:p>
          </table:table-cell>
          <table:table-cell office:value-type="float" office:value="20.046631" calcext:value-type="float">
            <text:p>20.046631</text:p>
          </table:table-cell>
          <table:table-cell office:value-type="float" office:value="13.486723" calcext:value-type="float">
            <text:p>13.486723</text:p>
          </table:table-cell>
          <table:table-cell office:value-type="float" office:value="2.911785" calcext:value-type="float">
            <text:p>2.911785</text:p>
          </table:table-cell>
          <table:table-cell office:value-type="float" office:value="3.131672" calcext:value-type="float">
            <text:p>3.131672</text:p>
          </table:table-cell>
          <table:table-cell office:value-type="float" office:value="14.641352" calcext:value-type="float">
            <text:p>14.641352</text:p>
          </table:table-cell>
          <table:table-cell/>
          <table:table-cell office:value-type="float" office:value="0.175098" calcext:value-type="float">
            <text:p>0.175098</text:p>
          </table:table-cell>
          <table:table-cell office:value-type="float" office:value="3.4718650087461" calcext:value-type="float">
            <text:p>3.4718650087461</text:p>
          </table:table-cell>
          <table:table-cell office:value-type="float" office:value="0.0143867525164416" calcext:value-type="float">
            <text:p>0.014386752516441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2517888060" calcext:value-type="float">
            <text:p>2517888060</text:p>
          </table:table-cell>
          <table:table-cell office:value-type="float" office:value="47126745792" calcext:value-type="float">
            <text:p>47126745792</text:p>
          </table:table-cell>
          <table:table-cell office:value-type="float" office:value="0.684645" calcext:value-type="float">
            <text:p>6.85E-01</text:p>
          </table:table-cell>
          <table:table-cell/>
          <table:table-cell office:value-type="float" office:value="59.447167" calcext:value-type="float">
            <text:p>59.447167</text:p>
          </table:table-cell>
          <table:table-cell office:value-type="float" office:value="2.948974" calcext:value-type="float">
            <text:p>2.948974</text:p>
          </table:table-cell>
          <table:table-cell office:value-type="float" office:value="19.973133" calcext:value-type="float">
            <text:p>19.973133</text:p>
          </table:table-cell>
          <table:table-cell office:value-type="float" office:value="14.718303" calcext:value-type="float">
            <text:p>14.718303</text:p>
          </table:table-cell>
          <table:table-cell office:value-type="float" office:value="2.383754" calcext:value-type="float">
            <text:p>2.383754</text:p>
          </table:table-cell>
          <table:table-cell office:value-type="float" office:value="3.142742" calcext:value-type="float">
            <text:p>3.142742</text:p>
          </table:table-cell>
          <table:table-cell office:value-type="float" office:value="14.83666" calcext:value-type="float">
            <text:p>14.83666</text:p>
          </table:table-cell>
          <table:table-cell/>
          <table:table-cell office:value-type="float" office:value="0.18444" calcext:value-type="float">
            <text:p>0.18444</text:p>
          </table:table-cell>
          <table:table-cell office:value-type="float" office:value="3.07709589526708" calcext:value-type="float">
            <text:p>3.07709589526708</text:p>
          </table:table-cell>
          <table:table-cell office:value-type="float" office:value="0.0147181767877922" calcext:value-type="float">
            <text:p>0.014718176787792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2365421642" calcext:value-type="float">
            <text:p>2365421642</text:p>
          </table:table-cell>
          <table:table-cell office:value-type="float" office:value="41014997352" calcext:value-type="float">
            <text:p>41014997352</text:p>
          </table:table-cell>
          <table:table-cell office:value-type="float" office:value="0.674324" calcext:value-type="float">
            <text:p>6.74E-01</text:p>
          </table:table-cell>
          <table:table-cell/>
          <table:table-cell office:value-type="float" office:value="56.767482" calcext:value-type="float">
            <text:p>56.767482</text:p>
          </table:table-cell>
          <table:table-cell office:value-type="float" office:value="2.986138" calcext:value-type="float">
            <text:p>2.986138</text:p>
          </table:table-cell>
          <table:table-cell office:value-type="float" office:value="20.005287" calcext:value-type="float">
            <text:p>20.005287</text:p>
          </table:table-cell>
          <table:table-cell office:value-type="float" office:value="12.93022" calcext:value-type="float">
            <text:p>12.93022</text:p>
          </table:table-cell>
          <table:table-cell office:value-type="float" office:value="3.063367" calcext:value-type="float">
            <text:p>3.063367</text:p>
          </table:table-cell>
          <table:table-cell office:value-type="float" office:value="3.105799" calcext:value-type="float">
            <text:p>3.105799</text:p>
          </table:table-cell>
          <table:table-cell office:value-type="float" office:value="13.218493" calcext:value-type="float">
            <text:p>13.218493</text:p>
          </table:table-cell>
          <table:table-cell/>
          <table:table-cell office:value-type="float" office:value="0.18174" calcext:value-type="float">
            <text:p>0.18174</text:p>
          </table:table-cell>
          <table:table-cell office:value-type="float" office:value="3.19362924654856" calcext:value-type="float">
            <text:p>3.19362924654856</text:p>
          </table:table-cell>
          <table:table-cell office:value-type="float" office:value="0.01531946284447" calcext:value-type="float">
            <text:p>0.01531946284447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2191350327" calcext:value-type="float">
            <text:p>2191350327</text:p>
          </table:table-cell>
          <table:table-cell office:value-type="float" office:value="34847226432" calcext:value-type="float">
            <text:p>34847226432</text:p>
          </table:table-cell>
          <table:table-cell office:value-type="float" office:value="0.677176" calcext:value-type="float">
            <text:p>6.77E-01</text:p>
          </table:table-cell>
          <table:table-cell/>
          <table:table-cell office:value-type="float" office:value="59.237044" calcext:value-type="float">
            <text:p>59.237044</text:p>
          </table:table-cell>
          <table:table-cell office:value-type="float" office:value="3.214402" calcext:value-type="float">
            <text:p>3.214402</text:p>
          </table:table-cell>
          <table:table-cell office:value-type="float" office:value="19.650581" calcext:value-type="float">
            <text:p>19.650581</text:p>
          </table:table-cell>
          <table:table-cell office:value-type="float" office:value="12.956537" calcext:value-type="float">
            <text:p>12.956537</text:p>
          </table:table-cell>
          <table:table-cell office:value-type="float" office:value="2.636287" calcext:value-type="float">
            <text:p>2.636287</text:p>
          </table:table-cell>
          <table:table-cell office:value-type="float" office:value="3.316259" calcext:value-type="float">
            <text:p>3.316259</text:p>
          </table:table-cell>
          <table:table-cell office:value-type="float" office:value="15.940253" calcext:value-type="float">
            <text:p>15.940253</text:p>
          </table:table-cell>
          <table:table-cell/>
          <table:table-cell office:value-type="float" office:value="0.17023" calcext:value-type="float">
            <text:p>0.17023</text:p>
          </table:table-cell>
          <table:table-cell office:value-type="float" office:value="3.31801679181128" calcext:value-type="float">
            <text:p>3.31801679181128</text:p>
          </table:table-cell>
          <table:table-cell office:value-type="float" office:value="0.0148534041011853" calcext:value-type="float">
            <text:p>0.014853404101185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979130169" calcext:value-type="float">
            <text:p>1979130169</text:p>
          </table:table-cell>
          <table:table-cell office:value-type="float" office:value="28847322360" calcext:value-type="float">
            <text:p>28847322360</text:p>
          </table:table-cell>
          <table:table-cell office:value-type="float" office:value="0.645575" calcext:value-type="float">
            <text:p>6.46E-01</text:p>
          </table:table-cell>
          <table:table-cell/>
          <table:table-cell office:value-type="float" office:value="61.595119" calcext:value-type="float">
            <text:p>61.595119</text:p>
          </table:table-cell>
          <table:table-cell office:value-type="float" office:value="3.694243" calcext:value-type="float">
            <text:p>3.694243</text:p>
          </table:table-cell>
          <table:table-cell office:value-type="float" office:value="19.690513" calcext:value-type="float">
            <text:p>19.690513</text:p>
          </table:table-cell>
          <table:table-cell office:value-type="float" office:value="16.227843" calcext:value-type="float">
            <text:p>16.227843</text:p>
          </table:table-cell>
          <table:table-cell office:value-type="float" office:value="3.407239" calcext:value-type="float">
            <text:p>3.407239</text:p>
          </table:table-cell>
          <table:table-cell office:value-type="float" office:value="3.452922" calcext:value-type="float">
            <text:p>3.452922</text:p>
          </table:table-cell>
          <table:table-cell office:value-type="float" office:value="13.86766" calcext:value-type="float">
            <text:p>13.86766</text:p>
          </table:table-cell>
          <table:table-cell/>
          <table:table-cell office:value-type="float" office:value="0.277704" calcext:value-type="float">
            <text:p>0.277704</text:p>
          </table:table-cell>
          <table:table-cell office:value-type="float" office:value="3.04696425155742" calcext:value-type="float">
            <text:p>3.04696425155742</text:p>
          </table:table-cell>
          <table:table-cell office:value-type="float" office:value="0.0260402747480512" calcext:value-type="float">
            <text:p>0.026040274748051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983760394" calcext:value-type="float">
            <text:p>1983760394</text:p>
          </table:table-cell>
          <table:table-cell office:value-type="float" office:value="22481562816" calcext:value-type="float">
            <text:p>22481562816</text:p>
          </table:table-cell>
          <table:table-cell office:value-type="float" office:value="0.557528" calcext:value-type="float">
            <text:p>5.58E-01</text:p>
          </table:table-cell>
          <table:table-cell/>
          <table:table-cell office:value-type="float" office:value="58.146428" calcext:value-type="float">
            <text:p>58.146428</text:p>
          </table:table-cell>
          <table:table-cell office:value-type="float" office:value="3.60761" calcext:value-type="float">
            <text:p>3.60761</text:p>
          </table:table-cell>
          <table:table-cell office:value-type="float" office:value="19.634607" calcext:value-type="float">
            <text:p>19.634607</text:p>
          </table:table-cell>
          <table:table-cell office:value-type="float" office:value="13.248" calcext:value-type="float">
            <text:p>13.248</text:p>
          </table:table-cell>
          <table:table-cell office:value-type="float" office:value="3.482394" calcext:value-type="float">
            <text:p>3.482394</text:p>
          </table:table-cell>
          <table:table-cell office:value-type="float" office:value="3.492734" calcext:value-type="float">
            <text:p>3.492734</text:p>
          </table:table-cell>
          <table:table-cell office:value-type="float" office:value="13.121271" calcext:value-type="float">
            <text:p>13.121271</text:p>
          </table:table-cell>
          <table:table-cell/>
          <table:table-cell office:value-type="float" office:value="0.220263" calcext:value-type="float">
            <text:p>0.220263</text:p>
          </table:table-cell>
          <table:table-cell office:value-type="float" office:value="2.29677863995614" calcext:value-type="float">
            <text:p>2.29677863995614</text:p>
          </table:table-cell>
          <table:table-cell office:value-type="float" office:value="0.0345683839847159" calcext:value-type="float">
            <text:p>0.0345683839847159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649472231" calcext:value-type="float">
            <text:p>1649472231</text:p>
          </table:table-cell>
          <table:table-cell office:value-type="float" office:value="16628516352" calcext:value-type="float">
            <text:p>16628516352</text:p>
          </table:table-cell>
          <table:table-cell office:value-type="float" office:value="0.547267" calcext:value-type="float">
            <text:p>5.47E-01</text:p>
          </table:table-cell>
          <table:table-cell/>
          <table:table-cell office:value-type="float" office:value="57.027524" calcext:value-type="float">
            <text:p>57.027524</text:p>
          </table:table-cell>
          <table:table-cell office:value-type="float" office:value="3.464112" calcext:value-type="float">
            <text:p>3.464112</text:p>
          </table:table-cell>
          <table:table-cell office:value-type="float" office:value="19.03728" calcext:value-type="float">
            <text:p>19.03728</text:p>
          </table:table-cell>
          <table:table-cell office:value-type="float" office:value="12.881406" calcext:value-type="float">
            <text:p>12.881406</text:p>
          </table:table-cell>
          <table:table-cell office:value-type="float" office:value="3.576847" calcext:value-type="float">
            <text:p>3.576847</text:p>
          </table:table-cell>
          <table:table-cell office:value-type="float" office:value="3.493137" calcext:value-type="float">
            <text:p>3.493137</text:p>
          </table:table-cell>
          <table:table-cell office:value-type="float" office:value="13.051289" calcext:value-type="float">
            <text:p>13.051289</text:p>
          </table:table-cell>
          <table:table-cell/>
          <table:table-cell office:value-type="float" office:value="0.202305" calcext:value-type="float">
            <text:p>0.202305</text:p>
          </table:table-cell>
          <table:table-cell office:value-type="float" office:value="1.98913421951739" calcext:value-type="float">
            <text:p>1.98913421951739</text:p>
          </table:table-cell>
          <table:table-cell office:value-type="float" office:value="0.0325183435824065" calcext:value-type="float">
            <text:p>0.032518343582406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153675534" calcext:value-type="float">
            <text:p>1153675534</text:p>
          </table:table-cell>
          <table:table-cell office:value-type="float" office:value="11109972816" calcext:value-type="float">
            <text:p>11109972816</text:p>
          </table:table-cell>
          <table:table-cell office:value-type="float" office:value="0.585347" calcext:value-type="float">
            <text:p>5.85E-01</text:p>
          </table:table-cell>
          <table:table-cell/>
          <table:table-cell office:value-type="float" office:value="57.006693" calcext:value-type="float">
            <text:p>57.006693</text:p>
          </table:table-cell>
          <table:table-cell office:value-type="float" office:value="3.437089" calcext:value-type="float">
            <text:p>3.437089</text:p>
          </table:table-cell>
          <table:table-cell office:value-type="float" office:value="18.782097" calcext:value-type="float">
            <text:p>18.782097</text:p>
          </table:table-cell>
          <table:table-cell office:value-type="float" office:value="12.379116" calcext:value-type="float">
            <text:p>12.379116</text:p>
          </table:table-cell>
          <table:table-cell office:value-type="float" office:value="3.779297" calcext:value-type="float">
            <text:p>3.779297</text:p>
          </table:table-cell>
          <table:table-cell office:value-type="float" office:value="3.695015" calcext:value-type="float">
            <text:p>3.695015</text:p>
          </table:table-cell>
          <table:table-cell office:value-type="float" office:value="13.293563" calcext:value-type="float">
            <text:p>13.293563</text:p>
          </table:table-cell>
          <table:table-cell/>
          <table:table-cell office:value-type="float" office:value="0.196199" calcext:value-type="float">
            <text:p>0.196199</text:p>
          </table:table-cell>
          <table:table-cell office:value-type="float" office:value="1.9123879893196" calcext:value-type="float">
            <text:p>1.9123879893196</text:p>
          </table:table-cell>
          <table:table-cell office:value-type="float" office:value="0.0175043121365636" calcext:value-type="float">
            <text:p>0.017504312136563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85775073" calcext:value-type="float">
            <text:p>785775073</text:p>
          </table:table-cell>
          <table:table-cell office:value-type="float" office:value="5303250792" calcext:value-type="float">
            <text:p>5303250792</text:p>
          </table:table-cell>
          <table:table-cell office:value-type="float" office:value="0.504749" calcext:value-type="float">
            <text:p>5.05E-01</text:p>
          </table:table-cell>
          <table:table-cell/>
          <table:table-cell office:value-type="float" office:value="49.508514" calcext:value-type="float">
            <text:p>49.508514</text:p>
          </table:table-cell>
          <table:table-cell office:value-type="float" office:value="3.48944" calcext:value-type="float">
            <text:p>3.48944</text:p>
          </table:table-cell>
          <table:table-cell office:value-type="float" office:value="18.363742" calcext:value-type="float">
            <text:p>18.363742</text:p>
          </table:table-cell>
          <table:table-cell office:value-type="float" office:value="11.536549" calcext:value-type="float">
            <text:p>11.536549</text:p>
          </table:table-cell>
          <table:table-cell office:value-type="float" office:value="3.804024" calcext:value-type="float">
            <text:p>3.804024</text:p>
          </table:table-cell>
          <table:table-cell office:value-type="float" office:value="3.578719" calcext:value-type="float">
            <text:p>3.578719</text:p>
          </table:table-cell>
          <table:table-cell office:value-type="float" office:value="7.146716" calcext:value-type="float">
            <text:p>7.146716</text:p>
          </table:table-cell>
          <table:table-cell/>
          <table:table-cell office:value-type="float" office:value="0.189894" calcext:value-type="float">
            <text:p>0.189894</text:p>
          </table:table-cell>
          <table:table-cell office:value-type="float" office:value="1.16577761156948" calcext:value-type="float">
            <text:p>1.16577761156948</text:p>
          </table:table-cell>
          <table:table-cell office:value-type="float" office:value="0.0432145612170023" calcext:value-type="float">
            <text:p>0.043214561217002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97148531" calcext:value-type="float">
            <text:p>397148531</text:p>
          </table:table-cell>
          <table:table-cell office:value-type="float" office:value="2668735116" calcext:value-type="float">
            <text:p>2668735116</text:p>
          </table:table-cell>
          <table:table-cell office:value-type="float" office:value="0.492093" calcext:value-type="float">
            <text:p>4.92E-01</text:p>
          </table:table-cell>
          <table:table-cell/>
          <table:table-cell office:value-type="float" office:value="42.482879" calcext:value-type="float">
            <text:p>42.482879</text:p>
          </table:table-cell>
          <table:table-cell office:value-type="float" office:value="3.414078" calcext:value-type="float">
            <text:p>3.414078</text:p>
          </table:table-cell>
          <table:table-cell office:value-type="float" office:value="17.858375" calcext:value-type="float">
            <text:p>17.858375</text:p>
          </table:table-cell>
          <table:table-cell office:value-type="float" office:value="11.087445" calcext:value-type="float">
            <text:p>11.087445</text:p>
          </table:table-cell>
          <table:table-cell office:value-type="float" office:value="2.2742" calcext:value-type="float">
            <text:p>2.2742</text:p>
          </table:table-cell>
          <table:table-cell office:value-type="float" office:value="2.990043" calcext:value-type="float">
            <text:p>2.990043</text:p>
          </table:table-cell>
          <table:table-cell office:value-type="float" office:value="3.577527" calcext:value-type="float">
            <text:p>3.577527</text:p>
          </table:table-cell>
          <table:table-cell/>
          <table:table-cell office:value-type="float" office:value="0.133299" calcext:value-type="float">
            <text:p>0.133299</text:p>
          </table:table-cell>
          <table:table-cell office:value-type="float" office:value="1.05280917032631" calcext:value-type="float">
            <text:p>1.05280917032631</text:p>
          </table:table-cell>
          <table:table-cell office:value-type="float" office:value="0.00135792420097192" calcext:value-type="float">
            <text:p>0.0013579242009719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97148531" calcext:value-type="float">
            <text:p>397148531</text:p>
          </table:table-cell>
          <table:table-cell office:value-type="float" office:value="2668735116" calcext:value-type="float">
            <text:p>2668735116</text:p>
          </table:table-cell>
          <table:table-cell office:value-type="float" office:value="0.492093" calcext:value-type="float">
            <text:p>4.92E-01</text:p>
          </table:table-cell>
          <table:table-cell/>
          <table:table-cell office:value-type="float" office:value="42.482879" calcext:value-type="float">
            <text:p>42.482879</text:p>
          </table:table-cell>
          <table:table-cell office:value-type="float" office:value="3.414078" calcext:value-type="float">
            <text:p>3.414078</text:p>
          </table:table-cell>
          <table:table-cell office:value-type="float" office:value="17.858375" calcext:value-type="float">
            <text:p>17.858375</text:p>
          </table:table-cell>
          <table:table-cell office:value-type="float" office:value="11.087445" calcext:value-type="float">
            <text:p>11.087445</text:p>
          </table:table-cell>
          <table:table-cell office:value-type="float" office:value="2.2742" calcext:value-type="float">
            <text:p>2.2742</text:p>
          </table:table-cell>
          <table:table-cell office:value-type="float" office:value="2.990043" calcext:value-type="float">
            <text:p>2.990043</text:p>
          </table:table-cell>
          <table:table-cell office:value-type="float" office:value="3.577527" calcext:value-type="float">
            <text:p>3.577527</text:p>
          </table:table-cell>
          <table:table-cell/>
          <table:table-cell office:value-type="float" office:value="0.133299" calcext:value-type="float">
            <text:p>0.133299</text:p>
          </table:table-cell>
          <table:table-cell office:value-type="float" office:value="1.05280917032631" calcext:value-type="float">
            <text:p>1.05280917032631</text:p>
          </table:table-cell>
          <table:table-cell office:value-type="float" office:value="0.00135792420097192" calcext:value-type="float">
            <text:p>0.0013579242009719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97148531" calcext:value-type="float">
            <text:p>397148531</text:p>
          </table:table-cell>
          <table:table-cell office:value-type="float" office:value="2668735116" calcext:value-type="float">
            <text:p>2668735116</text:p>
          </table:table-cell>
          <table:table-cell office:value-type="float" office:value="0.492093" calcext:value-type="float">
            <text:p>4.92E-01</text:p>
          </table:table-cell>
          <table:table-cell/>
          <table:table-cell office:value-type="float" office:value="42.482879" calcext:value-type="float">
            <text:p>42.482879</text:p>
          </table:table-cell>
          <table:table-cell office:value-type="float" office:value="3.414078" calcext:value-type="float">
            <text:p>3.414078</text:p>
          </table:table-cell>
          <table:table-cell office:value-type="float" office:value="17.858375" calcext:value-type="float">
            <text:p>17.858375</text:p>
          </table:table-cell>
          <table:table-cell office:value-type="float" office:value="11.087445" calcext:value-type="float">
            <text:p>11.087445</text:p>
          </table:table-cell>
          <table:table-cell office:value-type="float" office:value="2.2742" calcext:value-type="float">
            <text:p>2.2742</text:p>
          </table:table-cell>
          <table:table-cell office:value-type="float" office:value="2.990043" calcext:value-type="float">
            <text:p>2.990043</text:p>
          </table:table-cell>
          <table:table-cell office:value-type="float" office:value="3.577527" calcext:value-type="float">
            <text:p>3.577527</text:p>
          </table:table-cell>
          <table:table-cell/>
          <table:table-cell office:value-type="float" office:value="0.133299" calcext:value-type="float">
            <text:p>0.133299</text:p>
          </table:table-cell>
          <table:table-cell office:value-type="float" office:value="1.05280917032631" calcext:value-type="float">
            <text:p>1.05280917032631</text:p>
          </table:table-cell>
          <table:table-cell office:value-type="float" office:value="0.00135792420097192" calcext:value-type="float">
            <text:p>0.00135792420097192</text:p>
          </table:table-cell>
          <table:table-cell/>
        </table:table-row>
        <table:table-row table:style-name="ro1">
          <table:table-cell table:number-columns-repeated="6"/>
          <table:table-cell table:style-name="Default"/>
          <table:table-cell table:number-columns-repeated="13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office:value-type="string" calcext:value-type="string">
            <text:p>proportion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um threads</text:p>
          </table:table-cell>
          <table:table-cell/>
          <table:table-cell office:value-type="string" calcext:value-type="string">
            <text:p>ref. Runtime</text:p>
          </table:table-cell>
          <table:table-cell/>
          <table:table-cell office:value-type="string" calcext:value-type="string">
            <text:p>ref. #objects</text:p>
          </table:table-cell>
          <table:table-cell office:value-type="string" calcext:value-type="string">
            <text:p>#objects</text:p>
          </table:table-cell>
          <table:table-cell table:style-name="Default" office:value-type="string" calcext:value-type="string">
            <text:p>symbolic #objects</text:p>
          </table:table-cell>
          <table:table-cell/>
          <table:table-cell office:value-type="string" calcext:value-type="string">
            <text:p>symbolic #objects (deterministic)</text:p>
          </table:table-cell>
          <table:table-cell/>
          <table:table-cell office:value-type="string" calcext:value-type="string">
            <text:p>ref runtime</text:p>
          </table:table-cell>
          <table:table-cell/>
          <table:table-cell office:value-type="string" calcext:value-type="string">
            <text:p>pre-symbolic step</text:p>
          </table:table-cell>
          <table:table-cell office:value-type="string" calcext:value-type="string">
            <text:p>symbolic step</text:p>
          </table:table-cell>
          <table:table-cell office:value-type="string" calcext:value-type="string">
            <text:p>duplicates elimination</text:p>
          </table:table-cell>
          <table:table-cell office:value-type="string" calcext:value-type="string">
            <text:p>pre-object generation</text:p>
          </table:table-cell>
          <table:table-cell office:value-type="string" calcext:value-type="string">
            <text:p>object generation</text:p>
          </table:table-cell>
          <table:table-cell office:value-type="string" calcext:value-type="string">
            <text:p>communication</text:p>
          </table:table-cell>
          <table:table-cell/>
          <table:table-cell office:value-type="string" calcext:value-type="string">
            <text:p>subtitle</text:p>
          </table:table-cell>
        </table:table-row>
        <table:table-row table:style-name="ro1">
          <table:table-cell table:formula="of:=[.A6]*[.B6]*[.C6]" office:value-type="float" office:value="1476" calcext:value-type="float">
            <text:p>1476</text:p>
          </table:table-cell>
          <table:table-cell/>
          <table:table-cell table:formula="of:=[.I25]" office:value-type="float" office:value="42.504923" calcext:value-type="float">
            <text:p>42.504923</text:p>
          </table:table-cell>
          <table:table-cell/>
          <table:table-cell table:formula="of:=[.A52]/[.A$71]" office:value-type="float" office:value="41" calcext:value-type="float">
            <text:p>41</text:p>
          </table:table-cell>
          <table:table-cell table:formula="of:=[.E6]/[.E$25]" office:value-type="float" office:value="7.55146488940943" calcext:value-type="float">
            <text:p>7.55146488940943</text:p>
          </table:table-cell>
          <table:table-cell table:style-name="Default" table:formula="of:=[.F6]/[.F$25]" office:value-type="float" office:value="49.8773745808358" calcext:value-type="float">
            <text:p>49.8773745808358</text:p>
          </table:table-cell>
          <table:table-cell/>
          <table:table-cell table:formula="of:=[.F29]/[.F$48]" office:value-type="float" office:value="46.7675538091882" calcext:value-type="float">
            <text:p>46.7675538091882</text:p>
          </table:table-cell>
          <table:table-cell/>
          <table:table-cell table:formula="of:=SUM([.J6:.O6])" office:value-type="float" office:value="56.495047" calcext:value-type="float">
            <text:p>56.495047</text:p>
          </table:table-cell>
          <table:table-cell/>
          <table:table-cell table:formula="of:=[.J6] / [.$K52]" office:value-type="float" office:value="0.0528347024828566" calcext:value-type="float">
            <text:p>0.0528347024828566</text:p>
          </table:table-cell>
          <table:table-cell table:formula="of:=[.K6] / [.$K52]" office:value-type="float" office:value="0.356102827916932" calcext:value-type="float">
            <text:p>0.356102827916932</text:p>
          </table:table-cell>
          <table:table-cell table:formula="of:=[.L6] / [.$K52]" office:value-type="float" office:value="0.304893719267107" calcext:value-type="float">
            <text:p>0.304893719267107</text:p>
          </table:table-cell>
          <table:table-cell table:formula="of:=[.M6] / [.$K52]" office:value-type="float" office:value="0.0230070080302792" calcext:value-type="float">
            <text:p>0.0230070080302792</text:p>
          </table:table-cell>
          <table:table-cell table:formula="of:=[.N6] / [.$K52]" office:value-type="float" office:value="0.0321218070674408" calcext:value-type="float">
            <text:p>0.0321218070674408</text:p>
          </table:table-cell>
          <table:table-cell table:formula="of:=[.O6] / [.$K52]" office:value-type="float" office:value="0.231039935235384" calcext:value-type="float">
            <text:p>0.231039935235384</text:p>
          </table:table-cell>
          <table:table-cell/>
          <table:table-cell table:formula="of:=CONCATENATE(&quot;for &quot;;[.A2];&quot; iterations, starting with 1 graphs having &quot;;[.B2];&quot; nodes&quot;)" office:value-type="string" office:string-value="for 9 iterations, starting with 1 graphs having 17 nodes" calcext:value-type="string">
            <text:p>for 9 iterations, starting with 1 graphs having 17 nodes</text:p>
          </table:table-cell>
        </table:table-row>
        <table:table-row table:style-name="ro1">
          <table:table-cell table:formula="of:=[.A7]*[.B7]*[.C7]" office:value-type="float" office:value="1368" calcext:value-type="float">
            <text:p>1368</text:p>
          </table:table-cell>
          <table:table-cell/>
          <table:table-cell table:formula="of:=[.C52]" office:value-type="float" office:value="42.504923" calcext:value-type="float">
            <text:p>42.504923</text:p>
          </table:table-cell>
          <table:table-cell/>
          <table:table-cell table:formula="of:=[.A53]/[.A$71]" office:value-type="float" office:value="38" calcext:value-type="float">
            <text:p>38</text:p>
          </table:table-cell>
          <table:table-cell table:formula="of:=[.E7]/[.E$25]" office:value-type="float" office:value="7.3254835010914" calcext:value-type="float">
            <text:p>7.3254835010914</text:p>
          </table:table-cell>
          <table:table-cell table:style-name="Default" table:formula="of:=[.F7]/[.F$25]" office:value-type="float" office:value="46.0372706043121" calcext:value-type="float">
            <text:p>46.0372706043121</text:p>
          </table:table-cell>
          <table:table-cell/>
          <table:table-cell table:formula="of:=[.F30]/[.F$48]" office:value-type="float" office:value="43.2163916053481" calcext:value-type="float">
            <text:p>43.2163916053481</text:p>
          </table:table-cell>
          <table:table-cell/>
          <table:table-cell table:formula="of:=SUM([.J7:.O7])" office:value-type="float" office:value="55.22814" calcext:value-type="float">
            <text:p>55.22814</text:p>
          </table:table-cell>
          <table:table-cell/>
          <table:table-cell table:formula="of:=[.J7] / [.$K53]" office:value-type="float" office:value="0.0466117091757934" calcext:value-type="float">
            <text:p>0.0466117091757934</text:p>
          </table:table-cell>
          <table:table-cell table:formula="of:=[.K7] / [.$K53]" office:value-type="float" office:value="0.362361234689417" calcext:value-type="float">
            <text:p>0.362361234689417</text:p>
          </table:table-cell>
          <table:table-cell table:formula="of:=[.L7] / [.$K53]" office:value-type="float" office:value="0.313543856447094" calcext:value-type="float">
            <text:p>0.313543856447094</text:p>
          </table:table-cell>
          <table:table-cell table:formula="of:=[.M7] / [.$K53]" office:value-type="float" office:value="0.0199170205623438" calcext:value-type="float">
            <text:p>0.0199170205623438</text:p>
          </table:table-cell>
          <table:table-cell table:formula="of:=[.N7] / [.$K53]" office:value-type="float" office:value="0.0310023115027955" calcext:value-type="float">
            <text:p>0.0310023115027955</text:p>
          </table:table-cell>
          <table:table-cell table:formula="of:=[.O7] / [.$K53]" office:value-type="float" office:value="0.226563867622556" calcext:value-type="float">
            <text:p>0.226563867622556</text:p>
          </table:table-cell>
          <table:table-cell table:number-columns-repeated="2"/>
        </table:table-row>
        <table:table-row table:style-name="ro1">
          <table:table-cell table:formula="of:=[.A8]*[.B8]*[.C8]" office:value-type="float" office:value="1260" calcext:value-type="float">
            <text:p>1260</text:p>
          </table:table-cell>
          <table:table-cell/>
          <table:table-cell table:formula="of:=[.C53]" office:value-type="float" office:value="42.504923" calcext:value-type="float">
            <text:p>42.504923</text:p>
          </table:table-cell>
          <table:table-cell/>
          <table:table-cell table:formula="of:=[.A54]/[.A$71]" office:value-type="float" office:value="35" calcext:value-type="float">
            <text:p>35</text:p>
          </table:table-cell>
          <table:table-cell table:formula="of:=[.E8]/[.E$25]" office:value-type="float" office:value="7.08659168092878" calcext:value-type="float">
            <text:p>7.08659168092878</text:p>
          </table:table-cell>
          <table:table-cell table:style-name="Default" table:formula="of:=[.F8]/[.F$25]" office:value-type="float" office:value="42.2689589553364" calcext:value-type="float">
            <text:p>42.2689589553364</text:p>
          </table:table-cell>
          <table:table-cell/>
          <table:table-cell table:formula="of:=[.F31]/[.F$48]" office:value-type="float" office:value="39.7164908815926" calcext:value-type="float">
            <text:p>39.7164908815926</text:p>
          </table:table-cell>
          <table:table-cell/>
          <table:table-cell table:formula="of:=SUM([.J8:.O8])" office:value-type="float" office:value="57.715715" calcext:value-type="float">
            <text:p>57.715715</text:p>
          </table:table-cell>
          <table:table-cell/>
          <table:table-cell table:formula="of:=[.J8] / [.$K54]" office:value-type="float" office:value="0.0500322139299496" calcext:value-type="float">
            <text:p>0.0500322139299496</text:p>
          </table:table-cell>
          <table:table-cell table:formula="of:=[.K8] / [.$K54]" office:value-type="float" office:value="0.346088825201247" calcext:value-type="float">
            <text:p>0.346088825201247</text:p>
          </table:table-cell>
          <table:table-cell table:formula="of:=[.L8] / [.$K54]" office:value-type="float" office:value="0.299579949758917" calcext:value-type="float">
            <text:p>0.299579949758917</text:p>
          </table:table-cell>
          <table:table-cell table:formula="of:=[.M8] / [.$K54]" office:value-type="float" office:value="0.0250710919894174" calcext:value-type="float">
            <text:p>0.0250710919894174</text:p>
          </table:table-cell>
          <table:table-cell table:formula="of:=[.N8] / [.$K54]" office:value-type="float" office:value="0.0405397905925622" calcext:value-type="float">
            <text:p>0.0405397905925622</text:p>
          </table:table-cell>
          <table:table-cell table:formula="of:=[.O8] / [.$K54]" office:value-type="float" office:value="0.238688128527906" calcext:value-type="float">
            <text:p>0.238688128527906</text:p>
          </table:table-cell>
          <table:table-cell table:number-columns-repeated="2"/>
        </table:table-row>
        <table:table-row table:style-name="ro1">
          <table:table-cell table:formula="of:=[.A9]*[.B9]*[.C9]" office:value-type="float" office:value="1152" calcext:value-type="float">
            <text:p>1152</text:p>
          </table:table-cell>
          <table:table-cell/>
          <table:table-cell table:formula="of:=[.C54]" office:value-type="float" office:value="42.504923" calcext:value-type="float">
            <text:p>42.504923</text:p>
          </table:table-cell>
          <table:table-cell/>
          <table:table-cell table:formula="of:=[.A55]/[.A$71]" office:value-type="float" office:value="32" calcext:value-type="float">
            <text:p>32</text:p>
          </table:table-cell>
          <table:table-cell table:formula="of:=[.E9]/[.E$25]" office:value-type="float" office:value="6.83834595502814" calcext:value-type="float">
            <text:p>6.83834595502814</text:p>
          </table:table-cell>
          <table:table-cell table:style-name="Default" table:formula="of:=[.F9]/[.F$25]" office:value-type="float" office:value="38.5361813810659" calcext:value-type="float">
            <text:p>38.5361813810659</text:p>
          </table:table-cell>
          <table:table-cell/>
          <table:table-cell table:formula="of:=[.F32]/[.F$48]" office:value-type="float" office:value="36.2190737973562" calcext:value-type="float">
            <text:p>36.2190737973562</text:p>
          </table:table-cell>
          <table:table-cell/>
          <table:table-cell table:formula="of:=SUM([.J9:.O9])" office:value-type="float" office:value="65.781429" calcext:value-type="float">
            <text:p>65.781429</text:p>
          </table:table-cell>
          <table:table-cell/>
          <table:table-cell table:formula="of:=[.J9] / [.$K55]" office:value-type="float" office:value="0.0531982666414863" calcext:value-type="float">
            <text:p>0.0531982666414863</text:p>
          </table:table-cell>
          <table:table-cell table:formula="of:=[.K9] / [.$K55]" office:value-type="float" office:value="0.347300831667856" calcext:value-type="float">
            <text:p>0.347300831667856</text:p>
          </table:table-cell>
          <table:table-cell table:formula="of:=[.L9] / [.$K55]" office:value-type="float" office:value="0.285776324500339" calcext:value-type="float">
            <text:p>0.285776324500339</text:p>
          </table:table-cell>
          <table:table-cell table:formula="of:=[.M9] / [.$K55]" office:value-type="float" office:value="0.0232782720484835" calcext:value-type="float">
            <text:p>0.0232782720484835</text:p>
          </table:table-cell>
          <table:table-cell table:formula="of:=[.N9] / [.$K55]" office:value-type="float" office:value="0.0312593087632681" calcext:value-type="float">
            <text:p>0.0312593087632681</text:p>
          </table:table-cell>
          <table:table-cell table:formula="of:=[.O9] / [.$K55]" office:value-type="float" office:value="0.259186996378568" calcext:value-type="float">
            <text:p>0.259186996378568</text:p>
          </table:table-cell>
          <table:table-cell table:number-columns-repeated="2"/>
        </table:table-row>
        <table:table-row table:style-name="ro1">
          <table:table-cell table:formula="of:=[.A10]*[.B10]*[.C10]" office:value-type="float" office:value="1044" calcext:value-type="float">
            <text:p>1044</text:p>
          </table:table-cell>
          <table:table-cell/>
          <table:table-cell table:formula="of:=[.C55]" office:value-type="float" office:value="42.504923" calcext:value-type="float">
            <text:p>42.504923</text:p>
          </table:table-cell>
          <table:table-cell/>
          <table:table-cell table:formula="of:=[.A56]/[.A$71]" office:value-type="float" office:value="29" calcext:value-type="float">
            <text:p>29</text:p>
          </table:table-cell>
          <table:table-cell table:formula="of:=[.E10]/[.E$25]" office:value-type="float" office:value="6.64078031575849" calcext:value-type="float">
            <text:p>6.64078031575849</text:p>
          </table:table-cell>
          <table:table-cell table:style-name="Default" table:formula="of:=[.F10]/[.F$25]" office:value-type="float" office:value="34.790948278976" calcext:value-type="float">
            <text:p>34.790948278976</text:p>
          </table:table-cell>
          <table:table-cell/>
          <table:table-cell table:formula="of:=[.F33]/[.F$48]" office:value-type="float" office:value="32.7521903736212" calcext:value-type="float">
            <text:p>32.7521903736212</text:p>
          </table:table-cell>
          <table:table-cell/>
          <table:table-cell table:formula="of:=SUM([.J10:.O10])" office:value-type="float" office:value="66.349575" calcext:value-type="float">
            <text:p>66.349575</text:p>
          </table:table-cell>
          <table:table-cell/>
          <table:table-cell table:formula="of:=[.J10] / [.$K56]" office:value-type="float" office:value="0.064669879196664" calcext:value-type="float">
            <text:p>0.064669879196664</text:p>
          </table:table-cell>
          <table:table-cell table:formula="of:=[.K10] / [.$K56]" office:value-type="float" office:value="0.325038901907058" calcext:value-type="float">
            <text:p>0.325038901907058</text:p>
          </table:table-cell>
          <table:table-cell table:formula="of:=[.L10] / [.$K56]" office:value-type="float" office:value="0.275481583717755" calcext:value-type="float">
            <text:p>0.275481583717755</text:p>
          </table:table-cell>
          <table:table-cell table:formula="of:=[.M10] / [.$K56]" office:value-type="float" office:value="0.0422557341173625" calcext:value-type="float">
            <text:p>0.0422557341173625</text:p>
          </table:table-cell>
          <table:table-cell table:formula="of:=[.N10] / [.$K56]" office:value-type="float" office:value="0.043857387179948" calcext:value-type="float">
            <text:p>0.043857387179948</text:p>
          </table:table-cell>
          <table:table-cell table:formula="of:=[.O10] / [.$K56]" office:value-type="float" office:value="0.248696513881212" calcext:value-type="float">
            <text:p>0.248696513881212</text:p>
          </table:table-cell>
          <table:table-cell table:number-columns-repeated="2"/>
        </table:table-row>
        <table:table-row table:style-name="ro1">
          <table:table-cell table:formula="of:=[.A11]*[.B11]*[.C11]" office:value-type="float" office:value="936" calcext:value-type="float">
            <text:p>936</text:p>
          </table:table-cell>
          <table:table-cell/>
          <table:table-cell table:formula="of:=[.C56]" office:value-type="float" office:value="42.504923" calcext:value-type="float">
            <text:p>42.504923</text:p>
          </table:table-cell>
          <table:table-cell/>
          <table:table-cell table:formula="of:=[.A57]/[.A$71]" office:value-type="float" office:value="26" calcext:value-type="float">
            <text:p>26</text:p>
          </table:table-cell>
          <table:table-cell table:formula="of:=[.E11]/[.E$25]" office:value-type="float" office:value="6.53590627458229" calcext:value-type="float">
            <text:p>6.53590627458229</text:p>
          </table:table-cell>
          <table:table-cell table:style-name="Default" table:formula="of:=[.F11]/[.F$25]" office:value-type="float" office:value="31.078240902467" calcext:value-type="float">
            <text:p>31.078240902467</text:p>
          </table:table-cell>
          <table:table-cell/>
          <table:table-cell table:formula="of:=[.F34]/[.F$48]" office:value-type="float" office:value="29.2580048832392" calcext:value-type="float">
            <text:p>29.2580048832392</text:p>
          </table:table-cell>
          <table:table-cell/>
          <table:table-cell table:formula="of:=SUM([.J11:.O11])" office:value-type="float" office:value="65.915832" calcext:value-type="float">
            <text:p>65.915832</text:p>
          </table:table-cell>
          <table:table-cell/>
          <table:table-cell table:formula="of:=[.J11] / [.$K57]" office:value-type="float" office:value="0.0655667973666782" calcext:value-type="float">
            <text:p>0.0655667973666782</text:p>
          </table:table-cell>
          <table:table-cell table:formula="of:=[.K11] / [.$K57]" office:value-type="float" office:value="0.306510733263596" calcext:value-type="float">
            <text:p>0.306510733263596</text:p>
          </table:table-cell>
          <table:table-cell table:formula="of:=[.L11] / [.$K57]" office:value-type="float" office:value="0.256187724369466" calcext:value-type="float">
            <text:p>0.256187724369466</text:p>
          </table:table-cell>
          <table:table-cell table:formula="of:=[.M11] / [.$K57]" office:value-type="float" office:value="0.0507772851899981" calcext:value-type="float">
            <text:p>0.0507772851899981</text:p>
          </table:table-cell>
          <table:table-cell table:formula="of:=[.N11] / [.$K57]" office:value-type="float" office:value="0.0557916799108293" calcext:value-type="float">
            <text:p>0.0557916799108293</text:p>
          </table:table-cell>
          <table:table-cell table:formula="of:=[.O11] / [.$K57]" office:value-type="float" office:value="0.265165779899433" calcext:value-type="float">
            <text:p>0.265165779899433</text:p>
          </table:table-cell>
          <table:table-cell table:number-columns-repeated="2"/>
        </table:table-row>
        <table:table-row table:style-name="ro1">
          <table:table-cell table:formula="of:=[.A12]*[.B12]*[.C12]" office:value-type="float" office:value="828" calcext:value-type="float">
            <text:p>828</text:p>
          </table:table-cell>
          <table:table-cell/>
          <table:table-cell table:formula="of:=[.C57]" office:value-type="float" office:value="42.504923" calcext:value-type="float">
            <text:p>42.504923</text:p>
          </table:table-cell>
          <table:table-cell/>
          <table:table-cell table:formula="of:=[.A58]/[.A$71]" office:value-type="float" office:value="23" calcext:value-type="float">
            <text:p>23</text:p>
          </table:table-cell>
          <table:table-cell table:formula="of:=[.E12]/[.E$25]" office:value-type="float" office:value="6.06782017931222" calcext:value-type="float">
            <text:p>6.06782017931222</text:p>
          </table:table-cell>
          <table:table-cell table:style-name="Default" table:formula="of:=[.F12]/[.F$25]" office:value-type="float" office:value="27.3221492122176" calcext:value-type="float">
            <text:p>27.3221492122176</text:p>
          </table:table-cell>
          <table:table-cell/>
          <table:table-cell table:formula="of:=[.F35]/[.F$48]" office:value-type="float" office:value="25.8035846986622" calcext:value-type="float">
            <text:p>25.8035846986622</text:p>
          </table:table-cell>
          <table:table-cell/>
          <table:table-cell table:formula="of:=SUM([.J12:.O12])" office:value-type="float" office:value="57.271905" calcext:value-type="float">
            <text:p>57.271905</text:p>
          </table:table-cell>
          <table:table-cell/>
          <table:table-cell table:formula="of:=[.J12] / [.$K58]" office:value-type="float" office:value="0.0575219210885337" calcext:value-type="float">
            <text:p>0.0575219210885337</text:p>
          </table:table-cell>
          <table:table-cell table:formula="of:=[.K12] / [.$K58]" office:value-type="float" office:value="0.342577970821819" calcext:value-type="float">
            <text:p>0.342577970821819</text:p>
          </table:table-cell>
          <table:table-cell table:formula="of:=[.L12] / [.$K58]" office:value-type="float" office:value="0.298502258655444" calcext:value-type="float">
            <text:p>0.298502258655444</text:p>
          </table:table-cell>
          <table:table-cell table:formula="of:=[.M12] / [.$K58]" office:value-type="float" office:value="0.0370337602704153" calcext:value-type="float">
            <text:p>0.0370337602704153</text:p>
          </table:table-cell>
          <table:table-cell table:formula="of:=[.N12] / [.$K58]" office:value-type="float" office:value="0.0443924643330792" calcext:value-type="float">
            <text:p>0.0443924643330792</text:p>
          </table:table-cell>
          <table:table-cell table:formula="of:=[.O12] / [.$K58]" office:value-type="float" office:value="0.219971624830709" calcext:value-type="float">
            <text:p>0.219971624830709</text:p>
          </table:table-cell>
          <table:table-cell table:number-columns-repeated="2"/>
        </table:table-row>
        <table:table-row table:style-name="ro1">
          <table:table-cell table:formula="of:=[.A13]*[.B13]*[.C13]" office:value-type="float" office:value="720" calcext:value-type="float">
            <text:p>720</text:p>
          </table:table-cell>
          <table:table-cell/>
          <table:table-cell table:formula="of:=[.C58]" office:value-type="float" office:value="42.504923" calcext:value-type="float">
            <text:p>42.504923</text:p>
          </table:table-cell>
          <table:table-cell/>
          <table:table-cell table:formula="of:=[.A59]/[.A$71]" office:value-type="float" office:value="20" calcext:value-type="float">
            <text:p>20</text:p>
          </table:table-cell>
          <table:table-cell table:formula="of:=[.E13]/[.E$25]" office:value-type="float" office:value="6.00132409659984" calcext:value-type="float">
            <text:p>6.00132409659984</text:p>
          </table:table-cell>
          <table:table-cell table:style-name="Default" table:formula="of:=[.F13]/[.F$25]" office:value-type="float" office:value="23.6285560457913" calcext:value-type="float">
            <text:p>23.6285560457913</text:p>
          </table:table-cell>
          <table:table-cell/>
          <table:table-cell table:formula="of:=[.F36]/[.F$48]" office:value-type="float" office:value="22.3011568451217" calcext:value-type="float">
            <text:p>22.3011568451217</text:p>
          </table:table-cell>
          <table:table-cell/>
          <table:table-cell table:formula="of:=SUM([.J13:.O13])" office:value-type="float" office:value="66.717831" calcext:value-type="float">
            <text:p>66.717831</text:p>
          </table:table-cell>
          <table:table-cell/>
          <table:table-cell table:formula="of:=[.J13] / [.$K59]" office:value-type="float" office:value="0.0675195361192123" calcext:value-type="float">
            <text:p>0.0675195361192123</text:p>
          </table:table-cell>
          <table:table-cell table:formula="of:=[.K13] / [.$K59]" office:value-type="float" office:value="0.299575491295573" calcext:value-type="float">
            <text:p>0.299575491295573</text:p>
          </table:table-cell>
          <table:table-cell table:formula="of:=[.L13] / [.$K59]" office:value-type="float" office:value="0.269383352705216" calcext:value-type="float">
            <text:p>0.269383352705216</text:p>
          </table:table-cell>
          <table:table-cell table:formula="of:=[.M13] / [.$K59]" office:value-type="float" office:value="0.0499001533787871" calcext:value-type="float">
            <text:p>0.0499001533787871</text:p>
          </table:table-cell>
          <table:table-cell table:formula="of:=[.N13] / [.$K59]" office:value-type="float" office:value="0.0601534992946638" calcext:value-type="float">
            <text:p>0.0601534992946638</text:p>
          </table:table-cell>
          <table:table-cell table:formula="of:=[.O13] / [.$K59]" office:value-type="float" office:value="0.253467967206548" calcext:value-type="float">
            <text:p>0.253467967206548</text:p>
          </table:table-cell>
          <table:table-cell table:number-columns-repeated="2"/>
        </table:table-row>
        <table:table-row table:style-name="ro1">
          <table:table-cell table:formula="of:=[.A14]*[.B14]*[.C14]" office:value-type="float" office:value="648" calcext:value-type="float">
            <text:p>648</text:p>
          </table:table-cell>
          <table:table-cell/>
          <table:table-cell table:formula="of:=[.C59]" office:value-type="float" office:value="42.504923" calcext:value-type="float">
            <text:p>42.504923</text:p>
          </table:table-cell>
          <table:table-cell/>
          <table:table-cell table:formula="of:=[.A60]/[.A$71]" office:value-type="float" office:value="18" calcext:value-type="float">
            <text:p>18</text:p>
          </table:table-cell>
          <table:table-cell table:formula="of:=[.E14]/[.E$25]" office:value-type="float" office:value="5.62333927771239" calcext:value-type="float">
            <text:p>5.62333927771239</text:p>
          </table:table-cell>
          <table:table-cell table:style-name="Default" table:formula="of:=[.F14]/[.F$25]" office:value-type="float" office:value="21.1000865227675" calcext:value-type="float">
            <text:p>21.1000865227675</text:p>
          </table:table-cell>
          <table:table-cell/>
          <table:table-cell table:formula="of:=[.F37]/[.F$48]" office:value-type="float" office:value="19.9720961381467" calcext:value-type="float">
            <text:p>19.9720961381467</text:p>
          </table:table-cell>
          <table:table-cell/>
          <table:table-cell table:formula="of:=SUM([.J14:.O14])" office:value-type="float" office:value="58.26304" calcext:value-type="float">
            <text:p>58.26304</text:p>
          </table:table-cell>
          <table:table-cell/>
          <table:table-cell table:formula="of:=[.J14] / [.$K60]" office:value-type="float" office:value="0.060732962097412" calcext:value-type="float">
            <text:p>0.060732962097412</text:p>
          </table:table-cell>
          <table:table-cell table:formula="of:=[.K14] / [.$K60]" office:value-type="float" office:value="0.33483565224197" calcext:value-type="float">
            <text:p>0.33483565224197</text:p>
          </table:table-cell>
          <table:table-cell table:formula="of:=[.L14] / [.$K60]" office:value-type="float" office:value="0.225673514461312" calcext:value-type="float">
            <text:p>0.225673514461312</text:p>
          </table:table-cell>
          <table:table-cell table:formula="of:=[.M14] / [.$K60]" office:value-type="float" office:value="0.0470602632475065" calcext:value-type="float">
            <text:p>0.0470602632475065</text:p>
          </table:table-cell>
          <table:table-cell table:formula="of:=[.N14] / [.$K60]" office:value-type="float" office:value="0.0544408942616108" calcext:value-type="float">
            <text:p>0.0544408942616108</text:p>
          </table:table-cell>
          <table:table-cell table:formula="of:=[.O14] / [.$K60]" office:value-type="float" office:value="0.277256713690188" calcext:value-type="float">
            <text:p>0.277256713690188</text:p>
          </table:table-cell>
          <table:table-cell table:number-columns-repeated="2"/>
        </table:table-row>
        <table:table-row table:style-name="ro1">
          <table:table-cell table:formula="of:=[.A15]*[.B15]*[.C15]" office:value-type="float" office:value="576" calcext:value-type="float">
            <text:p>576</text:p>
          </table:table-cell>
          <table:table-cell/>
          <table:table-cell table:formula="of:=[.C60]" office:value-type="float" office:value="42.504923" calcext:value-type="float">
            <text:p>42.504923</text:p>
          </table:table-cell>
          <table:table-cell/>
          <table:table-cell table:formula="of:=[.A61]/[.A$71]" office:value-type="float" office:value="16" calcext:value-type="float">
            <text:p>16</text:p>
          </table:table-cell>
          <table:table-cell table:formula="of:=[.E15]/[.E$25]" office:value-type="float" office:value="5.6419373198221" calcext:value-type="float">
            <text:p>5.6419373198221</text:p>
          </table:table-cell>
          <table:table-cell table:style-name="Default" table:formula="of:=[.F15]/[.F$25]" office:value-type="float" office:value="18.5352157512423" calcext:value-type="float">
            <text:p>18.5352157512423</text:p>
          </table:table-cell>
          <table:table-cell/>
          <table:table-cell table:formula="of:=[.F38]/[.F$48]" office:value-type="float" office:value="17.6588322720598" calcext:value-type="float">
            <text:p>17.6588322720598</text:p>
          </table:table-cell>
          <table:table-cell/>
          <table:table-cell table:formula="of:=SUM([.J15:.O15])" office:value-type="float" office:value="66.569534" calcext:value-type="float">
            <text:p>66.569534</text:p>
          </table:table-cell>
          <table:table-cell/>
          <table:table-cell table:formula="of:=[.J15] / [.$K61]" office:value-type="float" office:value="0.0659408701884559" calcext:value-type="float">
            <text:p>0.0659408701884559</text:p>
          </table:table-cell>
          <table:table-cell table:formula="of:=[.K15] / [.$K61]" office:value-type="float" office:value="0.293492921251334" calcext:value-type="float">
            <text:p>0.293492921251334</text:p>
          </table:table-cell>
          <table:table-cell table:formula="of:=[.L15] / [.$K61]" office:value-type="float" office:value="0.20481870881055" calcext:value-type="float">
            <text:p>0.20481870881055</text:p>
          </table:table-cell>
          <table:table-cell table:formula="of:=[.M15] / [.$K61]" office:value-type="float" office:value="0.0549790989974483" calcext:value-type="float">
            <text:p>0.0549790989974483</text:p>
          </table:table-cell>
          <table:table-cell table:formula="of:=[.N15] / [.$K61]" office:value-type="float" office:value="0.0584707863510056" calcext:value-type="float">
            <text:p>0.0584707863510056</text:p>
          </table:table-cell>
          <table:table-cell table:formula="of:=[.O15] / [.$K61]" office:value-type="float" office:value="0.322297614401206" calcext:value-type="float">
            <text:p>0.322297614401206</text:p>
          </table:table-cell>
          <table:table-cell table:number-columns-repeated="2"/>
        </table:table-row>
        <table:table-row table:style-name="ro1">
          <table:table-cell table:formula="of:=[.A16]*[.B16]*[.C16]" office:value-type="float" office:value="504" calcext:value-type="float">
            <text:p>504</text:p>
          </table:table-cell>
          <table:table-cell/>
          <table:table-cell table:formula="of:=[.C61]" office:value-type="float" office:value="42.504923" calcext:value-type="float">
            <text:p>42.504923</text:p>
          </table:table-cell>
          <table:table-cell/>
          <table:table-cell table:formula="of:=[.A62]/[.A$71]" office:value-type="float" office:value="14" calcext:value-type="float">
            <text:p>14</text:p>
          </table:table-cell>
          <table:table-cell table:formula="of:=[.E16]/[.E$25]" office:value-type="float" office:value="5.46629951377562" calcext:value-type="float">
            <text:p>5.46629951377562</text:p>
          </table:table-cell>
          <table:table-cell table:style-name="Default" table:formula="of:=[.F16]/[.F$25]" office:value-type="float" office:value="16.0393888390023" calcext:value-type="float">
            <text:p>16.0393888390023</text:p>
          </table:table-cell>
          <table:table-cell/>
          <table:table-cell table:formula="of:=[.F39]/[.F$48]" office:value-type="float" office:value="15.3687029882062" calcext:value-type="float">
            <text:p>15.3687029882062</text:p>
          </table:table-cell>
          <table:table-cell/>
          <table:table-cell table:formula="of:=SUM([.J16:.O16])" office:value-type="float" office:value="60.377605" calcext:value-type="float">
            <text:p>60.377605</text:p>
          </table:table-cell>
          <table:table-cell/>
          <table:table-cell table:formula="of:=[.J16] / [.$K62]" office:value-type="float" office:value="0.0701624054150541" calcext:value-type="float">
            <text:p>0.0701624054150541</text:p>
          </table:table-cell>
          <table:table-cell table:formula="of:=[.K16] / [.$K62]" office:value-type="float" office:value="0.3168772262497" calcext:value-type="float">
            <text:p>0.3168772262497</text:p>
          </table:table-cell>
          <table:table-cell table:formula="of:=[.L16] / [.$K62]" office:value-type="float" office:value="0.254565513156741" calcext:value-type="float">
            <text:p>0.254565513156741</text:p>
          </table:table-cell>
          <table:table-cell table:formula="of:=[.M16] / [.$K62]" office:value-type="float" office:value="0.0525034406382963" calcext:value-type="float">
            <text:p>0.0525034406382963</text:p>
          </table:table-cell>
          <table:table-cell table:formula="of:=[.N16] / [.$K62]" office:value-type="float" office:value="0.06444763749738" calcext:value-type="float">
            <text:p>0.06444763749738</text:p>
          </table:table-cell>
          <table:table-cell table:formula="of:=[.O16] / [.$K62]" office:value-type="float" office:value="0.241443777042829" calcext:value-type="float">
            <text:p>0.241443777042829</text:p>
          </table:table-cell>
          <table:table-cell table:number-columns-repeated="2"/>
        </table:table-row>
        <table:table-row table:style-name="ro1">
          <table:table-cell table:formula="of:=[.A17]*[.B17]*[.C17]" office:value-type="float" office:value="432" calcext:value-type="float">
            <text:p>432</text:p>
          </table:table-cell>
          <table:table-cell/>
          <table:table-cell table:formula="of:=[.C62]" office:value-type="float" office:value="42.504923" calcext:value-type="float">
            <text:p>42.504923</text:p>
          </table:table-cell>
          <table:table-cell/>
          <table:table-cell table:formula="of:=[.A63]/[.A$71]" office:value-type="float" office:value="12" calcext:value-type="float">
            <text:p>12</text:p>
          </table:table-cell>
          <table:table-cell table:formula="of:=[.E17]/[.E$25]" office:value-type="float" office:value="4.7744218457761" calcext:value-type="float">
            <text:p>4.7744218457761</text:p>
          </table:table-cell>
          <table:table-cell table:style-name="Default" table:formula="of:=[.F17]/[.F$25]" office:value-type="float" office:value="13.7015586394102" calcext:value-type="float">
            <text:p>13.7015586394102</text:p>
          </table:table-cell>
          <table:table-cell/>
          <table:table-cell table:formula="of:=[.F40]/[.F$48]" office:value-type="float" office:value="13.0575815572998" calcext:value-type="float">
            <text:p>13.0575815572998</text:p>
          </table:table-cell>
          <table:table-cell/>
          <table:table-cell table:formula="of:=SUM([.J17:.O17])" office:value-type="float" office:value="64.493455" calcext:value-type="float">
            <text:p>64.493455</text:p>
          </table:table-cell>
          <table:table-cell/>
          <table:table-cell table:formula="of:=[.J17] / [.$K63]" office:value-type="float" office:value="0.0663432591725781" calcext:value-type="float">
            <text:p>0.0663432591725781</text:p>
          </table:table-cell>
          <table:table-cell table:formula="of:=[.K17] / [.$K63]" office:value-type="float" office:value="0.296321510454045" calcext:value-type="float">
            <text:p>0.296321510454045</text:p>
          </table:table-cell>
          <table:table-cell table:formula="of:=[.L17] / [.$K63]" office:value-type="float" office:value="0.226309072757848" calcext:value-type="float">
            <text:p>0.226309072757848</text:p>
          </table:table-cell>
          <table:table-cell table:formula="of:=[.M17] / [.$K63]" office:value-type="float" office:value="0.0615936609381526" calcext:value-type="float">
            <text:p>0.0615936609381526</text:p>
          </table:table-cell>
          <table:table-cell table:formula="of:=[.N17] / [.$K63]" office:value-type="float" office:value="0.0605490433098987" calcext:value-type="float">
            <text:p>0.0605490433098987</text:p>
          </table:table-cell>
          <table:table-cell table:formula="of:=[.O17] / [.$K63]" office:value-type="float" office:value="0.288883453367477" calcext:value-type="float">
            <text:p>0.288883453367477</text:p>
          </table:table-cell>
          <table:table-cell table:number-columns-repeated="2"/>
        </table:table-row>
        <table:table-row table:style-name="ro1">
          <table:table-cell table:formula="of:=[.A18]*[.B18]*[.C18]" office:value-type="float" office:value="360" calcext:value-type="float">
            <text:p>360</text:p>
          </table:table-cell>
          <table:table-cell/>
          <table:table-cell table:formula="of:=[.C63]" office:value-type="float" office:value="42.504923" calcext:value-type="float">
            <text:p>42.504923</text:p>
          </table:table-cell>
          <table:table-cell/>
          <table:table-cell table:formula="of:=[.A64]/[.A$71]" office:value-type="float" office:value="10" calcext:value-type="float">
            <text:p>10</text:p>
          </table:table-cell>
          <table:table-cell table:formula="of:=[.E18]/[.E$25]" office:value-type="float" office:value="4.52201509596986" calcext:value-type="float">
            <text:p>4.52201509596986</text:p>
          </table:table-cell>
          <table:table-cell table:style-name="Default" table:formula="of:=[.F18]/[.F$25]" office:value-type="float" office:value="11.2571557908435" calcext:value-type="float">
            <text:p>11.2571557908435</text:p>
          </table:table-cell>
          <table:table-cell/>
          <table:table-cell table:formula="of:=[.F41]/[.F$48]" office:value-type="float" office:value="10.8093614038539" calcext:value-type="float">
            <text:p>10.8093614038539</text:p>
          </table:table-cell>
          <table:table-cell/>
          <table:table-cell table:formula="of:=SUM([.J18:.O18])" office:value-type="float" office:value="65.999772" calcext:value-type="float">
            <text:p>65.999772</text:p>
          </table:table-cell>
          <table:table-cell/>
          <table:table-cell table:formula="of:=[.J18] / [.$K64]" office:value-type="float" office:value="0.0717333841698726" calcext:value-type="float">
            <text:p>0.0717333841698726</text:p>
          </table:table-cell>
          <table:table-cell table:formula="of:=[.K18] / [.$K64]" office:value-type="float" office:value="0.285339319050981" calcext:value-type="float">
            <text:p>0.285339319050981</text:p>
          </table:table-cell>
          <table:table-cell table:formula="of:=[.L18] / [.$K64]" office:value-type="float" office:value="0.251368913819884" calcext:value-type="float">
            <text:p>0.251368913819884</text:p>
          </table:table-cell>
          <table:table-cell table:formula="of:=[.M18] / [.$K64]" office:value-type="float" office:value="0.0558659657187907" calcext:value-type="float">
            <text:p>0.0558659657187907</text:p>
          </table:table-cell>
          <table:table-cell table:formula="of:=[.N18] / [.$K64]" office:value-type="float" office:value="0.0564319070678002" calcext:value-type="float">
            <text:p>0.0564319070678002</text:p>
          </table:table-cell>
          <table:table-cell table:formula="of:=[.O18] / [.$K64]" office:value-type="float" office:value="0.279260510172671" calcext:value-type="float">
            <text:p>0.279260510172671</text:p>
          </table:table-cell>
          <table:table-cell table:number-columns-repeated="2"/>
        </table:table-row>
        <table:table-row table:style-name="ro1">
          <table:table-cell table:formula="of:=[.A19]*[.B19]*[.C19]" office:value-type="float" office:value="288" calcext:value-type="float">
            <text:p>288</text:p>
          </table:table-cell>
          <table:table-cell/>
          <table:table-cell table:formula="of:=[.C64]" office:value-type="float" office:value="42.504923" calcext:value-type="float">
            <text:p>42.504923</text:p>
          </table:table-cell>
          <table:table-cell/>
          <table:table-cell table:formula="of:=[.A65]/[.A$71]" office:value-type="float" office:value="8" calcext:value-type="float">
            <text:p>8</text:p>
          </table:table-cell>
          <table:table-cell table:formula="of:=[.E19]/[.E$25]" office:value-type="float" office:value="4.30855271639675" calcext:value-type="float">
            <text:p>4.30855271639675</text:p>
          </table:table-cell>
          <table:table-cell table:style-name="Default" table:formula="of:=[.F19]/[.F$25]" office:value-type="float" office:value="8.80271980426034" calcext:value-type="float">
            <text:p>8.80271980426034</text:p>
          </table:table-cell>
          <table:table-cell/>
          <table:table-cell table:formula="of:=[.F42]/[.F$48]" office:value-type="float" office:value="8.42405178438848" calcext:value-type="float">
            <text:p>8.42405178438848</text:p>
          </table:table-cell>
          <table:table-cell/>
          <table:table-cell table:formula="of:=SUM([.J19:.O19])" office:value-type="float" office:value="57.757213" calcext:value-type="float">
            <text:p>57.757213</text:p>
          </table:table-cell>
          <table:table-cell/>
          <table:table-cell table:formula="of:=[.J19] / [.$K65]" office:value-type="float" office:value="0.0798670115886651" calcext:value-type="float">
            <text:p>0.0798670115886651</text:p>
          </table:table-cell>
          <table:table-cell table:formula="of:=[.K19] / [.$K65]" office:value-type="float" office:value="0.325341771598294" calcext:value-type="float">
            <text:p>0.325341771598294</text:p>
          </table:table-cell>
          <table:table-cell table:formula="of:=[.L19] / [.$K65]" office:value-type="float" office:value="0.222903743641508" calcext:value-type="float">
            <text:p>0.222903743641508</text:p>
          </table:table-cell>
          <table:table-cell table:formula="of:=[.M19] / [.$K65]" office:value-type="float" office:value="0.0735331706535078" calcext:value-type="float">
            <text:p>0.0735331706535078</text:p>
          </table:table-cell>
          <table:table-cell table:formula="of:=[.N19] / [.$K65]" office:value-type="float" office:value="0.0618185645488123" calcext:value-type="float">
            <text:p>0.0618185645488123</text:p>
          </table:table-cell>
          <table:table-cell table:formula="of:=[.O19] / [.$K65]" office:value-type="float" office:value="0.236535737969213" calcext:value-type="float">
            <text:p>0.236535737969213</text:p>
          </table:table-cell>
          <table:table-cell table:number-columns-repeated="2"/>
        </table:table-row>
        <table:table-row table:style-name="ro1">
          <table:table-cell table:formula="of:=[.A20]*[.B20]*[.C20]" office:value-type="float" office:value="216" calcext:value-type="float">
            <text:p>216</text:p>
          </table:table-cell>
          <table:table-cell/>
          <table:table-cell table:formula="of:=[.C65]" office:value-type="float" office:value="42.504923" calcext:value-type="float">
            <text:p>42.504923</text:p>
          </table:table-cell>
          <table:table-cell/>
          <table:table-cell table:formula="of:=[.A66]/[.A$71]" office:value-type="float" office:value="6" calcext:value-type="float">
            <text:p>6</text:p>
          </table:table-cell>
          <table:table-cell table:formula="of:=[.E20]/[.E$25]" office:value-type="float" office:value="3.47198200015343" calcext:value-type="float">
            <text:p>3.47198200015343</text:p>
          </table:table-cell>
          <table:table-cell table:style-name="Default" table:formula="of:=[.F20]/[.F$25]" office:value-type="float" office:value="6.53304296619261" calcext:value-type="float">
            <text:p>6.53304296619261</text:p>
          </table:table-cell>
          <table:table-cell/>
          <table:table-cell table:formula="of:=[.F43]/[.F$48]" office:value-type="float" office:value="6.23086054974367" calcext:value-type="float">
            <text:p>6.23086054974367</text:p>
          </table:table-cell>
          <table:table-cell/>
          <table:table-cell table:formula="of:=SUM([.J20:.O20])" office:value-type="float" office:value="54.627967" calcext:value-type="float">
            <text:p>54.627967</text:p>
          </table:table-cell>
          <table:table-cell/>
          <table:table-cell table:formula="of:=[.J20] / [.$K66]" office:value-type="float" office:value="0.0764121974372577" calcext:value-type="float">
            <text:p>0.0764121974372577</text:p>
          </table:table-cell>
          <table:table-cell table:formula="of:=[.K20] / [.$K66]" office:value-type="float" office:value="0.338337558855156" calcext:value-type="float">
            <text:p>0.338337558855156</text:p>
          </table:table-cell>
          <table:table-cell table:formula="of:=[.L20] / [.$K66]" office:value-type="float" office:value="0.23085960713127" calcext:value-type="float">
            <text:p>0.23085960713127</text:p>
          </table:table-cell>
          <table:table-cell table:formula="of:=[.M20] / [.$K66]" office:value-type="float" office:value="0.0645474871872863" calcext:value-type="float">
            <text:p>0.0645474871872863</text:p>
          </table:table-cell>
          <table:table-cell table:formula="of:=[.N20] / [.$K66]" office:value-type="float" office:value="0.0642757948506486" calcext:value-type="float">
            <text:p>0.0642757948506486</text:p>
          </table:table-cell>
          <table:table-cell table:formula="of:=[.O20] / [.$K66]" office:value-type="float" office:value="0.225567354538381" calcext:value-type="float">
            <text:p>0.225567354538381</text:p>
          </table:table-cell>
          <table:table-cell table:number-columns-repeated="2"/>
        </table:table-row>
        <table:table-row table:style-name="ro1">
          <table:table-cell table:formula="of:=[.A21]*[.B21]*[.C21]" office:value-type="float" office:value="144" calcext:value-type="float">
            <text:p>144</text:p>
          </table:table-cell>
          <table:table-cell/>
          <table:table-cell table:formula="of:=[.C66]" office:value-type="float" office:value="42.504923" calcext:value-type="float">
            <text:p>42.504923</text:p>
          </table:table-cell>
          <table:table-cell/>
          <table:table-cell table:formula="of:=[.A67]/[.A$71]" office:value-type="float" office:value="4" calcext:value-type="float">
            <text:p>4</text:p>
          </table:table-cell>
          <table:table-cell table:formula="of:=[.E21]/[.E$25]" office:value-type="float" office:value="2.87169694752375" calcext:value-type="float">
            <text:p>2.87169694752375</text:p>
          </table:table-cell>
          <table:table-cell table:style-name="Default" table:formula="of:=[.F21]/[.F$25]" office:value-type="float" office:value="4.251831705241" calcext:value-type="float">
            <text:p>4.251831705241</text:p>
          </table:table-cell>
          <table:table-cell/>
          <table:table-cell table:formula="of:=[.F44]/[.F$48]" office:value-type="float" office:value="4.1630106897428" calcext:value-type="float">
            <text:p>4.1630106897428</text:p>
          </table:table-cell>
          <table:table-cell/>
          <table:table-cell table:formula="of:=SUM([.J21:.O21])" office:value-type="float" office:value="55.914675" calcext:value-type="float">
            <text:p>55.914675</text:p>
          </table:table-cell>
          <table:table-cell/>
          <table:table-cell table:formula="of:=[.J21] / [.$K67]" office:value-type="float" office:value="0.0815302959375155" calcext:value-type="float">
            <text:p>0.0815302959375155</text:p>
          </table:table-cell>
          <table:table-cell table:formula="of:=[.K21] / [.$K67]" office:value-type="float" office:value="0.338543217858281" calcext:value-type="float">
            <text:p>0.338543217858281</text:p>
          </table:table-cell>
          <table:table-cell table:formula="of:=[.L21] / [.$K67]" office:value-type="float" office:value="0.230818653600329" calcext:value-type="float">
            <text:p>0.230818653600329</text:p>
          </table:table-cell>
          <table:table-cell table:formula="of:=[.M21] / [.$K67]" office:value-type="float" office:value="0.0677660739331848" calcext:value-type="float">
            <text:p>0.0677660739331848</text:p>
          </table:table-cell>
          <table:table-cell table:formula="of:=[.N21] / [.$K67]" office:value-type="float" office:value="0.0651539153182952" calcext:value-type="float">
            <text:p>0.0651539153182952</text:p>
          </table:table-cell>
          <table:table-cell table:formula="of:=[.O21] / [.$K67]" office:value-type="float" office:value="0.216187843352394" calcext:value-type="float">
            <text:p>0.216187843352394</text:p>
          </table:table-cell>
          <table:table-cell table:number-columns-repeated="2"/>
        </table:table-row>
        <table:table-row table:style-name="ro1">
          <table:table-cell table:formula="of:=[.A22]*[.B22]*[.C22]" office:value-type="float" office:value="72" calcext:value-type="float">
            <text:p>72</text:p>
          </table:table-cell>
          <table:table-cell/>
          <table:table-cell table:formula="of:=[.C67]" office:value-type="float" office:value="42.504923" calcext:value-type="float">
            <text:p>42.504923</text:p>
          </table:table-cell>
          <table:table-cell/>
          <table:table-cell table:formula="of:=[.A68]/[.A$71]" office:value-type="float" office:value="2" calcext:value-type="float">
            <text:p>2</text:p>
          </table:table-cell>
          <table:table-cell table:formula="of:=[.E22]/[.E$25]" office:value-type="float" office:value="1.82599365397447" calcext:value-type="float">
            <text:p>1.82599365397447</text:p>
          </table:table-cell>
          <table:table-cell table:style-name="Default" table:formula="of:=[.F22]/[.F$25]" office:value-type="float" office:value="2.0277863903458" calcext:value-type="float">
            <text:p>2.0277863903458</text:p>
          </table:table-cell>
          <table:table-cell/>
          <table:table-cell table:formula="of:=[.F45]/[.F$48]" office:value-type="float" office:value="1.98717765588842" calcext:value-type="float">
            <text:p>1.98717765588842</text:p>
          </table:table-cell>
          <table:table-cell/>
          <table:table-cell table:formula="of:=SUM([.J22:.O22])" office:value-type="float" office:value="48.137538" calcext:value-type="float">
            <text:p>48.137538</text:p>
          </table:table-cell>
          <table:table-cell/>
          <table:table-cell table:formula="of:=[.J22] / [.$K68]" office:value-type="float" office:value="0.0959307889821868" calcext:value-type="float">
            <text:p>0.0959307889821868</text:p>
          </table:table-cell>
          <table:table-cell table:formula="of:=[.K22] / [.$K68]" office:value-type="float" office:value="0.35783111716266" calcext:value-type="float">
            <text:p>0.35783111716266</text:p>
          </table:table-cell>
          <table:table-cell table:formula="of:=[.L22] / [.$K68]" office:value-type="float" office:value="0.246683451073048" calcext:value-type="float">
            <text:p>0.246683451073048</text:p>
          </table:table-cell>
          <table:table-cell table:formula="of:=[.M22] / [.$K68]" office:value-type="float" office:value="0.0749387930890857" calcext:value-type="float">
            <text:p>0.0749387930890857</text:p>
          </table:table-cell>
          <table:table-cell table:formula="of:=[.N22] / [.$K68]" office:value-type="float" office:value="0.0748188866659529" calcext:value-type="float">
            <text:p>0.0748188866659529</text:p>
          </table:table-cell>
          <table:table-cell table:formula="of:=[.O22] / [.$K68]" office:value-type="float" office:value="0.149796963027066" calcext:value-type="float">
            <text:p>0.149796963027066</text:p>
          </table:table-cell>
          <table:table-cell table:number-columns-repeated="2"/>
        </table:table-row>
        <table:table-row table:style-name="ro1">
          <table:table-cell table:formula="of:=[.A23]*[.B23]*[.C23]" office:value-type="float" office:value="36" calcext:value-type="float">
            <text:p>36</text:p>
          </table:table-cell>
          <table:table-cell/>
          <table:table-cell table:formula="of:=[.C68]" office:value-type="float" office:value="42.504923" calcext:value-type="float">
            <text:p>42.504923</text:p>
          </table:table-cell>
          <table:table-cell/>
          <table:table-cell table:formula="of:=[.A69]/[.A$71]" office:value-type="float" office:value="1" calcext:value-type="float">
            <text:p>1</text:p>
          </table:table-cell>
          <table:table-cell table:formula="of:=[.E23]/[.E$25]" office:value-type="float" office:value="1" calcext:value-type="float">
            <text:p>1</text:p>
          </table:table-cell>
          <table:table-cell table:style-name="Default" table:formula="of:=[.F23]/[.F$25]" office:value-type="float" office:value="1" calcext:value-type="float">
            <text:p>1</text:p>
          </table:table-cell>
          <table:table-cell/>
          <table:table-cell table:formula="of:=[.F46]/[.F$48]" office:value-type="float" office:value="1" calcext:value-type="float">
            <text:p>1</text:p>
          </table:table-cell>
          <table:table-cell/>
          <table:table-cell table:formula="of:=SUM([.J23:.O23])" office:value-type="float" office:value="41.030894" calcext:value-type="float">
            <text:p>41.030894</text:p>
          </table:table-cell>
          <table:table-cell/>
          <table:table-cell table:formula="of:=[.J23] / [.$K69]" office:value-type="float" office:value="0.10754072285142" calcext:value-type="float">
            <text:p>0.10754072285142</text:p>
          </table:table-cell>
          <table:table-cell table:formula="of:=[.K23] / [.$K69]" office:value-type="float" office:value="0.398077848364698" calcext:value-type="float">
            <text:p>0.398077848364698</text:p>
          </table:table-cell>
          <table:table-cell table:formula="of:=[.L23] / [.$K69]" office:value-type="float" office:value="0.253728081089337" calcext:value-type="float">
            <text:p>0.253728081089337</text:p>
          </table:table-cell>
          <table:table-cell table:formula="of:=[.M23] / [.$K69]" office:value-type="float" office:value="0.0788208758015363" calcext:value-type="float">
            <text:p>0.0788208758015363</text:p>
          </table:table-cell>
          <table:table-cell table:formula="of:=[.N23] / [.$K69]" office:value-type="float" office:value="0.0828816208586632" calcext:value-type="float">
            <text:p>0.0828816208586632</text:p>
          </table:table-cell>
          <table:table-cell table:formula="of:=[.O23] / [.$K69]" office:value-type="float" office:value="0.078950851034345" calcext:value-type="float">
            <text:p>0.078950851034345</text:p>
          </table:table-cell>
          <table:table-cell table:number-columns-repeated="2"/>
        </table:table-row>
        <table:table-row table:style-name="ro1">
          <table:table-cell table:formula="of:=[.A24]*[.B24]*[.C24]" office:value-type="float" office:value="36" calcext:value-type="float">
            <text:p>36</text:p>
          </table:table-cell>
          <table:table-cell/>
          <table:table-cell table:formula="of:=[.C69]" office:value-type="float" office:value="42.504923" calcext:value-type="float">
            <text:p>42.504923</text:p>
          </table:table-cell>
          <table:table-cell/>
          <table:table-cell table:formula="of:=[.A70]/[.A$71]" office:value-type="float" office:value="1" calcext:value-type="float">
            <text:p>1</text:p>
          </table:table-cell>
          <table:table-cell table:formula="of:=[.E24]/[.E$25]" office:value-type="float" office:value="1" calcext:value-type="float">
            <text:p>1</text:p>
          </table:table-cell>
          <table:table-cell table:style-name="Default" table:formula="of:=[.F24]/[.F$25]" office:value-type="float" office:value="1" calcext:value-type="float">
            <text:p>1</text:p>
          </table:table-cell>
          <table:table-cell/>
          <table:table-cell table:formula="of:=[.F47]/[.F$48]" office:value-type="float" office:value="1" calcext:value-type="float">
            <text:p>1</text:p>
          </table:table-cell>
          <table:table-cell/>
          <table:table-cell table:formula="of:=SUM([.J24:.O24])" office:value-type="float" office:value="41.030894" calcext:value-type="float">
            <text:p>41.030894</text:p>
          </table:table-cell>
          <table:table-cell/>
          <table:table-cell table:formula="of:=[.J24] / [.$K70]" office:value-type="float" office:value="0.10754072285142" calcext:value-type="float">
            <text:p>0.10754072285142</text:p>
          </table:table-cell>
          <table:table-cell table:formula="of:=[.K24] / [.$K70]" office:value-type="float" office:value="0.398077848364698" calcext:value-type="float">
            <text:p>0.398077848364698</text:p>
          </table:table-cell>
          <table:table-cell table:formula="of:=[.L24] / [.$K70]" office:value-type="float" office:value="0.253728081089337" calcext:value-type="float">
            <text:p>0.253728081089337</text:p>
          </table:table-cell>
          <table:table-cell table:formula="of:=[.M24] / [.$K70]" office:value-type="float" office:value="0.0788208758015363" calcext:value-type="float">
            <text:p>0.0788208758015363</text:p>
          </table:table-cell>
          <table:table-cell table:formula="of:=[.N24] / [.$K70]" office:value-type="float" office:value="0.0828816208586632" calcext:value-type="float">
            <text:p>0.0828816208586632</text:p>
          </table:table-cell>
          <table:table-cell table:formula="of:=[.O24] / [.$K70]" office:value-type="float" office:value="0.078950851034345" calcext:value-type="float">
            <text:p>0.078950851034345</text:p>
          </table:table-cell>
          <table:table-cell table:number-columns-repeated="2"/>
        </table:table-row>
        <table:table-row table:style-name="ro1">
          <table:table-cell table:formula="of:=[.A25]*[.B25]*[.C25]" office:value-type="float" office:value="36" calcext:value-type="float">
            <text:p>36</text:p>
          </table:table-cell>
          <table:table-cell/>
          <table:table-cell table:formula="of:=[.C70]" office:value-type="float" office:value="42.504923" calcext:value-type="float">
            <text:p>42.504923</text:p>
          </table:table-cell>
          <table:table-cell/>
          <table:table-cell table:formula="of:=[.A71]/[.A$71]" office:value-type="float" office:value="1" calcext:value-type="float">
            <text:p>1</text:p>
          </table:table-cell>
          <table:table-cell table:formula="of:=[.E25]/[.E$25]" office:value-type="float" office:value="1" calcext:value-type="float">
            <text:p>1</text:p>
          </table:table-cell>
          <table:table-cell table:style-name="Default" table:formula="of:=[.F25]/[.F$25]" office:value-type="float" office:value="1" calcext:value-type="float">
            <text:p>1</text:p>
          </table:table-cell>
          <table:table-cell/>
          <table:table-cell table:formula="of:=[.F48]/[.F$48]" office:value-type="float" office:value="1" calcext:value-type="float">
            <text:p>1</text:p>
          </table:table-cell>
          <table:table-cell/>
          <table:table-cell table:formula="of:=SUM([.J25:.O25])" office:value-type="float" office:value="41.030894" calcext:value-type="float">
            <text:p>41.030894</text:p>
          </table:table-cell>
          <table:table-cell/>
          <table:table-cell table:formula="of:=[.J25] / [.$K71]" office:value-type="float" office:value="0.10754072285142" calcext:value-type="float">
            <text:p>0.10754072285142</text:p>
          </table:table-cell>
          <table:table-cell table:formula="of:=[.K25] / [.$K71]" office:value-type="float" office:value="0.398077848364698" calcext:value-type="float">
            <text:p>0.398077848364698</text:p>
          </table:table-cell>
          <table:table-cell table:formula="of:=[.L25] / [.$K71]" office:value-type="float" office:value="0.253728081089337" calcext:value-type="float">
            <text:p>0.253728081089337</text:p>
          </table:table-cell>
          <table:table-cell table:formula="of:=[.M25] / [.$K71]" office:value-type="float" office:value="0.0788208758015363" calcext:value-type="float">
            <text:p>0.0788208758015363</text:p>
          </table:table-cell>
          <table:table-cell table:formula="of:=[.N25] / [.$K71]" office:value-type="float" office:value="0.0828816208586632" calcext:value-type="float">
            <text:p>0.0828816208586632</text:p>
          </table:table-cell>
          <table:table-cell table:formula="of:=[.O25] / [.$K71]" office:value-type="float" office:value="0.078950851034345" calcext:value-type="float">
            <text:p>0.078950851034345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Default"/>
          <table:table-cell table:number-columns-repeated="13"/>
        </table:table-row>
        <table:table-row table:style-name="ro1">
          <table:table-cell office:value-type="string" calcext:value-type="string">
            <text:p>max accuracy</text:p>
          </table:table-cell>
          <table:table-cell office:value-type="string" calcext:value-type="string">
            <text:p>min accuracy</text:p>
          </table:table-cell>
          <table:table-cell table:number-columns-repeated="4"/>
          <table:table-cell table:style-name="Default"/>
          <table:table-cell table:number-columns-repeated="13"/>
        </table:table-row>
        <table:table-row table:style-name="ro1">
          <table:table-cell table:style-name="ce1" table:formula="of:=MAX([.G9:.G26])" office:value-type="float" office:value="0.750465" calcext:value-type="float">
            <text:p>7.50E-01</text:p>
          </table:table-cell>
          <table:table-cell table:style-name="ce1" table:formula="of:=MIN([.G9:.G26])" office:value-type="float" office:value="0.337333" calcext:value-type="float">
            <text:p>3.37E-01</text:p>
          </table:table-cell>
          <table:table-cell table:number-columns-repeated="4"/>
          <table:table-cell table:style-name="Default"/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5-19">00/00/0000</text:date>, <text:time style:data-style-name="N2" text:time-value="20:52:56.324548939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5-19T20:49:12.044329952</dc:date>
    <meta:editing-duration>PT12H55M51S</meta:editing-duration>
    <meta:editing-cycles>83</meta:editing-cycles>
    <meta:generator>LibreOffice/7.2.4.1$Linux_X86_64 LibreOffice_project/20$Build-1</meta:generator>
    <meta:document-statistic meta:table-count="1" meta:cell-count="960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svg:stroke-color="#b3b3b3" draw:fill="solid" draw:fill-color="#ffffff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draw:stroke="dash" draw:stroke-dash="Dot" svg:stroke-width="0.08cm" svg:stroke-color="#7b3d00" draw:fill-color="#7b3d0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800080" draw:fill-color="#800080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draw:stroke="dash" draw:stroke-dash="Dot" svg:stroke-width="0.08cm" svg:stroke-color="#2a6099" draw:fill-color="#2a6099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0.001cm" svg:height="9.001cm" xlink:href=".." xlink:type="simple" chart:class="chart:scatter" chart:style-name="ch1">
        <chart:legend chart:legend-position="end" svg:x="3.214cm" svg:y="0.213cm" style:legend-expansion="custom" svg:width="13.339cm" svg:height="0.871cm" style:legend-expansion-aspect-ratio="15.3145809414466" chart:style-name="ch2"/>
        <chart:plot-area chart:style-name="ch3" table:cell-range-address="Sheet1.A52:Sheet1.A72 Sheet1.E51:Sheet1.G72 Sheet1.C52:Sheet1.C71 Sheet1.I6:Sheet1.I26" chart:data-source-has-labels="row" svg:x="0.865cm" svg:y="1.098cm" svg:width="18.346cm" svg:height="7.201cm">
          <chart:coordinate-region svg:x="1.486cm" svg:y="1.297cm" svg:width="17.103cm" svg:height="6.355cm"/>
          <chart:axis chart:dimension="x" chart:name="primary-x" chart:style-name="ch4">
            <chart:title svg:x="9.086cm" svg:y="8.314cm" chart:style-name="ch5">
              <text:p>#processes</text:p>
            </chart:title>
          </chart:axis>
          <chart:axis chart:dimension="y" chart:name="primary-y" chart:style-name="ch6">
            <chart:title svg:x="0.145cm" svg:y="5.81cm" chart:style-name="ch7">
              <text:p>Runtime (s)</text:p>
            </chart:title>
            <chart:grid chart:style-name="ch8" chart:class="major"/>
          </chart:axis>
          <chart:axis chart:dimension="y" chart:name="secondary-y" chart:style-name="ch9">
            <chart:title svg:x="19.24cm" svg:y="6.032cm" chart:style-name="ch7">
              <text:p>Relative #objects </text:p>
            </chart:title>
          </chart:axis>
          <chart:series chart:attached-axis="secondary-y" chart:style-name="ch10" chart:values-cell-range-address="Sheet1.E52:Sheet1.E72" chart:label-cell-address="Sheet1.E51:Sheet1.E51" chart:class="chart:scatter">
            <chart:domain table:cell-range-address="Sheet1.A52:Sheet1.A72"/>
            <chart:data-point chart:repeated="21"/>
          </chart:series>
          <chart:series chart:attached-axis="secondary-y" chart:style-name="ch11" chart:values-cell-range-address="Sheet1.F52:Sheet1.F72" chart:label-cell-address="Sheet1.F51:Sheet1.F51" chart:class="chart:scatter">
            <chart:data-point chart:repeated="21"/>
          </chart:series>
          <chart:series chart:attached-axis="secondary-y" chart:style-name="ch12" chart:values-cell-range-address="Sheet1.G52:Sheet1.G72" chart:label-cell-address="Sheet1.G51:Sheet1.G51" chart:class="chart:scatter">
            <chart:data-point chart:repeated="21"/>
          </chart:series>
          <chart:series chart:attached-axis="primary-y" chart:style-name="ch13" chart:values-cell-range-address="Sheet1.C52:Sheet1.C71" loext:label-string="&quot;ref runtime&quot;" chart:class="chart:scatter">
            <chart:data-point chart:repeated="21"/>
          </chart:series>
          <chart:series chart:attached-axis="primary-y" chart:style-name="ch14" chart:values-cell-range-address="Sheet1.I6:Sheet1.I26" loext:label-string="&quot;runtime&quot;" chart:class="chart:scatter">
            <chart:data-point chart:repeated="21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ref. #objects</text:p>
                <draw:g>
                  <svg:desc>Sheet1.E51:Sheet1.E51</svg:desc>
                </draw:g>
              </table:table-cell>
              <table:table-cell office:value-type="string">
                <text:p>#objects</text:p>
                <draw:g>
                  <svg:desc>Sheet1.F51:Sheet1.F51</svg:desc>
                </draw:g>
              </table:table-cell>
              <table:table-cell office:value-type="string">
                <text:p>symbolic #objects</text:p>
                <draw:g>
                  <svg:desc>Sheet1.G51:Sheet1.G51</svg:desc>
                </draw:g>
              </table:table-cell>
              <table:table-cell office:value-type="string">
                <text:p>ref runtime</text:p>
              </table:table-cell>
              <table:table-cell office:value-type="string">
                <text:p>runtim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76">
                <text:p>1476</text:p>
                <draw:g>
                  <svg:desc>Sheet1.A52:Sheet1.A72</svg:desc>
                </draw:g>
              </table:table-cell>
              <table:table-cell office:value-type="float" office:value="41">
                <text:p>41</text:p>
                <draw:g>
                  <svg:desc>Sheet1.E52:Sheet1.E72</svg:desc>
                </draw:g>
              </table:table-cell>
              <table:table-cell office:value-type="float" office:value="7.55146488940943">
                <text:p>7.55146488940943</text:p>
                <draw:g>
                  <svg:desc>Sheet1.F52:Sheet1.F72</svg:desc>
                </draw:g>
              </table:table-cell>
              <table:table-cell office:value-type="float" office:value="49.8773745808358">
                <text:p>49.8773745808358</text:p>
                <draw:g>
                  <svg:desc>Sheet1.G52:Sheet1.G72</svg:desc>
                </draw:g>
              </table:table-cell>
              <table:table-cell office:value-type="float" office:value="42.504923">
                <text:p>42.504923</text:p>
                <draw:g>
                  <svg:desc>Sheet1.C52:Sheet1.C71</svg:desc>
                </draw:g>
              </table:table-cell>
              <table:table-cell office:value-type="float" office:value="57.688223">
                <text:p>57.688223</text:p>
                <draw:g>
                  <svg:desc>Sheet1.I6:Sheet1.I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68">
                <text:p>1368</text:p>
              </table:table-cell>
              <table:table-cell office:value-type="float" office:value="38">
                <text:p>38</text:p>
              </table:table-cell>
              <table:table-cell office:value-type="float" office:value="7.3254835010914">
                <text:p>7.3254835010914</text:p>
              </table:table-cell>
              <table:table-cell office:value-type="float" office:value="46.0372706043121">
                <text:p>46.0372706043121</text:p>
              </table:table-cell>
              <table:table-cell office:value-type="float" office:value="42.504923">
                <text:p>42.504923</text:p>
              </table:table-cell>
              <table:table-cell office:value-type="float" office:value="56.265421">
                <text:p>56.26542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60">
                <text:p>1260</text:p>
              </table:table-cell>
              <table:table-cell office:value-type="float" office:value="35">
                <text:p>35</text:p>
              </table:table-cell>
              <table:table-cell office:value-type="float" office:value="7.08659168092878">
                <text:p>7.08659168092878</text:p>
              </table:table-cell>
              <table:table-cell office:value-type="float" office:value="42.2689589553364">
                <text:p>42.2689589553364</text:p>
              </table:table-cell>
              <table:table-cell office:value-type="float" office:value="42.504923">
                <text:p>42.504923</text:p>
              </table:table-cell>
              <table:table-cell office:value-type="float" office:value="58.850211">
                <text:p>58.8502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52">
                <text:p>1152</text:p>
              </table:table-cell>
              <table:table-cell office:value-type="float" office:value="32">
                <text:p>32</text:p>
              </table:table-cell>
              <table:table-cell office:value-type="float" office:value="6.83834595502814">
                <text:p>6.83834595502814</text:p>
              </table:table-cell>
              <table:table-cell office:value-type="float" office:value="38.5361813810659">
                <text:p>38.5361813810659</text:p>
              </table:table-cell>
              <table:table-cell office:value-type="float" office:value="42.504923">
                <text:p>42.504923</text:p>
              </table:table-cell>
              <table:table-cell office:value-type="float" office:value="67.845083">
                <text:p>67.84508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44">
                <text:p>1044</text:p>
              </table:table-cell>
              <table:table-cell office:value-type="float" office:value="29">
                <text:p>29</text:p>
              </table:table-cell>
              <table:table-cell office:value-type="float" office:value="6.64078031575849">
                <text:p>6.64078031575849</text:p>
              </table:table-cell>
              <table:table-cell office:value-type="float" office:value="34.790948278976">
                <text:p>34.790948278976</text:p>
              </table:table-cell>
              <table:table-cell office:value-type="float" office:value="42.504923">
                <text:p>42.504923</text:p>
              </table:table-cell>
              <table:table-cell office:value-type="float" office:value="67.975089">
                <text:p>67.97508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36">
                <text:p>936</text:p>
              </table:table-cell>
              <table:table-cell office:value-type="float" office:value="26">
                <text:p>26</text:p>
              </table:table-cell>
              <table:table-cell office:value-type="float" office:value="6.53590627458229">
                <text:p>6.53590627458229</text:p>
              </table:table-cell>
              <table:table-cell office:value-type="float" office:value="31.078240902467">
                <text:p>31.078240902467</text:p>
              </table:table-cell>
              <table:table-cell office:value-type="float" office:value="42.504923">
                <text:p>42.504923</text:p>
              </table:table-cell>
              <table:table-cell office:value-type="float" office:value="67.322139">
                <text:p>67.32213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28">
                <text:p>828</text:p>
              </table:table-cell>
              <table:table-cell office:value-type="float" office:value="23">
                <text:p>23</text:p>
              </table:table-cell>
              <table:table-cell office:value-type="float" office:value="6.06782017931222">
                <text:p>6.06782017931222</text:p>
              </table:table-cell>
              <table:table-cell office:value-type="float" office:value="27.3221492122176">
                <text:p>27.3221492122176</text:p>
              </table:table-cell>
              <table:table-cell office:value-type="float" office:value="42.504923">
                <text:p>42.504923</text:p>
              </table:table-cell>
              <table:table-cell office:value-type="float" office:value="58.363853">
                <text:p>58.36385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20">
                <text:p>720</text:p>
              </table:table-cell>
              <table:table-cell office:value-type="float" office:value="20">
                <text:p>20</text:p>
              </table:table-cell>
              <table:table-cell office:value-type="float" office:value="6.00132409659984">
                <text:p>6.00132409659984</text:p>
              </table:table-cell>
              <table:table-cell office:value-type="float" office:value="23.6285560457913">
                <text:p>23.6285560457913</text:p>
              </table:table-cell>
              <table:table-cell office:value-type="float" office:value="42.504923">
                <text:p>42.504923</text:p>
              </table:table-cell>
              <table:table-cell office:value-type="float" office:value="68.23432">
                <text:p>68.2343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48">
                <text:p>648</text:p>
              </table:table-cell>
              <table:table-cell office:value-type="float" office:value="18">
                <text:p>18</text:p>
              </table:table-cell>
              <table:table-cell office:value-type="float" office:value="5.62333927771239">
                <text:p>5.62333927771239</text:p>
              </table:table-cell>
              <table:table-cell office:value-type="float" office:value="21.1000865227675">
                <text:p>21.1000865227675</text:p>
              </table:table-cell>
              <table:table-cell office:value-type="float" office:value="42.504923">
                <text:p>42.504923</text:p>
              </table:table-cell>
              <table:table-cell office:value-type="float" office:value="59.638131">
                <text:p>59.63813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76">
                <text:p>576</text:p>
              </table:table-cell>
              <table:table-cell office:value-type="float" office:value="16">
                <text:p>16</text:p>
              </table:table-cell>
              <table:table-cell office:value-type="float" office:value="5.6419373198221">
                <text:p>5.6419373198221</text:p>
              </table:table-cell>
              <table:table-cell office:value-type="float" office:value="18.5352157512423">
                <text:p>18.5352157512423</text:p>
              </table:table-cell>
              <table:table-cell office:value-type="float" office:value="42.504923">
                <text:p>42.504923</text:p>
              </table:table-cell>
              <table:table-cell office:value-type="float" office:value="68.406377">
                <text:p>68.40637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4">
                <text:p>504</text:p>
              </table:table-cell>
              <table:table-cell office:value-type="float" office:value="14">
                <text:p>14</text:p>
              </table:table-cell>
              <table:table-cell office:value-type="float" office:value="5.46629951377562">
                <text:p>5.46629951377562</text:p>
              </table:table-cell>
              <table:table-cell office:value-type="float" office:value="16.0393888390023">
                <text:p>16.0393888390023</text:p>
              </table:table-cell>
              <table:table-cell office:value-type="float" office:value="42.504923">
                <text:p>42.504923</text:p>
              </table:table-cell>
              <table:table-cell office:value-type="float" office:value="61.853421">
                <text:p>61.85342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32">
                <text:p>432</text:p>
              </table:table-cell>
              <table:table-cell office:value-type="float" office:value="12">
                <text:p>12</text:p>
              </table:table-cell>
              <table:table-cell office:value-type="float" office:value="4.7744218457761">
                <text:p>4.7744218457761</text:p>
              </table:table-cell>
              <table:table-cell office:value-type="float" office:value="13.7015586394102">
                <text:p>13.7015586394102</text:p>
              </table:table-cell>
              <table:table-cell office:value-type="float" office:value="42.504923">
                <text:p>42.504923</text:p>
              </table:table-cell>
              <table:table-cell office:value-type="float" office:value="66.093142">
                <text:p>66.09314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60">
                <text:p>360</text:p>
              </table:table-cell>
              <table:table-cell office:value-type="float" office:value="10">
                <text:p>10</text:p>
              </table:table-cell>
              <table:table-cell office:value-type="float" office:value="4.52201509596986">
                <text:p>4.52201509596986</text:p>
              </table:table-cell>
              <table:table-cell office:value-type="float" office:value="11.2571557908435">
                <text:p>11.2571557908435</text:p>
              </table:table-cell>
              <table:table-cell office:value-type="float" office:value="42.504923">
                <text:p>42.504923</text:p>
              </table:table-cell>
              <table:table-cell office:value-type="float" office:value="67.434377">
                <text:p>67.43437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88">
                <text:p>288</text:p>
              </table:table-cell>
              <table:table-cell office:value-type="float" office:value="8">
                <text:p>8</text:p>
              </table:table-cell>
              <table:table-cell office:value-type="float" office:value="4.30855271639675">
                <text:p>4.30855271639675</text:p>
              </table:table-cell>
              <table:table-cell office:value-type="float" office:value="8.80271980426034">
                <text:p>8.80271980426034</text:p>
              </table:table-cell>
              <table:table-cell office:value-type="float" office:value="42.504923">
                <text:p>42.504923</text:p>
              </table:table-cell>
              <table:table-cell office:value-type="float" office:value="59.33512">
                <text:p>59.3351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16">
                <text:p>216</text:p>
              </table:table-cell>
              <table:table-cell office:value-type="float" office:value="6">
                <text:p>6</text:p>
              </table:table-cell>
              <table:table-cell office:value-type="float" office:value="3.47198200015343">
                <text:p>3.47198200015343</text:p>
              </table:table-cell>
              <table:table-cell office:value-type="float" office:value="6.53304296619261">
                <text:p>6.53304296619261</text:p>
              </table:table-cell>
              <table:table-cell office:value-type="float" office:value="42.504923">
                <text:p>42.504923</text:p>
              </table:table-cell>
              <table:table-cell office:value-type="float" office:value="55.960532">
                <text:p>55.96053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44">
                <text:p>144</text:p>
              </table:table-cell>
              <table:table-cell office:value-type="float" office:value="4">
                <text:p>4</text:p>
              </table:table-cell>
              <table:table-cell office:value-type="float" office:value="2.87169694752375">
                <text:p>2.87169694752375</text:p>
              </table:table-cell>
              <table:table-cell office:value-type="float" office:value="4.251831705241">
                <text:p>4.251831705241</text:p>
              </table:table-cell>
              <table:table-cell office:value-type="float" office:value="42.504923">
                <text:p>42.504923</text:p>
              </table:table-cell>
              <table:table-cell office:value-type="float" office:value="57.556695">
                <text:p>57.55669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2">
                <text:p>72</text:p>
              </table:table-cell>
              <table:table-cell office:value-type="float" office:value="2">
                <text:p>2</text:p>
              </table:table-cell>
              <table:table-cell office:value-type="float" office:value="1.82599365397447">
                <text:p>1.82599365397447</text:p>
              </table:table-cell>
              <table:table-cell office:value-type="float" office:value="2.0277863903458">
                <text:p>2.0277863903458</text:p>
              </table:table-cell>
              <table:table-cell office:value-type="float" office:value="42.504923">
                <text:p>42.504923</text:p>
              </table:table-cell>
              <table:table-cell office:value-type="float" office:value="49.623353">
                <text:p>49.62335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6">
                <text:p>3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2.504923">
                <text:p>42.504923</text:p>
              </table:table-cell>
              <table:table-cell office:value-type="float" office:value="42.504923">
                <text:p>42.50492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6">
                <text:p>3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2.504923">
                <text:p>42.504923</text:p>
              </table:table-cell>
              <table:table-cell office:value-type="float" office:value="42.504923">
                <text:p>42.50492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6">
                <text:p>3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2.504923">
                <text:p>42.504923</text:p>
              </table:table-cell>
              <table:table-cell office:value-type="float" office:value="42.504923">
                <text:p>42.50492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4.1$Linux_X86_64 LibreOffice_project/20$Build-1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" draw:style="rect" draw:dots1="1" draw:dots1-length="300%" draw:distance="100%"/>
    <draw:stroke-dash draw:name="Dash_20_Dot_20_4" draw:display-name="Dash Dot 4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Long_20_Dash" draw:display-name="Long Dash" draw:style="rect" draw:dots1="1" draw:dots1-length="400%" draw:distance="300%"/>
    <draw:stroke-dash draw:name="Long_20_Dash_20__28_Rounded_29_" draw:display-name="Long Dash (Rounded)" draw:style="round" draw:dots1="1" draw:dots1-length="301%" draw:distance="399%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svg:stroke-color="#b3b3b3" draw:fill="solid" draw:fill-color="#ffffff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plus" chart:symbol-width="0.25cm" chart:symbol-height="0.25cm" chart:link-data-style-to-source="true"/>
      <style:graphic-properties draw:stroke-dash="Long_20_Dash" svg:stroke-width="0.08cm" svg:stroke-color="#83caff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0.001cm" svg:height="9.001cm" xlink:href=".." xlink:type="simple" chart:class="chart:scatter" chart:style-name="ch1">
        <chart:legend chart:legend-position="end" svg:x="3.127cm" svg:y="0.263cm" style:legend-expansion="custom" svg:width="14.498cm" svg:height="0.954cm" style:legend-expansion-aspect-ratio="15.1970649895178" chart:style-name="ch2"/>
        <chart:plot-area chart:style-name="ch3" table:cell-range-address="Sheet1.A52:Sheet1.A72 Sheet1.M51:Sheet1.R72" chart:data-source-has-labels="row" svg:x="0.801cm" svg:y="1.173cm" svg:width="18.924cm" svg:height="7.119cm">
          <chart:coordinate-region svg:x="1.713cm" svg:y="1.372cm" svg:width="17.64cm" svg:height="6.273cm"/>
          <chart:axis chart:dimension="x" chart:name="primary-x" chart:style-name="ch4">
            <chart:title svg:x="9.372cm" svg:y="8.341cm" chart:style-name="ch5">
              <text:p>#processes</text:p>
            </chart:title>
          </chart:axis>
          <chart:axis chart:dimension="y" chart:name="primary-y" chart:style-name="ch6">
            <chart:title svg:x="0.167cm" svg:y="6.621cm" chart:style-name="ch7">
              <text:p>Runtime proportion</text:p>
            </chart:title>
            <chart:grid chart:style-name="ch8" chart:class="major"/>
          </chart:axis>
          <chart:series chart:style-name="ch9" chart:values-cell-range-address="Sheet1.M52:Sheet1.M72" chart:label-cell-address="Sheet1.M51:Sheet1.M51" chart:class="chart:scatter">
            <chart:domain table:cell-range-address="Sheet1.A52:Sheet1.A72"/>
            <chart:data-point chart:repeated="21"/>
          </chart:series>
          <chart:series chart:style-name="ch10" chart:values-cell-range-address="Sheet1.N52:Sheet1.N72" chart:label-cell-address="Sheet1.N51:Sheet1.N51" chart:class="chart:scatter">
            <chart:data-point chart:repeated="21"/>
          </chart:series>
          <chart:series chart:style-name="ch11" chart:values-cell-range-address="Sheet1.O52:Sheet1.O72" chart:label-cell-address="Sheet1.O51:Sheet1.O51" chart:class="chart:scatter">
            <chart:data-point chart:repeated="21"/>
          </chart:series>
          <chart:series chart:style-name="ch12" chart:values-cell-range-address="Sheet1.P52:Sheet1.P72" chart:label-cell-address="Sheet1.P51:Sheet1.P51" chart:class="chart:scatter">
            <chart:data-point chart:repeated="21"/>
          </chart:series>
          <chart:series chart:style-name="ch13" chart:values-cell-range-address="Sheet1.Q52:Sheet1.Q72" chart:label-cell-address="Sheet1.Q51:Sheet1.Q51" chart:class="chart:scatter">
            <chart:data-point chart:repeated="21"/>
          </chart:series>
          <chart:series chart:style-name="ch14" chart:values-cell-range-address="Sheet1.R52:Sheet1.R72" chart:label-cell-address="Sheet1.R51:Sheet1.R51" chart:class="chart:scatter">
            <chart:data-point chart:repeated="21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pre-symbolic step</text:p>
                <draw:g>
                  <svg:desc>Sheet1.M51:Sheet1.M51</svg:desc>
                </draw:g>
              </table:table-cell>
              <table:table-cell office:value-type="string">
                <text:p>symbolic step</text:p>
                <draw:g>
                  <svg:desc>Sheet1.N51:Sheet1.N51</svg:desc>
                </draw:g>
              </table:table-cell>
              <table:table-cell office:value-type="string">
                <text:p>duplicates elimination</text:p>
                <draw:g>
                  <svg:desc>Sheet1.O51:Sheet1.O51</svg:desc>
                </draw:g>
              </table:table-cell>
              <table:table-cell office:value-type="string">
                <text:p>pre-object generation</text:p>
                <draw:g>
                  <svg:desc>Sheet1.P51:Sheet1.P51</svg:desc>
                </draw:g>
              </table:table-cell>
              <table:table-cell office:value-type="string">
                <text:p>object generation</text:p>
                <draw:g>
                  <svg:desc>Sheet1.Q51:Sheet1.Q51</svg:desc>
                </draw:g>
              </table:table-cell>
              <table:table-cell office:value-type="string">
                <text:p>communication</text:p>
                <draw:g>
                  <svg:desc>Sheet1.R51:Sheet1.R5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76">
                <text:p>1476</text:p>
                <draw:g>
                  <svg:desc>Sheet1.A52:Sheet1.A72</svg:desc>
                </draw:g>
              </table:table-cell>
              <table:table-cell office:value-type="float" office:value="0.0528347024828566">
                <text:p>0.0528347024828566</text:p>
                <draw:g>
                  <svg:desc>Sheet1.M52:Sheet1.M72</svg:desc>
                </draw:g>
              </table:table-cell>
              <table:table-cell office:value-type="float" office:value="0.356102827916932">
                <text:p>0.356102827916932</text:p>
                <draw:g>
                  <svg:desc>Sheet1.N52:Sheet1.N72</svg:desc>
                </draw:g>
              </table:table-cell>
              <table:table-cell office:value-type="float" office:value="0.304893719267107">
                <text:p>0.304893719267107</text:p>
                <draw:g>
                  <svg:desc>Sheet1.O52:Sheet1.O72</svg:desc>
                </draw:g>
              </table:table-cell>
              <table:table-cell office:value-type="float" office:value="0.0230070080302792">
                <text:p>0.0230070080302792</text:p>
                <draw:g>
                  <svg:desc>Sheet1.P52:Sheet1.P72</svg:desc>
                </draw:g>
              </table:table-cell>
              <table:table-cell office:value-type="float" office:value="0.0321218070674408">
                <text:p>0.0321218070674408</text:p>
                <draw:g>
                  <svg:desc>Sheet1.Q52:Sheet1.Q72</svg:desc>
                </draw:g>
              </table:table-cell>
              <table:table-cell office:value-type="float" office:value="0.231039935235384">
                <text:p>0.231039935235384</text:p>
                <draw:g>
                  <svg:desc>Sheet1.R52:Sheet1.R7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68">
                <text:p>1368</text:p>
              </table:table-cell>
              <table:table-cell office:value-type="float" office:value="0.0466117091757934">
                <text:p>0.0466117091757934</text:p>
              </table:table-cell>
              <table:table-cell office:value-type="float" office:value="0.362361234689417">
                <text:p>0.362361234689417</text:p>
              </table:table-cell>
              <table:table-cell office:value-type="float" office:value="0.313543856447094">
                <text:p>0.313543856447094</text:p>
              </table:table-cell>
              <table:table-cell office:value-type="float" office:value="0.0199170205623438">
                <text:p>0.0199170205623438</text:p>
              </table:table-cell>
              <table:table-cell office:value-type="float" office:value="0.0310023115027955">
                <text:p>0.0310023115027955</text:p>
              </table:table-cell>
              <table:table-cell office:value-type="float" office:value="0.226563867622556">
                <text:p>0.22656386762255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60">
                <text:p>1260</text:p>
              </table:table-cell>
              <table:table-cell office:value-type="float" office:value="0.0500322139299496">
                <text:p>0.0500322139299496</text:p>
              </table:table-cell>
              <table:table-cell office:value-type="float" office:value="0.346088825201247">
                <text:p>0.346088825201247</text:p>
              </table:table-cell>
              <table:table-cell office:value-type="float" office:value="0.299579949758917">
                <text:p>0.299579949758917</text:p>
              </table:table-cell>
              <table:table-cell office:value-type="float" office:value="0.0250710919894174">
                <text:p>0.0250710919894174</text:p>
              </table:table-cell>
              <table:table-cell office:value-type="float" office:value="0.0405397905925622">
                <text:p>0.0405397905925622</text:p>
              </table:table-cell>
              <table:table-cell office:value-type="float" office:value="0.238688128527906">
                <text:p>0.2386881285279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52">
                <text:p>1152</text:p>
              </table:table-cell>
              <table:table-cell office:value-type="float" office:value="0.0531982666414863">
                <text:p>0.0531982666414863</text:p>
              </table:table-cell>
              <table:table-cell office:value-type="float" office:value="0.347300831667856">
                <text:p>0.347300831667856</text:p>
              </table:table-cell>
              <table:table-cell office:value-type="float" office:value="0.285776324500339">
                <text:p>0.285776324500339</text:p>
              </table:table-cell>
              <table:table-cell office:value-type="float" office:value="0.0232782720484835">
                <text:p>0.0232782720484835</text:p>
              </table:table-cell>
              <table:table-cell office:value-type="float" office:value="0.0312593087632681">
                <text:p>0.0312593087632681</text:p>
              </table:table-cell>
              <table:table-cell office:value-type="float" office:value="0.259186996378568">
                <text:p>0.2591869963785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44">
                <text:p>1044</text:p>
              </table:table-cell>
              <table:table-cell office:value-type="float" office:value="0.064669879196664">
                <text:p>0.064669879196664</text:p>
              </table:table-cell>
              <table:table-cell office:value-type="float" office:value="0.325038901907058">
                <text:p>0.325038901907058</text:p>
              </table:table-cell>
              <table:table-cell office:value-type="float" office:value="0.275481583717755">
                <text:p>0.275481583717755</text:p>
              </table:table-cell>
              <table:table-cell office:value-type="float" office:value="0.0422557341173625">
                <text:p>0.0422557341173625</text:p>
              </table:table-cell>
              <table:table-cell office:value-type="float" office:value="0.043857387179948">
                <text:p>0.043857387179948</text:p>
              </table:table-cell>
              <table:table-cell office:value-type="float" office:value="0.248696513881212">
                <text:p>0.2486965138812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36">
                <text:p>936</text:p>
              </table:table-cell>
              <table:table-cell office:value-type="float" office:value="0.0655667973666782">
                <text:p>0.0655667973666782</text:p>
              </table:table-cell>
              <table:table-cell office:value-type="float" office:value="0.306510733263596">
                <text:p>0.306510733263596</text:p>
              </table:table-cell>
              <table:table-cell office:value-type="float" office:value="0.256187724369466">
                <text:p>0.256187724369466</text:p>
              </table:table-cell>
              <table:table-cell office:value-type="float" office:value="0.0507772851899981">
                <text:p>0.0507772851899981</text:p>
              </table:table-cell>
              <table:table-cell office:value-type="float" office:value="0.0557916799108293">
                <text:p>0.0557916799108293</text:p>
              </table:table-cell>
              <table:table-cell office:value-type="float" office:value="0.265165779899433">
                <text:p>0.2651657798994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28">
                <text:p>828</text:p>
              </table:table-cell>
              <table:table-cell office:value-type="float" office:value="0.0575219210885337">
                <text:p>0.0575219210885337</text:p>
              </table:table-cell>
              <table:table-cell office:value-type="float" office:value="0.342577970821819">
                <text:p>0.342577970821819</text:p>
              </table:table-cell>
              <table:table-cell office:value-type="float" office:value="0.298502258655444">
                <text:p>0.298502258655444</text:p>
              </table:table-cell>
              <table:table-cell office:value-type="float" office:value="0.0370337602704153">
                <text:p>0.0370337602704153</text:p>
              </table:table-cell>
              <table:table-cell office:value-type="float" office:value="0.0443924643330792">
                <text:p>0.0443924643330792</text:p>
              </table:table-cell>
              <table:table-cell office:value-type="float" office:value="0.219971624830709">
                <text:p>0.21997162483070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20">
                <text:p>720</text:p>
              </table:table-cell>
              <table:table-cell office:value-type="float" office:value="0.0675195361192123">
                <text:p>0.0675195361192123</text:p>
              </table:table-cell>
              <table:table-cell office:value-type="float" office:value="0.299575491295573">
                <text:p>0.299575491295573</text:p>
              </table:table-cell>
              <table:table-cell office:value-type="float" office:value="0.269383352705216">
                <text:p>0.269383352705216</text:p>
              </table:table-cell>
              <table:table-cell office:value-type="float" office:value="0.0499001533787871">
                <text:p>0.0499001533787871</text:p>
              </table:table-cell>
              <table:table-cell office:value-type="float" office:value="0.0601534992946638">
                <text:p>0.0601534992946638</text:p>
              </table:table-cell>
              <table:table-cell office:value-type="float" office:value="0.253467967206548">
                <text:p>0.25346796720654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48">
                <text:p>648</text:p>
              </table:table-cell>
              <table:table-cell office:value-type="float" office:value="0.060732962097412">
                <text:p>0.060732962097412</text:p>
              </table:table-cell>
              <table:table-cell office:value-type="float" office:value="0.33483565224197">
                <text:p>0.33483565224197</text:p>
              </table:table-cell>
              <table:table-cell office:value-type="float" office:value="0.225673514461312">
                <text:p>0.225673514461312</text:p>
              </table:table-cell>
              <table:table-cell office:value-type="float" office:value="0.0470602632475065">
                <text:p>0.0470602632475065</text:p>
              </table:table-cell>
              <table:table-cell office:value-type="float" office:value="0.0544408942616108">
                <text:p>0.0544408942616108</text:p>
              </table:table-cell>
              <table:table-cell office:value-type="float" office:value="0.277256713690188">
                <text:p>0.27725671369018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76">
                <text:p>576</text:p>
              </table:table-cell>
              <table:table-cell office:value-type="float" office:value="0.0659408701884559">
                <text:p>0.0659408701884559</text:p>
              </table:table-cell>
              <table:table-cell office:value-type="float" office:value="0.293492921251334">
                <text:p>0.293492921251334</text:p>
              </table:table-cell>
              <table:table-cell office:value-type="float" office:value="0.20481870881055">
                <text:p>0.20481870881055</text:p>
              </table:table-cell>
              <table:table-cell office:value-type="float" office:value="0.0549790989974483">
                <text:p>0.0549790989974483</text:p>
              </table:table-cell>
              <table:table-cell office:value-type="float" office:value="0.0584707863510056">
                <text:p>0.0584707863510056</text:p>
              </table:table-cell>
              <table:table-cell office:value-type="float" office:value="0.322297614401206">
                <text:p>0.32229761440120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4">
                <text:p>504</text:p>
              </table:table-cell>
              <table:table-cell office:value-type="float" office:value="0.0701624054150541">
                <text:p>0.0701624054150541</text:p>
              </table:table-cell>
              <table:table-cell office:value-type="float" office:value="0.3168772262497">
                <text:p>0.3168772262497</text:p>
              </table:table-cell>
              <table:table-cell office:value-type="float" office:value="0.254565513156741">
                <text:p>0.254565513156741</text:p>
              </table:table-cell>
              <table:table-cell office:value-type="float" office:value="0.0525034406382963">
                <text:p>0.0525034406382963</text:p>
              </table:table-cell>
              <table:table-cell office:value-type="float" office:value="0.06444763749738">
                <text:p>0.06444763749738</text:p>
              </table:table-cell>
              <table:table-cell office:value-type="float" office:value="0.241443777042829">
                <text:p>0.24144377704282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32">
                <text:p>432</text:p>
              </table:table-cell>
              <table:table-cell office:value-type="float" office:value="0.0663432591725781">
                <text:p>0.0663432591725781</text:p>
              </table:table-cell>
              <table:table-cell office:value-type="float" office:value="0.296321510454045">
                <text:p>0.296321510454045</text:p>
              </table:table-cell>
              <table:table-cell office:value-type="float" office:value="0.226309072757848">
                <text:p>0.226309072757848</text:p>
              </table:table-cell>
              <table:table-cell office:value-type="float" office:value="0.0615936609381526">
                <text:p>0.0615936609381526</text:p>
              </table:table-cell>
              <table:table-cell office:value-type="float" office:value="0.0605490433098987">
                <text:p>0.0605490433098987</text:p>
              </table:table-cell>
              <table:table-cell office:value-type="float" office:value="0.288883453367477">
                <text:p>0.28888345336747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60">
                <text:p>360</text:p>
              </table:table-cell>
              <table:table-cell office:value-type="float" office:value="0.0717333841698726">
                <text:p>0.0717333841698726</text:p>
              </table:table-cell>
              <table:table-cell office:value-type="float" office:value="0.285339319050981">
                <text:p>0.285339319050981</text:p>
              </table:table-cell>
              <table:table-cell office:value-type="float" office:value="0.251368913819884">
                <text:p>0.251368913819884</text:p>
              </table:table-cell>
              <table:table-cell office:value-type="float" office:value="0.0558659657187907">
                <text:p>0.0558659657187907</text:p>
              </table:table-cell>
              <table:table-cell office:value-type="float" office:value="0.0564319070678002">
                <text:p>0.0564319070678002</text:p>
              </table:table-cell>
              <table:table-cell office:value-type="float" office:value="0.279260510172671">
                <text:p>0.27926051017267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88">
                <text:p>288</text:p>
              </table:table-cell>
              <table:table-cell office:value-type="float" office:value="0.0798670115886651">
                <text:p>0.0798670115886651</text:p>
              </table:table-cell>
              <table:table-cell office:value-type="float" office:value="0.325341771598294">
                <text:p>0.325341771598294</text:p>
              </table:table-cell>
              <table:table-cell office:value-type="float" office:value="0.222903743641508">
                <text:p>0.222903743641508</text:p>
              </table:table-cell>
              <table:table-cell office:value-type="float" office:value="0.0735331706535078">
                <text:p>0.0735331706535078</text:p>
              </table:table-cell>
              <table:table-cell office:value-type="float" office:value="0.0618185645488123">
                <text:p>0.0618185645488123</text:p>
              </table:table-cell>
              <table:table-cell office:value-type="float" office:value="0.236535737969213">
                <text:p>0.23653573796921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16">
                <text:p>216</text:p>
              </table:table-cell>
              <table:table-cell office:value-type="float" office:value="0.0764121974372577">
                <text:p>0.0764121974372577</text:p>
              </table:table-cell>
              <table:table-cell office:value-type="float" office:value="0.338337558855156">
                <text:p>0.338337558855156</text:p>
              </table:table-cell>
              <table:table-cell office:value-type="float" office:value="0.23085960713127">
                <text:p>0.23085960713127</text:p>
              </table:table-cell>
              <table:table-cell office:value-type="float" office:value="0.0645474871872863">
                <text:p>0.0645474871872863</text:p>
              </table:table-cell>
              <table:table-cell office:value-type="float" office:value="0.0642757948506486">
                <text:p>0.0642757948506486</text:p>
              </table:table-cell>
              <table:table-cell office:value-type="float" office:value="0.225567354538381">
                <text:p>0.22556735453838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44">
                <text:p>144</text:p>
              </table:table-cell>
              <table:table-cell office:value-type="float" office:value="0.0815302959375155">
                <text:p>0.0815302959375155</text:p>
              </table:table-cell>
              <table:table-cell office:value-type="float" office:value="0.338543217858281">
                <text:p>0.338543217858281</text:p>
              </table:table-cell>
              <table:table-cell office:value-type="float" office:value="0.230818653600329">
                <text:p>0.230818653600329</text:p>
              </table:table-cell>
              <table:table-cell office:value-type="float" office:value="0.0677660739331848">
                <text:p>0.0677660739331848</text:p>
              </table:table-cell>
              <table:table-cell office:value-type="float" office:value="0.0651539153182952">
                <text:p>0.0651539153182952</text:p>
              </table:table-cell>
              <table:table-cell office:value-type="float" office:value="0.216187843352394">
                <text:p>0.21618784335239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2">
                <text:p>72</text:p>
              </table:table-cell>
              <table:table-cell office:value-type="float" office:value="0.0959307889821868">
                <text:p>0.0959307889821868</text:p>
              </table:table-cell>
              <table:table-cell office:value-type="float" office:value="0.35783111716266">
                <text:p>0.35783111716266</text:p>
              </table:table-cell>
              <table:table-cell office:value-type="float" office:value="0.246683451073048">
                <text:p>0.246683451073048</text:p>
              </table:table-cell>
              <table:table-cell office:value-type="float" office:value="0.0749387930890857">
                <text:p>0.0749387930890857</text:p>
              </table:table-cell>
              <table:table-cell office:value-type="float" office:value="0.0748188866659529">
                <text:p>0.0748188866659529</text:p>
              </table:table-cell>
              <table:table-cell office:value-type="float" office:value="0.149796963027066">
                <text:p>0.14979696302706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6">
                <text:p>36</text:p>
              </table:table-cell>
              <table:table-cell office:value-type="float" office:value="0.10754072285142">
                <text:p>0.10754072285142</text:p>
              </table:table-cell>
              <table:table-cell office:value-type="float" office:value="0.398077848364698">
                <text:p>0.398077848364698</text:p>
              </table:table-cell>
              <table:table-cell office:value-type="float" office:value="0.253728081089337">
                <text:p>0.253728081089337</text:p>
              </table:table-cell>
              <table:table-cell office:value-type="float" office:value="0.0788208758015363">
                <text:p>0.0788208758015363</text:p>
              </table:table-cell>
              <table:table-cell office:value-type="float" office:value="0.0828816208586632">
                <text:p>0.0828816208586632</text:p>
              </table:table-cell>
              <table:table-cell office:value-type="float" office:value="0.078950851034345">
                <text:p>0.07895085103434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6">
                <text:p>36</text:p>
              </table:table-cell>
              <table:table-cell office:value-type="float" office:value="0.10754072285142">
                <text:p>0.10754072285142</text:p>
              </table:table-cell>
              <table:table-cell office:value-type="float" office:value="0.398077848364698">
                <text:p>0.398077848364698</text:p>
              </table:table-cell>
              <table:table-cell office:value-type="float" office:value="0.253728081089337">
                <text:p>0.253728081089337</text:p>
              </table:table-cell>
              <table:table-cell office:value-type="float" office:value="0.0788208758015363">
                <text:p>0.0788208758015363</text:p>
              </table:table-cell>
              <table:table-cell office:value-type="float" office:value="0.0828816208586632">
                <text:p>0.0828816208586632</text:p>
              </table:table-cell>
              <table:table-cell office:value-type="float" office:value="0.078950851034345">
                <text:p>0.07895085103434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6">
                <text:p>36</text:p>
              </table:table-cell>
              <table:table-cell office:value-type="float" office:value="0.10754072285142">
                <text:p>0.10754072285142</text:p>
              </table:table-cell>
              <table:table-cell office:value-type="float" office:value="0.398077848364698">
                <text:p>0.398077848364698</text:p>
              </table:table-cell>
              <table:table-cell office:value-type="float" office:value="0.253728081089337">
                <text:p>0.253728081089337</text:p>
              </table:table-cell>
              <table:table-cell office:value-type="float" office:value="0.0788208758015363">
                <text:p>0.0788208758015363</text:p>
              </table:table-cell>
              <table:table-cell office:value-type="float" office:value="0.0828816208586632">
                <text:p>0.0828816208586632</text:p>
              </table:table-cell>
              <table:table-cell office:value-type="float" office:value="0.078950851034345">
                <text:p>0.07895085103434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4.1$Linux_X86_64 LibreOffice_project/20$Build-1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" draw:style="rect" draw:dots1="1" draw:dots1-length="300%" draw:distance="100%"/>
    <draw:stroke-dash draw:name="Dash_20_Dot_20_4" draw:display-name="Dash Dot 4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Long_20_Dash" draw:display-name="Long Dash" draw:style="rect" draw:dots1="1" draw:dots1-length="400%" draw:distance="300%"/>
    <draw:stroke-dash draw:name="Long_20_Dash_20__28_Rounded_29_" draw:display-name="Long Dash (Rounded)" draw:style="round" draw:dots1="1" draw:dots1-length="301%" draw:distance="399%"/>
  </office:styles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graphic-properties svg:stroke-color="#b3b3b3" draw:fill="solid" draw:fill-color="#ffffff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2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2a6099" draw:fill-color="#2a6099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plus" chart:symbol-width="0.25cm" chart:symbol-height="0.25cm" chart:link-data-style-to-source="true"/>
      <style:graphic-properties draw:stroke-dash="Long_20_Dash_20__28_Rounded_29_" svg:stroke-width="0.08cm" svg:stroke-color="#ff420e" svg:stroke-linecap="round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0.001cm" svg:height="9.001cm" xlink:href=".." xlink:type="simple" chart:class="chart:scatter" chart:style-name="ch1">
        <chart:legend chart:legend-position="end" svg:x="11.665cm" svg:y="5.841cm" style:legend-expansion="custom" svg:width="6.522cm" svg:height="1.583cm" style:legend-expansion-aspect-ratio="4.12002526847757" chart:style-name="ch2"/>
        <chart:plot-area chart:style-name="ch3" table:cell-range-address="Sheet1.F52:Sheet1.G72 Sheet1.G6:Sheet1.G26 Sheet1.G29:Sheet1.G48" chart:data-source-has-labels="row" svg:x="0.869cm" svg:y="0.125cm" svg:width="18.18cm" svg:height="8.176cm">
          <chart:coordinate-region svg:x="1.781cm" svg:y="0.324cm" svg:width="16.831cm" svg:height="7.33cm"/>
          <chart:axis chart:dimension="x" chart:name="primary-x" chart:style-name="ch4">
            <chart:title svg:x="8.011cm" svg:y="8.341cm" chart:style-name="ch5">
              <text:p>Relative symbolic #objects</text:p>
            </chart:title>
          </chart:axis>
          <chart:axis chart:dimension="y" chart:name="primary-y" chart:style-name="ch6">
            <chart:title svg:x="0.165cm" svg:y="5.553cm" chart:style-name="ch7">
              <text:p>Accuracy</text:p>
            </chart:title>
            <chart:grid chart:style-name="ch8" chart:class="major"/>
          </chart:axis>
          <chart:axis chart:dimension="y" chart:name="secondary-y" chart:style-name="ch9">
            <chart:title svg:x="19.276cm" svg:y="6.137cm" chart:style-name="ch7">
              <text:p>Relative #objects</text:p>
            </chart:title>
          </chart:axis>
          <chart:series chart:attached-axis="primary-y" chart:style-name="ch10" chart:values-cell-range-address="Sheet1.G6:Sheet1.G26" loext:label-string="&quot;probabilistic ranking accuracy&quot;" chart:class="chart:scatter">
            <chart:domain table:cell-range-address="Sheet1.G52:Sheet1.G72"/>
            <chart:data-point chart:repeated="21"/>
          </chart:series>
          <chart:series chart:attached-axis="primary-y" chart:style-name="ch11" chart:values-cell-range-address="Sheet1.G29:Sheet1.G48" loext:label-string="&quot;deterministic ranking accuracy&quot;" chart:class="chart:scatter">
            <chart:domain table:cell-range-address="Sheet1.I52:Sheet1.I71"/>
            <chart:data-point chart:repeated="20"/>
          </chart:series>
          <chart:series chart:attached-axis="secondary-y" chart:style-name="ch12" chart:values-cell-range-address="Sheet1.F52:Sheet1.F72" loext:label-string="&quot;#objects&quot;" chart:class="chart:scatter">
            <chart:data-point chart:repeated="2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probabilistic ranking accuracy</text:p>
              </table:table-cell>
              <table:table-cell office:value-type="string">
                <text:p>Column I</text:p>
              </table:table-cell>
              <table:table-cell office:value-type="string">
                <text:p>deterministic ranking accuracy</text:p>
              </table:table-cell>
              <table:table-cell office:value-type="string">
                <text:p>#object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9.8773745808358">
                <text:p>49.8773745808358</text:p>
                <draw:g>
                  <svg:desc>Sheet1.G52:Sheet1.G72</svg:desc>
                </draw:g>
              </table:table-cell>
              <table:table-cell office:value-type="float" office:value="0.779099">
                <text:p>0.779099</text:p>
                <draw:g>
                  <svg:desc>Sheet1.G6:Sheet1.G26</svg:desc>
                </draw:g>
              </table:table-cell>
              <table:table-cell office:value-type="float" office:value="46.7675538091882">
                <text:p>46.7675538091882</text:p>
                <draw:g>
                  <svg:desc>Sheet1.I52:Sheet1.I71</svg:desc>
                </draw:g>
              </table:table-cell>
              <table:table-cell office:value-type="float" office:value="0.839282">
                <text:p>0.839282</text:p>
                <draw:g>
                  <svg:desc>Sheet1.G29:Sheet1.G48</svg:desc>
                </draw:g>
              </table:table-cell>
              <table:table-cell office:value-type="float" office:value="7.55146488940943">
                <text:p>7.55146488940943</text:p>
                <draw:g>
                  <svg:desc>Sheet1.F52:Sheet1.F7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6.0372706043121">
                <text:p>46.0372706043121</text:p>
              </table:table-cell>
              <table:table-cell office:value-type="float" office:value="0.770701">
                <text:p>0.770701</text:p>
              </table:table-cell>
              <table:table-cell office:value-type="float" office:value="43.2163916053481">
                <text:p>43.2163916053481</text:p>
              </table:table-cell>
              <table:table-cell office:value-type="float" office:value="0.832953">
                <text:p>0.832953</text:p>
              </table:table-cell>
              <table:table-cell office:value-type="float" office:value="7.3254835010914">
                <text:p>7.325483501091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2.2689589553364">
                <text:p>42.2689589553364</text:p>
              </table:table-cell>
              <table:table-cell office:value-type="float" office:value="0.762661">
                <text:p>0.762661</text:p>
              </table:table-cell>
              <table:table-cell office:value-type="float" office:value="39.7164908815926">
                <text:p>39.7164908815926</text:p>
              </table:table-cell>
              <table:table-cell office:value-type="float" office:value="0.825623">
                <text:p>0.825623</text:p>
              </table:table-cell>
              <table:table-cell office:value-type="float" office:value="7.08659168092878">
                <text:p>7.0865916809287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8.5361813810659">
                <text:p>38.5361813810659</text:p>
              </table:table-cell>
              <table:table-cell office:value-type="float" office:value="0.750465">
                <text:p>0.750465</text:p>
              </table:table-cell>
              <table:table-cell office:value-type="float" office:value="36.2190737973562">
                <text:p>36.2190737973562</text:p>
              </table:table-cell>
              <table:table-cell office:value-type="float" office:value="0.815435">
                <text:p>0.815435</text:p>
              </table:table-cell>
              <table:table-cell office:value-type="float" office:value="6.83834595502814">
                <text:p>6.838345955028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4.790948278976">
                <text:p>34.790948278976</text:p>
              </table:table-cell>
              <table:table-cell office:value-type="float" office:value="0.704906">
                <text:p>0.704906</text:p>
              </table:table-cell>
              <table:table-cell office:value-type="float" office:value="32.7521903736212">
                <text:p>32.7521903736212</text:p>
              </table:table-cell>
              <table:table-cell office:value-type="float" office:value="0.755573">
                <text:p>0.755573</text:p>
              </table:table-cell>
              <table:table-cell office:value-type="float" office:value="6.64078031575849">
                <text:p>6.6407803157584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1.078240902467">
                <text:p>31.078240902467</text:p>
              </table:table-cell>
              <table:table-cell office:value-type="float" office:value="0.638638">
                <text:p>0.638638</text:p>
              </table:table-cell>
              <table:table-cell office:value-type="float" office:value="29.2580048832392">
                <text:p>29.2580048832392</text:p>
              </table:table-cell>
              <table:table-cell office:value-type="float" office:value="0.702938">
                <text:p>0.702938</text:p>
              </table:table-cell>
              <table:table-cell office:value-type="float" office:value="6.53590627458229">
                <text:p>6.5359062745822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7.3221492122176">
                <text:p>27.3221492122176</text:p>
              </table:table-cell>
              <table:table-cell office:value-type="float" office:value="0.702059">
                <text:p>0.702059</text:p>
              </table:table-cell>
              <table:table-cell office:value-type="float" office:value="25.8035846986622">
                <text:p>25.8035846986622</text:p>
              </table:table-cell>
              <table:table-cell office:value-type="float" office:value="0.717249">
                <text:p>0.717249</text:p>
              </table:table-cell>
              <table:table-cell office:value-type="float" office:value="6.06782017931222">
                <text:p>6.0678201793122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3.6285560457913">
                <text:p>23.6285560457913</text:p>
              </table:table-cell>
              <table:table-cell office:value-type="float" office:value="0.557714">
                <text:p>0.557714</text:p>
              </table:table-cell>
              <table:table-cell office:value-type="float" office:value="22.3011568451217">
                <text:p>22.3011568451217</text:p>
              </table:table-cell>
              <table:table-cell office:value-type="float" office:value="0.729731">
                <text:p>0.729731</text:p>
              </table:table-cell>
              <table:table-cell office:value-type="float" office:value="6.00132409659984">
                <text:p>6.0013240965998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1.1000865227675">
                <text:p>21.1000865227675</text:p>
              </table:table-cell>
              <table:table-cell office:value-type="float" office:value="0.612729">
                <text:p>0.612729</text:p>
              </table:table-cell>
              <table:table-cell office:value-type="float" office:value="19.9720961381467">
                <text:p>19.9720961381467</text:p>
              </table:table-cell>
              <table:table-cell office:value-type="float" office:value="0.683336">
                <text:p>0.683336</text:p>
              </table:table-cell>
              <table:table-cell office:value-type="float" office:value="5.62333927771239">
                <text:p>5.6233392777123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.5352157512423">
                <text:p>18.5352157512423</text:p>
              </table:table-cell>
              <table:table-cell office:value-type="float" office:value="0.51511">
                <text:p>0.51511</text:p>
              </table:table-cell>
              <table:table-cell office:value-type="float" office:value="17.6588322720598">
                <text:p>17.6588322720598</text:p>
              </table:table-cell>
              <table:table-cell office:value-type="float" office:value="0.684645">
                <text:p>0.684645</text:p>
              </table:table-cell>
              <table:table-cell office:value-type="float" office:value="5.6419373198221">
                <text:p>5.641937319822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.0393888390023">
                <text:p>16.0393888390023</text:p>
              </table:table-cell>
              <table:table-cell office:value-type="float" office:value="0.441756">
                <text:p>0.441756</text:p>
              </table:table-cell>
              <table:table-cell office:value-type="float" office:value="15.3687029882062">
                <text:p>15.3687029882062</text:p>
              </table:table-cell>
              <table:table-cell office:value-type="float" office:value="0.674324">
                <text:p>0.674324</text:p>
              </table:table-cell>
              <table:table-cell office:value-type="float" office:value="5.46629951377562">
                <text:p>5.4662995137756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.7015586394102">
                <text:p>13.7015586394102</text:p>
              </table:table-cell>
              <table:table-cell office:value-type="float" office:value="0.520979">
                <text:p>0.520979</text:p>
              </table:table-cell>
              <table:table-cell office:value-type="float" office:value="13.0575815572998">
                <text:p>13.0575815572998</text:p>
              </table:table-cell>
              <table:table-cell office:value-type="float" office:value="0.677176">
                <text:p>0.677176</text:p>
              </table:table-cell>
              <table:table-cell office:value-type="float" office:value="4.7744218457761">
                <text:p>4.774421845776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.2571557908435">
                <text:p>11.2571557908435</text:p>
              </table:table-cell>
              <table:table-cell office:value-type="float" office:value="0.463459">
                <text:p>0.463459</text:p>
              </table:table-cell>
              <table:table-cell office:value-type="float" office:value="10.8093614038539">
                <text:p>10.8093614038539</text:p>
              </table:table-cell>
              <table:table-cell office:value-type="float" office:value="0.645575">
                <text:p>0.645575</text:p>
              </table:table-cell>
              <table:table-cell office:value-type="float" office:value="4.52201509596986">
                <text:p>4.5220150959698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.80271980426034">
                <text:p>8.80271980426034</text:p>
              </table:table-cell>
              <table:table-cell office:value-type="float" office:value="0.337333">
                <text:p>0.337333</text:p>
              </table:table-cell>
              <table:table-cell office:value-type="float" office:value="8.42405178438848">
                <text:p>8.42405178438848</text:p>
              </table:table-cell>
              <table:table-cell office:value-type="float" office:value="0.557528">
                <text:p>0.557528</text:p>
              </table:table-cell>
              <table:table-cell office:value-type="float" office:value="4.30855271639675">
                <text:p>4.308552716396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.53304296619261">
                <text:p>6.53304296619261</text:p>
              </table:table-cell>
              <table:table-cell office:value-type="float" office:value="0.397018">
                <text:p>0.397018</text:p>
              </table:table-cell>
              <table:table-cell office:value-type="float" office:value="6.23086054974367">
                <text:p>6.23086054974367</text:p>
              </table:table-cell>
              <table:table-cell office:value-type="float" office:value="0.547267">
                <text:p>0.547267</text:p>
              </table:table-cell>
              <table:table-cell office:value-type="float" office:value="3.47198200015343">
                <text:p>3.4719820001534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.251831705241">
                <text:p>4.251831705241</text:p>
              </table:table-cell>
              <table:table-cell office:value-type="float" office:value="0.381604">
                <text:p>0.381604</text:p>
              </table:table-cell>
              <table:table-cell office:value-type="float" office:value="4.1630106897428">
                <text:p>4.1630106897428</text:p>
              </table:table-cell>
              <table:table-cell office:value-type="float" office:value="0.585347">
                <text:p>0.585347</text:p>
              </table:table-cell>
              <table:table-cell office:value-type="float" office:value="2.87169694752375">
                <text:p>2.871696947523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0277863903458">
                <text:p>2.0277863903458</text:p>
              </table:table-cell>
              <table:table-cell office:value-type="float" office:value="0.354346">
                <text:p>0.354346</text:p>
              </table:table-cell>
              <table:table-cell office:value-type="float" office:value="1.98717765588842">
                <text:p>1.98717765588842</text:p>
              </table:table-cell>
              <table:table-cell office:value-type="float" office:value="0.504749">
                <text:p>0.504749</text:p>
              </table:table-cell>
              <table:table-cell office:value-type="float" office:value="1.82599365397447">
                <text:p>1.8259936539744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">
                <text:p>1</text:p>
              </table:table-cell>
              <table:table-cell office:value-type="float" office:value="0.348836">
                <text:p>0.348836</text:p>
              </table:table-cell>
              <table:table-cell office:value-type="float" office:value="1">
                <text:p>1</text:p>
              </table:table-cell>
              <table:table-cell office:value-type="float" office:value="0.492093">
                <text:p>0.49209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">
                <text:p>1</text:p>
              </table:table-cell>
              <table:table-cell office:value-type="float" office:value="0.348836">
                <text:p>0.348836</text:p>
              </table:table-cell>
              <table:table-cell office:value-type="float" office:value="1">
                <text:p>1</text:p>
              </table:table-cell>
              <table:table-cell office:value-type="float" office:value="0.492093">
                <text:p>0.49209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">
                <text:p>1</text:p>
              </table:table-cell>
              <table:table-cell office:value-type="float" office:value="0.348836">
                <text:p>0.348836</text:p>
              </table:table-cell>
              <table:table-cell office:value-type="float" office:value="1">
                <text:p>1</text:p>
              </table:table-cell>
              <table:table-cell office:value-type="float" office:value="0.492093">
                <text:p>0.49209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4.1$Linux_X86_64 LibreOffice_project/20$Build-1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" draw:style="rect" draw:dots1="1" draw:dots1-length="300%" draw:distance="100%"/>
    <draw:stroke-dash draw:name="Dash_20_Dot_20_4" draw:display-name="Dash Dot 4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Long_20_Dash" draw:display-name="Long Dash" draw:style="rect" draw:dots1="1" draw:dots1-length="400%" draw:distance="300%"/>
    <draw:stroke-dash draw:name="Long_20_Dash_20__28_Rounded_29_" draw:display-name="Long Dash (Rounded)" draw:style="round" draw:dots1="1" draw:dots1-length="301%" draw:distance="399%"/>
  </office:styles>
</office:document-styles>
</file>